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EnabledOperators" style:family="table">
      <style:table-properties style:width="5.2292in" fo:margin-left="0.8583in" fo:margin-right="0.8375in" table:align="margins"/>
    </style:style>
    <style:style style:name="EnabledOperators.A" style:family="table-column">
      <style:table-column-properties style:column-width="1.2813in" style:rel-column-width="16061*"/>
    </style:style>
    <style:style style:name="EnabledOperators.B" style:family="table-column">
      <style:table-column-properties style:column-width="1.3264in" style:rel-column-width="16627*"/>
    </style:style>
    <style:style style:name="EnabledOperators.C" style:family="table-column">
      <style:table-column-properties style:column-width="1.3438in" style:rel-column-width="16845*"/>
    </style:style>
    <style:style style:name="EnabledOperators.D" style:family="table-column">
      <style:table-column-properties style:column-width="1.2771in" style:rel-column-width="16002*"/>
    </style:style>
    <style:style style:name="EnabledOperators.A1" style:family="table-cell">
      <style:table-cell-properties fo:padding="0.0382in" fo:border="0.0007in solid #000000"/>
    </style:style>
    <style:style style:name="EnabledOperators.A2" style:family="table-cell">
      <style:table-cell-properties fo:padding="0.0382in" fo:border-left="0.0007in solid #000000" fo:border-right="none" fo:border-top="none" fo:border-bottom="0.0007in solid #000000"/>
    </style:style>
    <style:style style:name="EnabledOperators.D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ChapterTitle" style:master-page-name="First_20_Page">
      <style:paragraph-properties style:page-number="auto"/>
    </style:style>
    <style:style style:name="P12" style:family="paragraph">
      <style:paragraph-properties fo:text-align="center"/>
    </style:style>
    <style:style style:name="P13" style:family="paragraph">
      <style:text-properties fo:font-size="10.5pt"/>
    </style:style>
    <style:style style:name="P14" style:family="paragraph">
      <style:paragraph-properties fo:text-align="center"/>
      <style:text-properties fo:font-size="10.5pt"/>
    </style:style>
    <style:style style:name="P15" style:family="paragraph">
      <style:paragraph-properties fo:text-align="end"/>
    </style:style>
    <style:style style:name="P16" style:family="paragraph">
      <style:paragraph-properties fo:text-align="end"/>
      <style:text-properties fo:font-size="10.5pt"/>
    </style:style>
    <style:style style:name="T1" style:family="text">
      <style:text-properties fo:font-size="10.5pt"/>
    </style:style>
    <style:style style:name="T2" style:family="text">
      <style:text-properties style:text-position="super 58%"/>
    </style:style>
    <style:style style:name="T3" style:family="text">
      <style:text-properties style:text-position="0% 100%"/>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fo:margin-top="0.0799in" fo:margin-bottom="0.1799in" style:wrap="none" style:vertical-pos="bottom" style:vertical-rel="paragraph-content" style:horizontal-pos="center" style:horizontal-rel="paragraph-content"/>
    </style:style>
    <style:style style:name="fr3" style:family="graphic" style:parent-style-name="Frame">
      <style:graphic-properties fo:margin-top="0.0799in" fo:margin-bottom="0.1799in" style:wrap="dynamic" style:number-wrapped-paragraphs="no-limit" style:vertical-pos="top" style:vertical-rel="paragraph-content" style:horizontal-pos="left" style:horizontal-rel="paragraph-content"/>
    </style:style>
    <style:style style:name="fr4" style:family="graphic" style:parent-style-name="Frame">
      <style:graphic-properties fo:margin-top="0.0799in" fo:margin-bottom="0.1799in" style:wrap="right" style:number-wrapped-paragraphs="no-limit" style:vertical-pos="top" style:vertical-rel="paragraph-content" style:horizontal-pos="left" style:horizontal-rel="paragraph-content"/>
    </style:style>
    <style:style style:name="fr5" style:family="graphic" style:parent-style-name="Frame">
      <style:graphic-properties fo:margin-top="0.0799in" fo:margin-bottom="0.1799in" style:wrap="none" style:vertical-pos="top" style:vertical-rel="paragraph-content" style:horizontal-pos="center" style:horizontal-rel="paragraph-content"/>
    </style:style>
    <style:style style:name="fr6" style:family="graphic" style:parent-style-name="Frame">
      <style:graphic-properties fo:margin-top="0.0799in" fo:margin-bottom="0.1799in" style:wrap="dynamic" style:number-wrapped-paragraphs="no-limit" style:vertical-pos="bottom" style:vertical-rel="paragraph-content" style:horizontal-pos="right" style:horizontal-rel="paragraph-content"/>
    </style:style>
    <style:style style:name="fr7" style:family="graphic" style:parent-style-name="Frame">
      <style:graphic-properties fo:margin-top="0.0799in" fo:margin-bottom="0.1799in" style:wrap="left" style:number-wrapped-paragraphs="no-limit" style:vertical-pos="top" style:vertical-rel="paragraph-content" style:horizontal-pos="right" style:horizontal-rel="paragraph-content"/>
    </style:style>
    <style:style style:name="fr8" style:family="graphic" style:parent-style-name="Frame">
      <style:graphic-properties fo:margin-top="0.0799in" fo:margin-bottom="0.1799in" style:wrap="left" style:number-wrapped-paragraphs="no-limit" style:vertical-pos="from-top" style:vertical-rel="paragraph" style:horizontal-pos="from-left" style:horizontal-rel="paragraph"/>
    </style:style>
    <style:style style:name="fr9" style:family="graphic" style:parent-style-name="Frame">
      <style:graphic-properties fo:margin-top="0.0799in" fo:margin-bottom="0.0799in" style:wrap="none" style:vertical-pos="top" style:vertical-rel="paragraph-content" style:horizontal-pos="center" style:horizontal-rel="paragraph-content"/>
    </style:style>
    <style:style style:name="fr10" style:family="graphic" style:parent-style-name="Frame">
      <style:graphic-properties fo:margin-top="0.0799in" fo:margin-bottom="0.0799in" style:wrap="none" style:vertical-pos="from-top" style:vertical-rel="paragraph" style:horizontal-pos="from-left" style:horizontal-rel="paragraph"/>
    </style:style>
    <style:style style:name="fr11" style:family="graphic" style:parent-style-name="Frame">
      <style:graphic-properties fo:margin-top="0.0799in" fo:margin-bottom="0.1799in" style:run-through="foreground" style:wrap="none" style:vertical-pos="from-top" style:vertical-rel="paragraph" style:horizontal-pos="from-left" style:horizontal-rel="paragraph"/>
    </style:style>
    <style:style style:name="fr12" style:family="graphic" style:parent-style-name="Frame">
      <style:graphic-properties fo:margin-left="0.0799in" fo:margin-right="0in" fo:margin-top="0.0799in" fo:margin-bottom="0.1799in" style:run-through="foreground" style:wrap="none" style:vertical-pos="from-top" style:vertical-rel="paragraph" style:horizontal-pos="from-left" style:horizontal-rel="paragraph"/>
    </style:style>
    <style:style style:name="fr13" style:family="graphic" style:parent-style-name="Frame">
      <style:graphic-properties fo:margin-top="0.0799in" fo:margin-bottom="0.1799in" style:run-through="foreground" style:wrap="parallel" style:number-wrapped-paragraphs="no-limit" style:vertical-pos="bottom" style:vertical-rel="paragraph" style:horizontal-pos="from-left" style:horizontal-rel="paragraph"/>
    </style:style>
    <style:style style:name="fr14" style:family="graphic" style:parent-style-name="Frame">
      <style:graphic-properties fo:margin-top="0.0799in" fo:margin-bottom="0.1799in" style:wrap="none" style:vertical-pos="from-top" style:vertical-rel="paragraph" style:horizontal-pos="from-left" style:horizontal-rel="paragraph"/>
    </style:style>
    <style:style style:name="fr15" style:family="graphic" style:parent-style-name="Frame">
      <style:graphic-properties fo:margin-top="0.0799in" fo:margin-bottom="0.1799in" style:run-through="foreground" style:wrap="dynamic" style:number-wrapped-paragraphs="no-limit" style:vertical-pos="from-top" style:vertical-rel="paragraph" style:horizontal-pos="from-left" style:horizontal-rel="paragraph"/>
    </style:style>
    <style:style style:name="fr16"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05in" style:horizontal-pos="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top="0.6in" fo:margin-bottom="0.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6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5in" fo:margin-bottom="0.5in" style:vertical-pos="top" style:vertic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top="0in" fo:margin-bottom="0.1in" style:horizontal-pos="righ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in" fo:margin-bottom="0.1in" style:horizontal-pos="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5in" fo:margin-bottom="0.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top="0.5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5in" fo:margin-bottom="0.1in" style:vertical-pos="top" style:vertic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top="2.55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top="0.5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top="0.5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top="0.3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top="0.3in" fo:margin-bottom="0.1in"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top="0.3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top="0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top="0.3in" fo:margin-bottom="0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in" fo:margin-right="0.2in" fo:margin-top="0.3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start-width="0.1701in" draw:marker-end="Arrow" draw:marker-end-width="0.10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291in" style:run-through="foreground"/>
    </style:style>
    <style:style style:name="gr16" style:family="graphic">
      <style:graphic-properties svg:stroke-width="0.0201in" draw:marker-start-width="0.1701in" draw:marker-end="Arrow" draw:marker-end-width="0.1098in" draw:textarea-horizontal-align="center" draw:textarea-vertical-align="middle" fo:padding-top="0.0098in" fo:padding-bottom="0.0098in" fo:padding-left="0.0098in" fo:padding-right="0.0098in" style:run-through="foreground"/>
    </style:style>
    <style:style style:name="gr17"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811in" style:run-through="foreground"/>
    </style:style>
    <style:style style:name="gr19" style:family="graphic">
      <style:graphic-properties draw:stroke="none" svg:stroke-color="#000000" draw:fill="none" draw:fill-color="#ffffff" fo:min-height="0.2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634in" style:run-through="foreground"/>
    </style:style>
    <style:style style:name="gr27" style:family="graphic">
      <style:graphic-properties draw:stroke="none" svg:stroke-color="#000000" draw:fill="none" draw:fill-color="#ffffff" fo:min-height="0.2917in" style:run-through="foreground"/>
    </style:style>
    <style:style style:name="gr28" style:family="graphic">
      <style:graphic-properties draw:stroke="none" svg:stroke-color="#000000" draw:fill="none" draw:fill-color="#ffffff" fo:min-height="0.2398in" style:run-through="foreground"/>
    </style:style>
    <style:style style:name="gr29"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598in" svg:stroke-color="#ff0000" draw:fill="none"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598in" svg:stroke-color="#ff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1" text:outline-level="1">Operators</text:h>
      <text:h text:style-name="Heading_20_1" text:outline-level="2">Overview</text:h>
      <text:p text:style-name="Body">This chapter explains the concept of an operator and goes into detail about each of VisIt's operators.</text:p>
      <text:h text:style-name="Heading_20_1" text:outline-level="2"><text:alphabetical-index-mark-start text:id="IMark685086304"/>Operators<text:alphabetical-index-mark-end text:id="IMark685086304"/></text:h>
      <text:p text:style-name="Body">An operator is a filter applied to a database variable before the compute engine uses that variable to generate a plot. VisIt provides several standard operator types that allow various operations to be performed on plot data. The standard operators perform data restriction operations like planar slicing, spherical slicing, and thresholding, as well as more sophisticated operations like peeling off mesh layers. All of VisIt's operators are plugins and you can write your own operator plugins to extend VisIt in new ways. See the wiki at <text:span text:style-name="Internet_20_link">www.visitusers.org</text:span> for more details on creating new operator plugins or send an e-mail inquiry to <text:span text:style-name="Internet_20_link">visit-users@email.ornl.gov</text:span>.</text:p>
      <text:h text:style-name="Heading_20_2" text:outline-level="3"><text:alphabetical-index-mark-start text:id="IMark685086304"/>Managing operators<text:alphabetical-index-mark-end text:id="IMark685086304"/></text:h>
      <text:p text:style-name="Body">When an operator is applied to a plot, it modifies the data that the plot uses to generate a visualization. Any number of operators can be applied to a plot. Each operator added to a plot restricts or modifies the data that is supplied to the plot. By using a series of operators, you can create very sophisticated visualizations.</text:p>
      <text:p text:style-name="Body">Since operators are applied to plots and the controls for managing plots are in the <text:span text:style-name="GUIText">Main Window's Active plots area</text:span>, the controls for the operator are found in the same location as the plot controls. The <text:span text:style-name="GUIText">Plot list</text:span>, which displays the list of plots found in the current visualization window, also displays the operators applied to each plot. Each entry in the <text:span text:style-name="GUIText">Plot list</text:span> displays the database being plotted, the plot type, the variable, and all operators that are applied to the plot. When an operator is applied to a plot, the name of the operator is inserted in front of the plot variable. If multiple operators are applied to a plot, the most recently added operator appears first when reading left to right while the operator that was applied first appears just to the left of the variable name. Plot list entries can also be expanded to allow you to change the order or operators or remove operators from any place in the pipeline.</text:p>
      <text:p text:style-name="Body"><draw:frame draw:style-name="fr2" draw:name="Frame_ActivePlotsArea" text:anchor-type="paragraph" svg:width="5in" draw:z-index="3"><draw:text-box fo:min-height="2in"><text:p text:style-name="Frame_20_contents"><draw:frame draw:style-name="fr16" draw:name="graphics1" text:anchor-type="paragraph" svg:width="3.2201in" svg:height="2in" draw:z-index="4"><draw:image xlink:href="../images/Operators/plotlist.png" xlink:type="simple" xlink:show="embed" xlink:actuate="onLoad"/></draw:frame><draw:frame text:anchor-type="paragraph" draw:z-index="5" draw:style-name="gr12" draw:text-style-name="P13" svg:width="0.5524in" svg:height="0.4067in" svg:x="0.0535in" svg:y="0.6409in"><draw:text-box><text:p><text:span text:style-name="T1">Plot list</text:span></text:p></draw:text-box></draw:frame><draw:frame text:anchor-type="paragraph" draw:z-index="6" draw:style-name="gr12" draw:text-style-name="P13" svg:width="0.5524in" svg:height="0.5051in" svg:x="0.0535in" svg:y="1.4283in"><draw:text-box><text:p><text:span text:style-name="T1">Plot and Operator menu</text:span></text:p></draw:text-box></draw:frame><draw:frame text:anchor-type="paragraph" draw:z-index="7" draw:style-name="gr13" draw:text-style-name="P13" svg:width="0.748in" svg:height="0.2713in" svg:x="4.189in" svg:y="0.6409in"><draw:text-box><text:p><text:span text:style-name="T1">2 operators</text:span></text:p></draw:text-box></draw:frame><draw:frame text:anchor-type="paragraph" draw:z-index="8" draw:style-name="gr13" draw:text-style-name="P13" svg:width="0.748in" svg:height="0.2713in" svg:x="4.189in" svg:y="1.0346in"><draw:text-box><text:p><text:span text:style-name="T1">1 operator</text:span></text:p></draw:text-box></draw:frame><draw:line text:anchor-type="paragraph" draw:z-index="9" draw:style-name="gr14" draw:text-style-name="P12" svg:x1="0.5118in" svg:y1="0.7453in" svg:x2="1.0118in" svg:y2="0.7453in"><text:p/></draw:line><draw:line text:anchor-type="paragraph" draw:z-index="10" draw:style-name="gr14" draw:text-style-name="P12" svg:x1="0.6055in" svg:y1="1.5327in" svg:x2="1.0118in" svg:y2="1.5327in"><text:p/></draw:line><draw:line text:anchor-type="paragraph" draw:z-index="11" draw:style-name="gr14" draw:text-style-name="P12" svg:x1="4.1098in" svg:y1="1.1201in" svg:x2="1.9598in" svg:y2="0.6618in"><text:p/></draw:line><draw:line text:anchor-type="paragraph" draw:z-index="12" draw:style-name="gr14" draw:text-style-name="P12" svg:x1="4.1094in" svg:y1="0.7264in" svg:x2="2.8866in" svg:y2="0.5055in"><text:p/></draw:line></text:p><text:p text:style-name="Figure">Figure <text:sequence text:ref-name="refFigure1" text:name="Figure" text:formula="ooow:Figure" style:num-format="1">1-1</text:sequence>: Active plots area</text:p></draw:text-box></draw:frame><text:soft-page-break/>In addition to containing controls for managing plots, the<text:span text:style-name="GUIText"> Plot list</text:span> contains controls that manage operators. Operators can be added, removed, and have their attributes set using controls found in the <text:alphabetical-index-mark-start text:id="IMark685086304"/><text:span text:style-name="GUIText">Active Plots area</text:span><text:alphabetical-index-mark-end text:id="IMark685086304"/>.</text:p>
      <text:h text:style-name="Heading_20_3" text:outline-level="4"><text:alphabetical-index-mark-start text:id="IMark685086304"/>Adding an operator<text:alphabetical-index-mark-end text:id="IMark685086304"/></text:h>
      <text:p text:style-name="Body"><draw:frame draw:style-name="fr3" draw:name="Frame_OperatorsMenu" text:anchor-type="paragraph" svg:width="3in" draw:z-index="13"><draw:text-box fo:min-height="4.6299in"><text:p text:style-name="Figure"><draw:frame draw:style-name="fr17" draw:name="graphics2" text:anchor-type="paragraph" svg:width="2.6299in" svg:height="4.25in" draw:z-index="14"><draw:image xlink:href="../images/Operators/operatormenu.png" xlink:type="simple" xlink:show="embed" xlink:actuate="onLoad"/></draw:frame>Figure <text:sequence text:ref-name="refFigure2" text:name="Figure" text:formula="ooow:Figure+1" style:num-format="1">1-2</text:sequence>: Operators menu</text:p></draw:text-box></draw:frame>You add operators by making a selection from the <text:span text:style-name="GUIText">Operators</text:span> menu, shown in <text:sequence-ref text:reference-format="category-and-value" text:ref-name="refFigure2">Figure 1-2</text:sequence-ref>, which you activate by clicking on the <text:span text:style-name="GUIText">Operators</text:span> option in the <text:alphabetical-index-mark-start text:id="IMark685086304"/><text:span text:style-name="GUIText">Plots and Operators</text:span> menu<text:alphabetical-index-mark-end text:id="IMark685086304"/>. If you do not see an operator listed in this chapter in the <text:span text:style-name="GUIText">Operators</text:span> menu then the operator might not be loaded by default. If you want to enable additional operators, use the <text:alphabetical-index-mark-start text:id="IMark685086256"/><text:span text:style-name="GUIText">Plugin Manager Window</text:span><text:alphabetical-index-mark-end text:id="IMark685086256"/>. When you select an operator, it applies operator to the selected plots in the Plot list unless the <text:span text:style-name="GUIText">Apply operators to all plots</text:span> check box is checked, in which case, the selected operator is applied to all plots in the <text:span text:style-name="GUIText">Plot list</text:span>. By default, operators are applied to all plots in the <text:span text:style-name="GUIText">Plot list</text:span>.</text:p>
      <text:p text:style-name="Body">When you add an operator to a plot, the name of the operator appears in the plot list entry to the left of the variable or any previously applied operator. If you apply an operator to an already generated plot, the plot is regenerated immediately with the <text:soft-page-break/>applied operator. If a plot has not yet been generated (its entry is green), then the operator does not take effect until the plot is generated. This provides time for setting the operator attributes.</text:p>
      <text:p text:style-name="Body"><draw:frame draw:style-name="fr2" draw:name="FrameAddOperatorDialog" text:anchor-type="paragraph" svg:width="4.5in" draw:z-index="15"><draw:text-box fo:min-height="1.5043in"><text:p text:style-name="Figure"><draw:frame draw:style-name="fr18" draw:name="graphics3" text:anchor-type="paragraph" svg:width="4.5in" svg:height="1.0752in" draw:z-index="16"><draw:image xlink:href="../images/Operators/applyoperator.png" xlink:type="simple" xlink:show="embed" xlink:actuate="onLoad"/></draw:frame>Figure <text:sequence text:ref-name="refFigure3" text:name="Figure" text:formula="ooow:Figure+1" style:num-format="1">1-3</text:sequence>: Add operator dialog</text:p></draw:text-box></draw:frame>It is also possible to apply an operator by clicking an operator attributes window's <text:span text:style-name="GUIText">Apply</text:span> button. If you click the <text:span text:style-name="GUIText">Apply</text:span> button when there is no operator of the specified type has been applied to the selected plot, you can apply the operator and any changes you made by clicking the <text:span text:style-name="GUIText">Yes</text:span> button in a dialog window (see <text:sequence-ref text:reference-format="category-and-value" text:ref-name="refFigure3">Figure 1-3</text:sequence-ref>) that asks whether or not the operator should be applied to the plot.</text:p>
      <text:h text:style-name="Heading_20_3" text:outline-level="4"><text:alphabetical-index-mark-start text:id="IMark685086256"/>Expanding plots<text:alphabetical-index-mark-end text:id="IMark685086256"/></text:h>
      <text:p text:style-name="Body"><draw:frame draw:style-name="fr2" draw:name="Frame_ExpandingPlots" text:anchor-type="paragraph" svg:width="5.5756in" draw:z-index="17"><draw:text-box fo:min-height="2.778in"><text:p text:style-name="Figure"><draw:frame draw:style-name="fr19" draw:name="graphics5" text:anchor-type="paragraph" svg:width="2.75in" svg:height="1.7in" draw:z-index="19"><draw:image xlink:href="../images/Operators/plotlistexpand2.png" xlink:type="simple" xlink:show="embed" xlink:actuate="onLoad"/></draw:frame><draw:frame draw:style-name="fr20" draw:name="graphics4" text:anchor-type="paragraph" svg:width="2.75in" svg:height="1.7201in" draw:z-index="18"><draw:image xlink:href="../images/Operators/plotlistexpand1.png" xlink:type="simple" xlink:show="embed" xlink:actuate="onLoad"/></draw:frame><draw:g text:anchor-type="paragraph" draw:z-index="20" draw:style-name="gr1"><draw:frame draw:style-name="gr15" draw:text-style-name="P14" svg:width="1.3752in" svg:height="0.2295in" svg:x="2.1012in" svg:y="0.1311in"><draw:text-box><text:p text:style-name="P12"><text:span text:style-name="T1">Expand buttons</text:span></text:p></draw:text-box></draw:frame><draw:line draw:style-name="gr16" draw:text-style-name="P12" svg:x1="2.789in" svg:y1="0.3602in" svg:x2="2.9244in" svg:y2="0.8811in"><text:p/></draw:line><draw:line draw:style-name="gr16" draw:text-style-name="P12" svg:x1="2.789in" svg:y1="0.3602in" svg:x2="0.1638in" svg:y2="0.9122in"><text:p/></draw:line></draw:g>Figure <text:sequence text:ref-name="refFigure4" text:name="Figure" text:formula="ooow:Figure+1" style:num-format="1">1-4</text:sequence>: Plot list entry before and after being expanded</text:p></draw:text-box></draw:frame>Plot list entries are normally collapsed by default so the operators applied to plots are shown in the <text:alphabetical-index-mark-start text:id="IMark685086256"/><text:span text:style-name="GUIText">Plot list</text:span><text:alphabetical-index-mark-end text:id="IMark685086256"/> as a series of nested operators, which finally take a variable as an argument. The <text:span text:style-name="GUIText">Plot list</text:span> allows plot list entries to be expanded on a per-plot basis so you can get to each individual operator that is applied to a plot. To expand a plot list entry, click on its expand button, shown in <text:sequence-ref text:reference-format="category-and-value" text:ref-name="refFigure4">Figure 1-4</text:sequence-ref>. When a plot list entry is expanded, the plot's database, all operators, and finally the plot get their own line in the plot list entry. This is significant because it allows operators to have additional controls to let you reposition them in the pipeline or remove them from the middle of the pipeline without having to first remove other operators.</text:p>
      <text:h text:style-name="Heading_20_3" text:outline-level="4"><text:soft-page-break/><text:alphabetical-index-mark-start text:id="IMark685086256" text:key1="Operators"/>Changing the order of operators<text:alphabetical-index-mark-end text:id="IMark685086256"/></text:h>
      <text:p text:style-name="Body">Sometimes when you've applied several operators, it is useful to change the order of the operators around. For example, you might want to apply a Slice operator before a Reflect operator instead of after it so you can reduce the amount of data that VisIt must process in order to draw your plot. The order in which operators are applied often has a significant impact on the visualization. Using the previous example, suppose a plot is sliced before it is reflected. The resulting visualization is likely to have a reflected slice of the original data. If the order of the operators was reversed so the Reflect operator came first, the Slice operator's slice plane might not intersect the reflected data in the same way, which could result in a totally different looking visualization.</text:p>
      <text:p text:style-name="Body"><draw:frame draw:style-name="fr4" draw:name="Frame_OperatorOrder" text:anchor-type="paragraph" svg:width="3in" draw:z-index="21"><draw:text-box fo:min-height="3in"><text:p text:style-name="Figure"><draw:frame draw:style-name="fr21" draw:name="graphics6" text:anchor-type="paragraph" svg:width="3in" svg:height="1.8618in" draw:z-index="22"><draw:image xlink:href="../images/Operators/plotlistexpand2.png" xlink:type="simple" xlink:show="embed" xlink:actuate="onLoad"/></draw:frame><draw:frame text:anchor-type="paragraph" draw:z-index="25" draw:style-name="gr17" draw:text-style-name="P14" svg:width="1.3043in" svg:height="0.2189in" svg:x="0.8846in" svg:y="2.4118in"><draw:text-box><text:p text:style-name="P12"><text:span text:style-name="T1">Up button</text:span></text:p></draw:text-box></draw:frame><draw:frame text:anchor-type="paragraph" draw:z-index="24" draw:style-name="gr17" draw:text-style-name="P16" svg:width="0.865in" svg:height="0.2189in" svg:x="1.7181in" svg:y="0.0492in"><draw:text-box><text:p text:style-name="P15"><text:span text:style-name="T1">Delete button</text:span></text:p></draw:text-box></draw:frame><draw:frame text:anchor-type="paragraph" draw:z-index="23" draw:style-name="gr17" draw:text-style-name="P16" svg:width="1.063in" svg:height="0.2189in" svg:x="0.4472in" svg:y="0.0492in"><draw:text-box><text:p text:style-name="P15"><text:span text:style-name="T1">Down button</text:span></text:p></draw:text-box></draw:frame><draw:line text:anchor-type="paragraph" draw:z-index="26" draw:style-name="gr14" draw:text-style-name="P12" svg:x1="1.4264in" svg:y1="0.2055in" svg:x2="1.4264in" svg:y2="0.9453in"><text:p/></draw:line><draw:line text:anchor-type="paragraph" draw:z-index="27" draw:style-name="gr14" draw:text-style-name="P12" svg:x1="1.8201in" svg:y1="0.2055in" svg:x2="1.8201in" svg:y2="0.9453in"><text:p/></draw:line><draw:line text:anchor-type="paragraph" draw:z-index="28" draw:style-name="gr14" draw:text-style-name="P12" svg:x1="1.6035in" svg:y1="2.4118in" svg:x2="1.6035in" svg:y2="1.4972in"><text:p/></draw:line>Figure <text:sequence text:ref-name="refFigure5" text:name="Figure" text:formula="ooow:Figure+1" style:num-format="1">1-5</text:sequence>: Controls for changing operator order</text:p></draw:text-box></draw:frame>You must expand a plot list entry in order to change the order of its operators. Once the plot list entry is expanded, each operator is listed in the order in which they were applied and each operator has small buttons to the right of the its name that allow you to move the operator up or down in the pipeline. To move an operator closer to the database so it is executed before it would have been executed before, click on the <text:span text:style-name="GUIText">Up</text:span> button next to an operator's name. Moving the operator closer to the database in the pipeline is called demoting the operator. If you click the <text:span text:style-name="GUIText">Down</text:span> button next to an operator's name, that operator is moved to a later stage of the pipeline. Moving an operator to a later stage of the pipeline is known as promoting the operator since the operator appears closer to the plot in the expanded plot entry. Operators in the plot list entry that can only be moved in one direction have only the <text:span text:style-name="GUIText">Up</text:span> button or the <text:span text:style-name="GUIText">Down</text:span> button while operators in the middle of the pipeline have both the <text:span text:style-name="GUIText">Up</text:span> button and the <text:span text:style-name="GUIText">Down</text:span> button.</text:p>
      <text:h text:style-name="Heading_20_3" text:outline-level="4"><text:alphabetical-index-mark-start text:id="IMark685086256" text:key1="Operators"/>Removing operators<text:alphabetical-index-mark-end text:id="IMark685086256"/></text:h>
      <text:p text:style-name="Body">You do not remove operators by clicking the <text:span text:style-name="GUIText">Delete</text:span> button as you do with plots. There are two ways that you can delete an operator from a plot. As its last two options, the <text:span text:style-name="GUIText">Operators</text:span> menu has options that remove one or more operators. To remove only the last applied operator, select the <text:span text:style-name="GUIText">Remove last</text:span> option from the <text:span text:style-name="GUIText">Operators</text:span> menu. To remove all operators applied to a plot, select the <text:span text:style-name="GUIText">Remove all</text:span> option from the <text:span text:style-name="GUIText">Operators</text:span> menu. Unless the <text:span text:style-name="GUIText">Apply operator to all plots</text:span> check box is checked, operators are only removed from selected plots. If you remove operators using the controls in the <text:span text:style-name="GUIText">Operators</text:span> menu, the plots that are in the completed state are immediately recalculated by the compute engine and redisplayed using the modified list of <text:soft-page-break/>operators.</text:p>
      <text:p text:style-name="Body"><draw:frame draw:style-name="fr5" draw:name="Frame_RemovingOperators" text:anchor-type="paragraph" svg:width="6in" draw:z-index="29"><draw:text-box fo:min-height="2.098in"><text:p text:style-name="Figure"><draw:frame draw:style-name="fr22" draw:name="graphics8" text:anchor-type="paragraph" svg:width="2.75in" svg:height="1.7in" draw:z-index="31"><draw:image xlink:href="../images/Operators/removeoperator2.png" xlink:type="simple" xlink:show="embed" xlink:actuate="onLoad"/></draw:frame><draw:frame draw:style-name="fr23" draw:name="graphics7" text:anchor-type="paragraph" svg:width="2.75in" svg:height="1.7098in" draw:z-index="30"><draw:image xlink:href="../images/Operators/removeoperator1.png" xlink:type="simple" xlink:show="embed" xlink:actuate="onLoad"/></draw:frame>Figure <text:sequence text:ref-name="refFigure6" text:name="Figure" text:formula="ooow:Figure+1" style:num-format="1">1-6</text:sequence>: Before and after removing an operator from the middle of the pipeline</text:p></draw:text-box></draw:frame>The controls in the <text:span text:style-name="GUIText">Operators</text:span> menu allow you to remove operators from the end of a plot's operator list or remove all of a plot's operators. VisIt also provides controls that let you remove specific operators from the middle of a plot's operator list. First expand the plot list entry by clicking its <text:span text:style-name="GUIText">Expand</text:span> button and then click on the red <text:span text:style-name="GUIText">X</text:span> button next to the operator that you want to delete. The red <text:span text:style-name="GUIText">X</text:span> button deletes the operator to which it is attached. When an operator is deleted using the red <text:span text:style-name="GUIText">X</text:span> buttons, the plot is reset back to the new state so you must click the <text:span text:style-name="GUIText">Draw</text:span> button to tell VisIt to regenerate the plot. See <text:sequence-ref text:reference-format="category-and-value" text:ref-name="refFigure6">Figure 1-6</text:sequence-ref> for an example of deleting an operator from the middle of a plot's operator list.</text:p>
      <text:h text:style-name="Heading_20_3" text:outline-level="4"><text:alphabetical-index-mark-start text:id="IMark685086256" text:key1="Operators"/>Setting operator attributes<text:alphabetical-index-mark-end text:id="IMark685086256"/></text:h>
      <text:p text:style-name="Body">Each operator type has its own operator attributes window used to set attributes for that operator type. You activate Operator attribute windows by selecting the operator type from the <text:span text:style-name="GUIText">OpAtts</text:span> (Operator attributes) menu shown in <text:sequence-ref text:reference-format="category-and-value" text:ref-name="refFigure7">Figure 1-7</text:sequence-ref>.</text:p>
      <text:p text:style-name="Body"><draw:frame draw:style-name="fr6" draw:name="Frame1" text:anchor-type="paragraph" svg:width="3in" draw:z-index="32"><draw:text-box fo:min-height="4.6228in"><text:p text:style-name="Figure"><draw:frame draw:style-name="fr18" draw:name="graphics9" text:anchor-type="paragraph" svg:width="3in" svg:height="4.4634in" draw:z-index="33"><draw:image xlink:href="../images/Operators/operatoratts.png" xlink:type="simple" xlink:show="embed" xlink:actuate="onLoad"/></draw:frame>Figure <text:sequence text:ref-name="refFigure7" text:name="Figure" text:formula="ooow:Figure+1" style:num-format="1">1-7</text:sequence>: Operator attributes menu</text:p></draw:text-box></draw:frame>When there is only one operator of a given type in a plot's operator list, setting the attributes for that operator type will affect that one operator. When there are multiple instances of the same type of operator in a plot's operator list, only the active operator's attributes are set if the active operator is an operator of the type whose attributes are being set. The active operator is the operator whose <text:soft-page-break/>attributes are set when using an operator attributes window and can be identified in an expanded plot entry by the highlight that is drawn around it (see Figure4-8). To set the active operator, expand a plot entry and then click on an operator in the expanded plot entry's operator list.</text:p>
      <text:p text:style-name="Body"><draw:frame draw:style-name="fr2" draw:name="Frame_ActiveOperator" text:anchor-type="paragraph" svg:width="5.5709in" draw:z-index="34"><draw:text-box fo:min-height="2.6583in"><text:p text:style-name="Figure"><draw:frame draw:style-name="fr24" draw:name="graphics11" text:anchor-type="paragraph" svg:width="2.75in" svg:height="1.7098in" draw:z-index="36"><draw:image xlink:href="../images/Operators/activeoperator2.png" xlink:type="simple" xlink:show="embed" xlink:actuate="onLoad"/></draw:frame><draw:frame draw:style-name="fr25" draw:name="graphics10" text:anchor-type="paragraph" svg:width="2.75in" svg:height="1.7098in" draw:z-index="35"><draw:image xlink:href="../images/Operators/activeoperator1.png" xlink:type="simple" xlink:show="embed" xlink:actuate="onLoad"/></draw:frame><draw:g text:anchor-type="paragraph" draw:z-index="37" draw:style-name="gr1"><draw:frame draw:style-name="gr15" draw:text-style-name="P14" svg:width="1.2921in" svg:height="0.2295in" svg:x="2.1303in" svg:y="0.1055in"><draw:text-box><text:p text:style-name="P12"><text:span text:style-name="T1">Active operator</text:span></text:p></draw:text-box></draw:frame><draw:line draw:style-name="gr16" draw:text-style-name="P12" svg:x1="2.7866in" svg:y1="0.2618in" svg:x2="0.5783in" svg:y2="0.9807in"><text:p/></draw:line><draw:line draw:style-name="gr16" draw:text-style-name="P12" svg:x1="2.7866in" svg:y1="0.2618in" svg:x2="3.2346in" svg:y2="1.2098in"><text:p/></draw:line></draw:g>Figure <text:sequence text:ref-name="refFigure8" text:name="Figure" text:formula="ooow:Figure+1" style:num-format="1">1-8</text:sequence>: Setting the active operator</text:p></draw:text-box></draw:frame>Setting the active operator is useful when you have multiple operators of the same type applied to the same plot. For example, you might have applied two Transform operators so you can scale a plot with one operator and then rotate the plot with the second Transform operator. If there was no way to set an active operator, changing the attributes for the Transform operator would cause both instances of the operator to get the same operator attributes. You can make sure the first operator only gets scaling information by making it the active operator. To set the attributes in the second instance of the Transform operator, you can click on that second Transform operator in the expanded plot entry, to make it the active operator, and then set the rotation attributes for that second Transform operator.</text:p>
      <text:h text:style-name="Heading_20_1" text:outline-level="2">Operator Types</text:h>
      <text:p text:style-name="Body">VisIt is installed with operator plugins, which perform a wide variety of functions. Some of the operators are not be enabled by default so they do not show up in the <text:span text:style-name="GUIText">Operator</text:span> menu. Use the <text:span text:style-name="GUIText">Plugin Manager Window</text:span>, which can be opened by clicking on the <text:span text:style-name="GUIText">Plugin Manager</text:span> option in the <text:span text:style-name="GUIText">Main Window's Preferences menu</text:span>, to enable additional operators or disable operators that you rarely use. This section explains each operator in alphabetical order; not in terms of an operator's importance. </text:p>
      <table:table table:name="EnabledOperators" table:style-name="EnabledOperators">
        <table:table-column table:style-name="EnabledOperators.A"/>
        <table:table-column table:style-name="EnabledOperators.B"/>
        <table:table-column table:style-name="EnabledOperators.C"/>
        <table:table-column table:style-name="EnabledOperators.D"/>
        <table:table-row>
          <table:table-cell table:style-name="EnabledOperators.A1" table:number-columns-spanned="4" office:value-type="string">
            <text:p text:style-name="Table_20_Heading">Operator plugins that are enabled by default</text:p>
          </table:table-cell>
          <table:covered-table-cell/>
          <table:covered-table-cell/>
          <table:covered-table-cell/>
        </table:table-row>
        <table:table-row>
          <table:table-cell table:style-name="EnabledOperators.A2" office:value-type="string">
            <text:p text:style-name="Table_20_Contents">Box</text:p>
          </table:table-cell>
          <table:table-cell table:style-name="EnabledOperators.A2" office:value-type="string">
            <text:p text:style-name="Table_20_Contents">Elevate</text:p>
          </table:table-cell>
          <table:table-cell table:style-name="EnabledOperators.A2" office:value-type="string">
            <text:p text:style-name="Table_20_Contents">Lineout</text:p>
          </table:table-cell>
          <table:table-cell table:style-name="EnabledOperators.D2" office:value-type="string">
            <text:p text:style-name="Table_20_Contents">Slice</text:p>
          </table:table-cell>
        </table:table-row>
        <table:table-row>
          <table:table-cell table:style-name="EnabledOperators.A2" office:value-type="string">
            <text:p text:style-name="Table_20_Contents">Clip</text:p>
          </table:table-cell>
          <table:table-cell table:style-name="EnabledOperators.A2" office:value-type="string">
            <text:p text:style-name="Table_20_Contents">IndexSelect</text:p>
          </table:table-cell>
          <table:table-cell table:style-name="EnabledOperators.A2" office:value-type="string">
            <text:p text:style-name="Table_20_Contents">OnionPeel</text:p>
          </table:table-cell>
          <table:table-cell table:style-name="EnabledOperators.D2" office:value-type="string">
            <text:p text:style-name="Table_20_Contents">SphereSlice</text:p>
          </table:table-cell>
        </table:table-row>
        <table:table-row>
          <table:table-cell table:style-name="EnabledOperators.A2" office:value-type="string">
            <text:p text:style-name="Table_20_Contents">Cone</text:p>
          </table:table-cell>
          <table:table-cell table:style-name="EnabledOperators.A2" office:value-type="string">
            <text:p text:style-name="Table_20_Contents">InverseGhostZone</text:p>
          </table:table-cell>
          <table:table-cell table:style-name="EnabledOperators.A2" office:value-type="string">
            <text:p text:style-name="Table_20_Contents">Project</text:p>
          </table:table-cell>
          <table:table-cell table:style-name="EnabledOperators.D2" office:value-type="string">
            <text:p text:style-name="Table_20_Contents">ThreeSlice</text:p>
          </table:table-cell>
        </table:table-row>
        <table:table-row>
          <table:table-cell table:style-name="EnabledOperators.A2" office:value-type="string">
            <text:p text:style-name="Table_20_Contents">Cylinder</text:p>
          </table:table-cell>
          <table:table-cell table:style-name="EnabledOperators.A2" office:value-type="string">
            <text:p text:style-name="Table_20_Contents">Isosurface</text:p>
          </table:table-cell>
          <table:table-cell table:style-name="EnabledOperators.A2" office:value-type="string">
            <text:p text:style-name="Table_20_Contents">Reflect</text:p>
          </table:table-cell>
          <table:table-cell table:style-name="EnabledOperators.D2" office:value-type="string">
            <text:p text:style-name="Table_20_Contents">Threshold</text:p>
          </table:table-cell>
        </table:table-row>
        <text:soft-page-break/>
        <table:table-row>
          <table:table-cell table:style-name="EnabledOperators.A2" office:value-type="string">
            <text:p text:style-name="Table_20_Contents">Displace</text:p>
          </table:table-cell>
          <table:table-cell table:style-name="EnabledOperators.A2" office:value-type="string">
            <text:p text:style-name="Table_20_Contents">Isovolume</text:p>
          </table:table-cell>
          <table:table-cell table:style-name="EnabledOperators.A2" office:value-type="string">
            <text:p text:style-name="Table_20_Contents">Revolve</text:p>
          </table:table-cell>
          <table:table-cell table:style-name="EnabledOperators.D2" office:value-type="string">
            <text:p text:style-name="Table_20_Contents">Transform</text:p>
          </table:table-cell>
        </table:table-row>
      </table:table>
      <text:p text:style-name="Body"/>
      <text:h text:style-name="Heading_20_2" text:outline-level="3"><text:alphabetical-index-mark-start text:id="IMark685086256"/>Box operator<text:alphabetical-index-mark-end text:id="IMark685086256"/></text:h>
      <text:p text:style-name="Body"><draw:frame draw:style-name="fr7" draw:name="Frame_BoxOperator" text:anchor-type="paragraph" svg:width="3.5in" draw:z-index="38"><draw:text-box fo:min-height="2.5736in"><text:p text:style-name="Figure"><draw:frame draw:style-name="fr26" draw:name="graphics12" text:anchor-type="paragraph" svg:width="3.5in" svg:height="1.7154in" draw:z-index="39"><draw:image xlink:href="../images/Operators/box.png" xlink:type="simple" xlink:show="embed" xlink:actuate="onLoad"/></draw:frame>Figure <text:sequence text:ref-name="refFigure9" text:name="Figure" text:formula="ooow:Figure+1" style:num-format="1">1-9</text:sequence>: Box operator example</text:p></draw:text-box></draw:frame>The Box operator, which is mostly intended for use with 3D datasets, removes areas of a plot that are either partially or completely outside of the volume defined by an axis-aligned box. The Box operator does not clip cells that straddle the box boundary, it just removes the cells from the visualization leaving jagged edges around the edges of the box where cells were removed. </text:p>
      <text:h text:style-name="Heading_20_3" text:outline-level="4"><text:alphabetical-index-mark-start text:id="IMark685086256" text:key1="Box operator"/>Setting how cells are removed<text:alphabetical-index-mark-end text:id="IMark685086256"/></text:h>
      <text:p text:style-name="Body">The Box operator can either remove cells that are totally outside of the box or it can remove those cells outside of the box and cells that are only partially outside of the box. By default, the Box operator only removes cells that are completely outside of the box. To make the Box operator also remove cells that are partially outside of the box, you click the <text:span text:style-name="GUIText">All</text:span> radio button in the <text:span text:style-name="GUIText">Box operator attributes window</text:span> (shown in <text:sequence-ref text:reference-format="category-and-value" text:ref-name="refFigure10">Figure 1-10</text:sequence-ref>).</text:p>
      <text:h text:style-name="Heading_20_3" text:outline-level="4"><text:alphabetical-index-mark-start text:id="IMark685086256" text:key1="Box operator"/>Resizing the box<text:alphabetical-index-mark-end text:id="IMark685086256"/></text:h>
      <text:p text:style-name="Body">The Box operator uses an axis aligned box to remove cells from the visualization so the box can be specified as a set of minimum and maximum values for X, Y, and Z. To set the size of the box using the <text:span text:style-name="GUIText">Box operator attributes window</text:span>, you type new coordinates into the <text:span text:style-name="GUIText">X Minimum, X Maximum, Y Minimum, Y Maximum, Z Minimum, </text:span>or<text:span text:style-name="GUIText"> Z Maximum</text:span> text fields.</text:p>
      <text:p text:style-name="Body"><draw:frame draw:style-name="fr8" draw:name="Frame_BoxWindow" text:anchor-type="paragraph" svg:x="4.0957in" svg:y="0.0091in" svg:width="2.75in" draw:z-index="40"><draw:text-box fo:min-height="3in"><text:p text:style-name="Figure"><draw:frame draw:style-name="fr18" draw:name="graphics13" text:anchor-type="paragraph" svg:width="2.75in" svg:height="2.7339in" draw:z-index="41"><draw:image xlink:href="../images/Operators/boxwindow.png" xlink:type="simple" xlink:show="embed" xlink:actuate="onLoad"/></draw:frame>Figure <text:sequence text:ref-name="refFigure10" text:name="Figure" text:formula="ooow:Figure+1" style:num-format="1">1-10</text:sequence>: Box operator attributes window</text:p></draw:text-box></draw:frame>The Box operator can also be resized interactively with VisIt's Box tool (for more information, see the <text:span text:style-name="ChapterName">Interactive Tools</text:span> chapter). If you want to use the Box tool to resize the Box operator's box, first make sure that you've selected the plot that uses the Box operator in the Plot list and then enable the Box tool. When the Box tool appears, it uses the same box as the Box operator. Moving or resizing the Box tool <text:soft-page-break/>causes the Box operator to also move or be resized and the plots in the visualization window get regenerated with the new box.</text:p>
      <text:h text:style-name="Heading_20_2" text:outline-level="3"><text:alphabetical-index-mark-start text:id="IMark685086256"/>Clip operator<text:alphabetical-index-mark-end text:id="IMark685086256"/></text:h>
      <text:p text:style-name="Body"><draw:frame draw:style-name="fr2" draw:name="Frame_ClipOperator" text:anchor-type="paragraph" svg:width="6in" draw:z-index="42"><draw:text-box fo:min-height="2.8693in"><text:p text:style-name="Figure"><draw:frame draw:style-name="fr26" draw:name="graphics14" text:anchor-type="paragraph" svg:width="6in" svg:height="1.948in" draw:z-index="43"><draw:image xlink:href="../images/Operators/clip.png" xlink:type="simple" xlink:show="embed" xlink:actuate="onLoad"/></draw:frame><draw:g text:anchor-type="paragraph" draw:z-index="44" draw:style-name="gr1"><draw:frame draw:style-name="gr18" draw:text-style-name="P12" svg:width="1.8752in" svg:height="0.2815in" svg:x="0.0429in" svg:y="0.15in"><draw:text-box><text:p text:style-name="P12">Original plots</text:p></draw:text-box></draw:frame><draw:frame draw:style-name="gr18" draw:text-style-name="P12" svg:width="1.8752in" svg:height="0.2815in" svg:x="2.0118in" svg:y="0.15in"><draw:text-box><text:p text:style-name="P12">Clipped with planes</text:p></draw:text-box></draw:frame><draw:frame draw:style-name="gr18" draw:text-style-name="P12" svg:width="1.8752in" svg:height="0.2815in" svg:x="3.9803in" svg:y="0.15in"><draw:text-box><text:p text:style-name="P12">Clipped with sphere</text:p></draw:text-box></draw:frame><draw:line draw:style-name="gr16" draw:text-style-name="P12" svg:x1="1.022in" svg:y1="0.3689in" svg:x2="1.022in" svg:y2="0.7854in"><text:p/></draw:line><draw:line draw:style-name="gr16" draw:text-style-name="P12" svg:x1="2.9909in" svg:y1="0.3689in" svg:x2="2.9909in" svg:y2="0.7854in"><text:p/></draw:line><draw:line draw:style-name="gr16" draw:text-style-name="P12" svg:x1="4.9591in" svg:y1="0.3689in" svg:x2="4.9591in" svg:y2="0.7854in"><text:p/></draw:line></draw:g>Figure <text:sequence text:ref-name="refFigure11" text:name="Figure" text:formula="ooow:Figure+1" style:num-format="1">1-11</text:sequence>: Clip operator example</text:p></draw:text-box></draw:frame>The Clip operator can remove certain shapes from a dataset before it is plotted. More specifically, the Clip operator can clip away box- or sphere-shaped regions from a database. The database remains in its original dimension after being clipped by the Clip operator and since the Clip operator manipulates the database before it is plotted, the surfaces bounding the removed regions are preserved in the final plot. While being geared primarily towards 3D databases, the Clip operator also clips 2D databases. When applied to 2D databases, the Clip operator can remove rectangular or circular regions from the database. <text:sequence-ref text:reference-format="category-and-value" text:ref-name="refFigure11">Figure 1-11</text:sequence-ref> shows a Pseudocolor and Mesh plots with a Clip operator.</text:p>
      <text:h text:style-name="Heading_20_3" text:outline-level="4"><text:alphabetical-index-mark-start text:id="IMark685086256" text:key1="Clip operator"/>Removing half of a plot<text:alphabetical-index-mark-end text:id="IMark685086256"/></text:h>
      <text:p text:style-name="Body">The Clip operator uses up to three planes to define the region that is clipped away. Each plane is specified in origin-normal form where the origin is a point in the plane and the normal is a vector that is perpendicular to the plane. When a plane intersects a plot, it serves as a clipping boundary for the plot. The plane's normal determines which side of the plane is clipped away. The region on the side of the plane pointed to by the normal is the region that the Clip operator clips away. If more than one plane is active, the region that is left as a result of the first clip operation is clipped by the next plane, and so on.</text:p>
      <text:p text:style-name="Body">Only one plane needs to be used to remove half of a plot. Find the center of the database by inspecting the 3D axis annotations in the visualization window. Type the center as the new plane origin into the <text:span text:style-name="GUIText">Origin</text:span> text field for plane 1 then click the <text:span text:style-name="GUIText">Plane 1 </text:span>check box for plane 1 (see <text:sequence-ref text:reference-format="category-and-value" text:ref-name="refFigure12">Figure 1-12</text:sequence-ref>). When the <text:span text:style-name="GUIText">Apply</text:span> button is clicked, half of the plot should be removed. You can rotate the clipping plane by entering a new normal vector into the <text:span text:style-name="GUIText">Normal</text:span> text field. The normal <text:soft-page-break/>is specified by three floating point values separated by spaces.</text:p>
      <text:p text:style-name="Body"><draw:frame draw:style-name="fr9" draw:name="Frame_ClipWindow" text:anchor-type="paragraph" svg:width="4.4717in" draw:z-index="45"><draw:text-box fo:min-height="3.9134in"><text:p text:style-name="Figure"><draw:frame draw:style-name="fr27" draw:name="graphics16" text:anchor-type="paragraph" svg:width="2.1701in" svg:height="3.5in" draw:z-index="47"><draw:image xlink:href="../images/Operators/clipwindow2.png" xlink:type="simple" xlink:show="embed" xlink:actuate="onLoad"/></draw:frame><draw:frame draw:style-name="fr23" draw:name="graphics15" text:anchor-type="paragraph" svg:width="2.1701in" svg:height="3.5in" draw:z-index="46"><draw:image xlink:href="../images/Operators/clipwindow1.png" xlink:type="simple" xlink:show="embed" xlink:actuate="onLoad"/></draw:frame>Figure <text:sequence text:ref-name="refFigure12" text:name="Figure" text:formula="ooow:Figure+1" style:num-format="1">1-12</text:sequence>: Clip operator attributes window</text:p></draw:text-box></draw:frame></text:p>
      <text:h text:style-name="Heading_20_3" text:outline-level="4"><text:alphabetical-index-mark-start text:id="IMark685086256" text:key1="Clip operator"/>Removing one quarter of a plot<text:alphabetical-index-mark-end text:id="IMark685086256"/></text:h>
      <text:p text:style-name="Body"><draw:frame draw:style-name="fr5" draw:name="Frame_ClipQuarter" text:anchor-type="paragraph" svg:width="6in" draw:z-index="48"><draw:text-box fo:min-height="2.6555in"><text:p text:style-name="Figure"><draw:frame draw:style-name="fr26" draw:name="graphics17" text:anchor-type="paragraph" svg:width="6in" svg:height="1.6862in" draw:z-index="49"><draw:image xlink:href="../images/Operators/clipcircle.png" xlink:type="simple" xlink:show="embed" xlink:actuate="onLoad"/></draw:frame><draw:frame text:anchor-type="paragraph" draw:z-index="50" draw:style-name="gr19" draw:text-style-name="P14" svg:width="1.6461in" svg:height="0.2622in" svg:x="0.0535in" svg:y="0.2382in"><draw:text-box><text:p text:style-name="P12"><text:span text:style-name="T1">Plane 1 clipped region</text:span></text:p></draw:text-box></draw:frame><draw:frame text:anchor-type="paragraph" draw:z-index="51" draw:style-name="gr19" draw:text-style-name="P14" svg:width="1.6461in" svg:height="0.2622in" svg:x="2.1992in" svg:y="0.2382in"><draw:text-box><text:p text:style-name="P12"><text:span text:style-name="T1">Plane 2 clipped region</text:span></text:p></draw:text-box></draw:frame><draw:frame text:anchor-type="paragraph" draw:z-index="52" draw:style-name="gr19" draw:text-style-name="P14" svg:width="1.6461in" svg:height="0.2622in" svg:x="4.2701in" svg:y="0.2382in"><draw:text-box><text:p text:style-name="P12"><text:span text:style-name="T1">One quarter removed</text:span></text:p></draw:text-box></draw:frame><draw:line text:anchor-type="paragraph" draw:z-index="53" draw:style-name="gr14" draw:text-style-name="P12" svg:x1="0.8764in" svg:y1="1.4154in" svg:x2="0.8764in" svg:y2="0.8634in"><text:p/></draw:line><draw:line text:anchor-type="paragraph" draw:z-index="55" draw:style-name="gr14" draw:text-style-name="P12" svg:x1="1.1161in" svg:y1="0.4362in" svg:x2="1.1161in" svg:y2="1.1862in"><text:p/></draw:line><draw:line text:anchor-type="paragraph" draw:z-index="56" draw:style-name="gr14" draw:text-style-name="P12" svg:x1="5.4472in" svg:y1="0.4362in" svg:x2="5.4472in" svg:y2="1.1862in"><text:p/></draw:line>Figure <text:sequence text:ref-name="refFigure13" text:name="Figure" text:formula="ooow:Figure+1" style:num-format="1">1-13</text:sequence>: Removing one quarter of a plot using two clip planes</text:p></draw:text-box></draw:frame><draw:line text:anchor-type="paragraph" draw:z-index="54" draw:style-name="gr14" draw:text-style-name="P12" svg:x1="3.5161in" svg:y1="1.3909in" svg:x2="4.1098in" svg:y2="1.3909in"><text:p/></draw:line>To remove a quarter of a plot, you need two clipping planes. To remove one quarter of the plot, <text:soft-page-break/>first remove one half of the plot. Now, enable the second clipping plane and make sure that it has the same origin as the first clipping plane but a different normal. To remove exactly one quarter of the plot, make sure that the normal is perpendicular to plane 1's normal. Also make sure that plane 2's new normal points into the region that was clipped away by plane 1. The two planes, when considered together, remove one quarter of the plot. For an illustration of this, see Figure4-13. In general, the Clip operator removes regions defined by the intersection of the regions removed by each clipping plane. Follow the same procedure with the third clipping plane to remove only one eighth of the plot.</text:p>
      <text:h text:style-name="Heading_20_3" text:outline-level="4"><text:alphabetical-index-mark-start text:id="IMark685086256" text:key1="Clip operator"/>Spherical clipping<text:alphabetical-index-mark-end text:id="IMark685086256"/></text:h>
      <text:p text:style-name="Body">The Clip operator not only uses sets of planes to clip databases, it can also use a sphere. To make the Clip operator use a clipping sphere, click on the <text:span text:style-name="GUIText">Sphere</text:span> tab. To specify the location and size of the sphere, enter a new center location into the <text:span text:style-name="GUIText">Center</text:span> text field on the Sphere tab of the Clip operator attributes window and then enter a new sphere radius.</text:p>
      <text:h text:style-name="Heading_20_3" text:outline-level="4"><text:alphabetical-index-mark-start text:id="IMark685086256" text:key1="Clip operator"/>Inverting the clipped region<text:alphabetical-index-mark-end text:id="IMark685086256"/></text:h>
      <text:p text:style-name="Body">Once the Clip operator has been applied to plots and a region has been clipped away, clicking the <text:span text:style-name="GUIText">Invert</text:span> check box brings back the clipped region and clips away the region that was previously unclipped. Using the <text:span text:style-name="GUIText">Invert</text:span> check box is an easy way to get only the clipped region back so it can be used for other operations.</text:p>
      <text:p text:style-name="Body">A common trick when creating animations is to have two identical plots with identical Clip operators applied and then switch one Clip operator to have an inverted clipping region. This will make the plot appear whole. The plot with the inverted clipping region can then be transformed independently of the first plot so it appears to slide out of the first plot. Then it is common to fade out the second plot and zoom in on the first plot's clipped region.</text:p>
      <text:h text:style-name="Heading_20_2" text:outline-level="3">Cone operator</text:h>
      <text:p text:style-name="Body">Like the Slice operator, the Cone operator is also a slice operator. The Cone operator slices a 3D database with a cone, creating a surface that can be left in 3D or be projected to 2D. Plots to which the Cone operator has been applied become surfaces that exist on the surface of the specified cone. The resulting plot can be left in 3D space or it can be projected to 2D space where other operations can be done to it. A Pseudocolor plot to which a Cone operator has been applied is shown in <text:sequence-ref text:reference-format="category-and-value" text:ref-name="refFigure14">Figure 1-14</text:sequence-ref>.</text:p>
      <text:h text:style-name="Heading_20_3" text:outline-level="4"><draw:frame draw:style-name="fr5" draw:name="Frame_ConeOperator" text:anchor-type="paragraph" svg:width="6in" draw:z-index="57"><draw:text-box fo:min-height="2.8626in"><text:p text:style-name="Figure"><draw:frame draw:style-name="fr26" draw:name="graphics18" text:anchor-type="paragraph" svg:width="6in" svg:height="1.948in" draw:z-index="58"><draw:image xlink:href="../images/Operators/cone.png" xlink:type="simple" xlink:show="embed" xlink:actuate="onLoad"/></draw:frame><draw:g text:anchor-type="paragraph" draw:z-index="59" draw:style-name="gr1"><draw:frame draw:style-name="gr18" draw:text-style-name="P12" svg:width="1.8752in" svg:height="0.2815in" svg:x="0.0429in" svg:y="0.15in"><draw:text-box><text:p text:style-name="P12">Original plots</text:p></draw:text-box></draw:frame><draw:frame draw:style-name="gr18" draw:text-style-name="P12" svg:width="1.8752in" svg:height="0.2815in" svg:x="2.0118in" svg:y="0.15in"><draw:text-box><text:p text:style-name="P12">Plots sliced with cone</text:p></draw:text-box></draw:frame><draw:frame draw:style-name="gr18" draw:text-style-name="P12" svg:width="1.8752in" svg:height="0.3843in" svg:x="3.9803in" svg:y="0.15in"><draw:text-box><text:p text:style-name="P12">Sliced with cone and projected to 2D</text:p></draw:text-box></draw:frame><draw:line draw:style-name="gr16" draw:text-style-name="P12" svg:x1="1.022in" svg:y1="0.3689in" svg:x2="1.022in" svg:y2="0.7854in"><text:p/></draw:line><draw:line draw:style-name="gr16" draw:text-style-name="P12" svg:x1="2.9909in" svg:y1="0.3689in" svg:x2="2.9909in" svg:y2="0.7854in"><text:p/></draw:line><draw:line draw:style-name="gr16" draw:text-style-name="P12" svg:x1="4.9591in" svg:y1="0.5in" svg:x2="4.9591in" svg:y2="0.7854in"><text:p/></draw:line></draw:g>Figure <text:sequence text:ref-name="refFigure14" text:name="Figure" text:formula="ooow:Figure+1" style:num-format="1">1-14</text:sequence>: Cone operator example</text:p></draw:text-box></draw:frame><text:soft-page-break/><text:alphabetical-index-mark-start text:id="IMark685086256" text:key1="Cone operator"/>Specifying the slice cone<text:alphabetical-index-mark-end text:id="IMark685086256"/></text:h>
      <text:p text:style-name="Body">You can specify the slice cone by setting various fields in the <text:span text:style-name="GUIText">Cone operator attributes window</text:span>, shown in <text:sequence-ref text:reference-format="category-and-value" text:ref-name="refFigure15">Figure 1-15</text:sequence-ref>. To specify how pointy the cone should be, type a new angle (in degrees) into the <text:span text:style-name="GUIText">Angle</text:span> text field. The cone is defined relative to its origin, which is the point at the tip of the cone. To move the cone, type in a new origin vector into the <text:span text:style-name="GUIText">Origin</text:span> text field. The origin is represented by three floating point numbers separated by spaces. Once the cone is positioned, you can set its direction (where the cone points) by entering a new direction vector into the <text:span text:style-name="GUIText">Direction</text:span> text field.</text:p>
      <text:p text:style-name="Body"><draw:frame draw:style-name="fr7" draw:name="FrameConeWindow" text:anchor-type="paragraph" svg:width="3in" draw:z-index="60"><draw:text-box fo:min-height="2.5in"><text:p text:style-name="Figure"><draw:frame draw:style-name="fr18" draw:name="graphics19" text:anchor-type="paragraph" svg:width="3in" svg:height="1.839in" draw:z-index="61"><draw:image xlink:href="../images/Operators/conewindow.png" xlink:type="simple" xlink:show="embed" xlink:actuate="onLoad"/></draw:frame>Figure <text:sequence text:ref-name="refFigure15" text:name="Figure" text:formula="ooow:Figure+1" style:num-format="1">1-15</text:sequence>: Cone operator attributes window</text:p></draw:text-box></draw:frame>The cone can extend forever or it can be clipped at some distance along its length. To clip the cone at a certain length, check the <text:span text:style-name="GUIText">Cut cone off</text:span> check box and enter a new length value into the <text:span text:style-name="GUIText">Length</text:span> text field.</text:p>
      <text:h text:style-name="Heading_20_3" text:outline-level="4"><text:alphabetical-index-mark-start text:id="IMark685086256" text:key1="Cone operator"/>Projecting the slice to 2D<text:alphabetical-index-mark-end text:id="IMark685086256"/></text:h>
      <text:p text:style-name="Body"><draw:frame draw:style-name="fr8" draw:name="Frame_CylinderOperator" text:anchor-type="paragraph" svg:x="3.3874in" svg:y="1.348in" svg:width="3.5in" draw:z-index="62"><draw:text-box fo:min-height="5.3063in"><text:p text:style-name="Figure"><draw:frame draw:style-name="fr26" draw:name="graphics20" text:anchor-type="paragraph" svg:width="3.5in" svg:height="1.7154in" draw:z-index="63"><draw:image xlink:href="../images/Operators/cylinder.png" xlink:type="simple" xlink:show="embed" xlink:actuate="onLoad"/></draw:frame><draw:line text:anchor-type="paragraph" draw:z-index="67" draw:style-name="gr14" draw:text-style-name="P12" svg:x1="2.7638in" svg:y1="0.3472in" svg:x2="2.7638in" svg:y2="0.7535in"><text:p/></draw:line><draw:line text:anchor-type="paragraph" draw:z-index="66" draw:style-name="gr14" draw:text-style-name="P12" svg:x1="0.9098in" svg:y1="0.3366in" svg:x2="0.9098in" svg:y2="0.7429in"><text:p/></draw:line><draw:frame text:anchor-type="paragraph" draw:z-index="65" draw:style-name="gr13" draw:text-style-name="P14" svg:width="1.7016in" svg:height="0.2713in" svg:x="1.798in" svg:y="0.139in"><draw:text-box><text:p text:style-name="P12"><text:span text:style-name="T1">Plots clipped by cylinder</text:span></text:p></draw:text-box></draw:frame><draw:frame text:anchor-type="paragraph" draw:z-index="64" draw:style-name="gr13" draw:text-style-name="P14" svg:width="1.7016in" svg:height="0.2713in" svg:x="0in" svg:y="0.139in"><draw:text-box><text:p text:style-name="P12"><text:span text:style-name="T1">Original plots</text:span></text:p></draw:text-box></draw:frame>Figure <text:sequence text:ref-name="refFigure16" text:name="Figure" text:formula="ooow:Figure+1" style:num-format="1">1-16</text:sequence>: Cylinder operator example</text:p><text:p text:style-name="Figure"><draw:frame draw:style-name="fr28" draw:name="graphics21" text:anchor-type="paragraph" svg:width="3.4165in" svg:height="2.3126in" draw:z-index="68"><draw:image xlink:href="../images/Operators/cylinderwindow.png" xlink:type="simple" xlink:show="embed" xlink:actuate="onLoad"/></draw:frame>Figure <text:sequence text:ref-name="refFigure17" text:name="Figure" text:formula="ooow:Figure+1" style:num-format="1">1-17</text:sequence>: Cylinder operator attributes window</text:p></draw:text-box></draw:frame>The Cone operator usually flattens sliced plots to 2D along the cone's direction vector. This results in circular 2D plots in the visualization window. The Cone operator can also unfold sliced plots into a cylinder and then into rectangular 2D plots. Alternatively, the Cone operator can leave <text:soft-page-break/>the sliced plots in 3D space where their cone shape is obvious. To set the cone projection mode, click on one of the following radio buttons: <text:span text:style-name="GUIText">In 3D</text:span>, <text:span text:style-name="GUIText">Project to 2D</text:span>, or <text:span text:style-name="GUIText">Cylindrical</text:span>.</text:p>
      <text:h text:style-name="Heading_20_2" text:outline-level="3"><text:alphabetical-index-mark-start text:id="IMark685086256"/>Cylinder operator<text:alphabetical-index-mark-end text:id="IMark685086256"/></text:h>
      <text:p text:style-name="Body">The Cylinder operator, shown in <text:sequence-ref text:reference-format="category-and-value" text:ref-name="refFigure16">Figure 1-16</text:sequence-ref>, slices a dataset with a cylinder whose size and orientation are specified by the user. The result is a cylindrical surface.</text:p>
      <text:h text:style-name="Heading_20_3" text:outline-level="4"><text:alphabetical-index-mark-start text:id="IMark685086256" text:key1="Cylinder operator"/>Setting the cylinder's endpoints<text:alphabetical-index-mark-end text:id="IMark685086256"/></text:h>
      <text:p text:style-name="Body">There are two ways to set the endpoints for the Cylinder operator. First of all, you can open the <text:span text:style-name="GUIText">Cylinder operator attributes window</text:span> (see <text:sequence-ref text:reference-format="category-and-value" text:ref-name="refFigure17">Figure 1-17</text:sequence-ref>)and type new 3D points into the <text:span text:style-name="GUIText">Endpoint 1 </text:span>and <text:span text:style-name="GUIText">Endpoint 2</text:span> text fields. The second, and more interactive way to set the endpoints for the Cylinder operator is to use VisIt's interactive Line tool, which is discussed in the Interactive Tools chapter. The Line tool lets you interactively place the Cylinder operator's endpoints anywhere in the visualization. The Line tool's endpoints correspond to the centers of the cylinder's top and bottom circular faces.</text:p>
      <text:h text:style-name="Heading_20_3" text:outline-level="4"><text:alphabetical-index-mark-start text:id="IMark685086256" text:key1="Cylinder operator"/>Setting the radius<text:alphabetical-index-mark-end text:id="IMark685086256"/></text:h>
      <text:p text:style-name="Body">To set the radius used for the Cylinder operator's clipping cylinder, type a new radius into the <text:span text:style-name="GUIText">Radius</text:span> text field in the <text:span text:style-name="GUIText">Cylinder operator attributes window</text:span>.</text:p>
      <text:h text:style-name="Heading_20_2" text:outline-level="3"><text:alphabetical-index-mark-start text:id="IMark685086256"/>Decimate operator<text:alphabetical-index-mark-end text:id="IMark685086256"/></text:h>
      <text:p text:style-name="Body"><draw:frame draw:style-name="fr10" draw:name="Frame_DecimateOperator" text:anchor-type="paragraph" svg:x="1.3209in" svg:y="1.1083in" svg:width="4in" draw:z-index="69"><draw:text-box fo:min-height="4.5571in"><text:p text:style-name="Figure"><draw:frame draw:style-name="fr29" draw:name="graphics23" text:anchor-type="paragraph" svg:width="3.5in" svg:height="1.75in" draw:z-index="71"><draw:image xlink:href="../images/Operators/decimate2.png" xlink:type="simple" xlink:show="embed" xlink:actuate="onLoad"/></draw:frame><draw:frame draw:style-name="fr30" draw:name="graphics22" text:anchor-type="paragraph" svg:width="3.5in" svg:height="1.5701in" draw:z-index="70"><draw:image xlink:href="../images/Operators/decimate1.png" xlink:type="simple" xlink:show="embed" xlink:actuate="onLoad"/></draw:frame><draw:frame text:anchor-type="paragraph" draw:z-index="72" draw:style-name="gr20" draw:text-style-name="P14" svg:width="1.2087in" svg:height="0.2394in" svg:x="0.522in" svg:y="2.311in"><draw:text-box><text:p text:style-name="P12"><text:span text:style-name="T1">Reduction=0.5</text:span></text:p></draw:text-box></draw:frame><draw:frame text:anchor-type="paragraph" draw:z-index="73" draw:style-name="gr20" draw:text-style-name="P14" svg:width="1.2087in" svg:height="0.2394in" svg:x="2.2429in" svg:y="2.311in"><draw:text-box><text:p text:style-name="P12"><text:span text:style-name="T1">Reduction=0.75</text:span></text:p></draw:text-box></draw:frame><draw:frame text:anchor-type="paragraph" draw:z-index="74" draw:style-name="gr20" draw:text-style-name="P14" svg:width="1.2087in" svg:height="0.2394in" svg:x="0.522in" svg:y="0.3425in"><draw:text-box><text:p text:style-name="P12"><text:span text:style-name="T1">Original mesh</text:span></text:p></draw:text-box></draw:frame><draw:frame text:anchor-type="paragraph" draw:z-index="75" draw:style-name="gr20" draw:text-style-name="P14" svg:width="1.2087in" svg:height="0.2394in" svg:x="2.2429in" svg:y="0.3425in"><draw:text-box><text:p text:style-name="P12"><text:span text:style-name="T1">Reduction=0.1</text:span></text:p></draw:text-box></draw:frame>Figure <text:sequence text:ref-name="refFigure18" text:name="Figure" text:formula="ooow:Figure+1" style:num-format="1">1-18</text:sequence>: Decimate reduces the number of cells</text:p></draw:text-box></draw:frame><text:soft-page-break/>The Decimate operator, shown in <text:sequence-ref text:reference-format="category-and-value" text:ref-name="refFigure18">Figure 1-18</text:sequence-ref>, removes nodes and cells from an input mesh, reducing the cell count while trying to maintain the overall shape of the original mesh. The Decimate operator can currently operate only on the external surfaces of the input geometry. This means that in order to apply the Decimate operator, you must first apply the ExternalSurfaces operator, which will be covered later in this chapter.</text:p>
      <text:h text:style-name="Heading_20_3" text:outline-level="4">Using the Decimate operator</text:h>
      <text:p text:style-name="Body"><draw:frame draw:style-name="fr11" draw:name="Frame_DecimateWindow" text:anchor-type="paragraph" svg:x="2.5252in" svg:y="2.0665in" svg:width="2in" draw:z-index="189"><draw:text-box fo:min-height="1.8681in"><text:p text:style-name="Figure"><draw:frame draw:style-name="fr18" draw:name="graphics24" text:anchor-type="paragraph" svg:width="2in" svg:height="1.0646in" draw:z-index="190"><draw:image xlink:href="../images/Operators/decimatewindow.png" xlink:type="simple" xlink:show="embed" xlink:actuate="onLoad"/></draw:frame>Figure <text:sequence text:ref-name="refFigure19" text:name="Figure" text:formula="ooow:Figure+1" style:num-format="1">1-19</text:sequence>: Decimate operator attributes window</text:p></draw:text-box></draw:frame>The Decimate operator simplifies mesh geometry. This can be useful for producing models that have lower polygon counts than the model before the Decimate operator was applied. Models with lower polygon count can be useful for speeding up operations such as rendering. The Decimate operator has a single knob that influences how many cells are removed from the input mesh. The <text:span text:style-name="GUIText">Target Reduction</text:span> value is a floating point number in the range (0,1) and it can be set in the <text:span text:style-name="GUIText">Decimate operator attrbutes window</text:span> (see <text:sequence-ref text:reference-format="category-and-value" text:ref-name="refFigure19">Figure 1-19</text:sequence-ref>). The number specified is the proportion of number of polygonal cells in the output dataset "over" the number of polygonal cells in the original dataset. As shown in <text:sequence-ref text:reference-format="category-and-value" text:ref-name="refFigure18">Figure 1-18</text:sequence-ref>, higher values for <text:span text:style-name="GUIText">Target Reduction</text:span> value cause VisIt to simplify the mesh even more. </text:p>
      <text:h text:style-name="Heading_20_2" text:outline-level="3"><text:soft-page-break/><text:alphabetical-index-mark-start text:id="IMark685086256"/>DeferExpression operator<text:alphabetical-index-mark-end text:id="IMark685086256"/></text:h>
      <text:p text:style-name="Body">The DeferExpression operator is a special-purpose operator that defers expression execution until later in VisIt's pipeline execution cycle. This means that instead of expression execution taking place before any operators are applied, expression execution can instead take place after operators have been applied.</text:p>
      <text:h text:style-name="Heading_20_3" text:outline-level="4"><draw:frame draw:style-name="fr8" draw:name="Frame_DeferExpression" text:anchor-type="paragraph" svg:x="3.3457in" svg:y="-0.011in" svg:width="3.5in" draw:z-index="76"><draw:text-box fo:min-height="2.7098in"><text:p text:style-name="Figure"><draw:frame draw:style-name="fr31" draw:name="graphics25" text:anchor-type="paragraph" svg:width="3.5in" svg:height="1.75in" draw:z-index="77"><draw:image xlink:href="../images/Operators/defer.png" xlink:type="simple" xlink:show="embed" xlink:actuate="onLoad"/></draw:frame><draw:frame text:anchor-type="paragraph" draw:z-index="78" draw:style-name="gr21" draw:text-style-name="P14" svg:width="1.365in" svg:height="0.2343in" svg:x="0.1909in" svg:y="0.2661in"><draw:text-box><text:p text:style-name="P12"><text:span text:style-name="T1">Mesh plot</text:span></text:p></draw:text-box></draw:frame><draw:frame text:anchor-type="paragraph" draw:z-index="79" draw:style-name="gr21" draw:text-style-name="P14" svg:width="1.4067in" svg:height="0.337in" svg:x="1.9409in" svg:y="0.2661in"><draw:text-box><text:p text:style-name="P12"><text:span text:style-name="T1">Mesh plot and surface normals</text:span></text:p></draw:text-box></draw:frame>Figure <text:sequence text:ref-name="refFigure20" text:name="Figure" text:formula="ooow:Figure+1" style:num-format="1">1-20</text:sequence>: DeferExpression operator example</text:p></draw:text-box></draw:frame><text:alphabetical-index-mark-start text:id="IMark685086256"/>Plotting surface normals<text:alphabetical-index-mark-end text:id="IMark685086256"/></text:h>
      <text:p text:style-name="Body">VisIt can use the DeferExpression operator in conjunction with the <text:alphabetical-index-mark-start text:id="IMark685086256"/>ExternalSurface operator<text:alphabetical-index-mark-end text:id="IMark685086256"/> and the surface_normal expression to plot surface normals for your plot geometry. To plot surface normals, first create a vector expression using the <text:alphabetical-index-mark-start text:id="IMark887860520"/>surface_normal expression<text:alphabetical-index-mark-end text:id="IMark887860520"/>, which takes the name of your plot's mesh as an input argument. Once you have done that, you can create a Vector plot of the new expression. Be sure to apply the ExternalSurface operator first to convert the plot's 2D cells or 3D cells into polygonal geometry that can be used in the surface_normal expression. Finally, apply the DeferExpression operator and set its variable to your new vector expression. This will ensure that the surface_normal expression is not evaluated until after the ExternalSurface operator has been applied.</text:p>
      <text:h text:style-name="Heading_20_2" text:outline-level="3"><text:alphabetical-index-mark-start text:id="IMark887860520"/>Displace operator<text:alphabetical-index-mark-end text:id="IMark887860520"/></text:h>
      <text:p text:style-name="Body"><draw:frame draw:style-name="fr7" draw:name="Frame_DisplaceOperator" text:anchor-type="paragraph" svg:width="3.5in" draw:z-index="80"><draw:text-box fo:min-height="2in"><text:p text:style-name="Figure"><draw:frame draw:style-name="fr28" draw:name="graphics26" text:anchor-type="paragraph" svg:width="3.5in" svg:height="1.7098in" draw:z-index="81"><draw:image xlink:href="../images/Operators/displace.png" xlink:type="simple" xlink:show="embed" xlink:actuate="onLoad"/></draw:frame>Figure <text:sequence text:ref-name="refFigure21" text:name="Figure" text:formula="ooow:Figure+1" style:num-format="1">1-21</text:sequence>: Mesh and Vector plots and a Mesh plot that uses the Displace operator to deform the mesh using a vector field</text:p></draw:text-box></draw:frame>The Displace operator deforms a mesh variable using a vector field that is defined on the nodes of that mesh. Many engineering simulation codes write a mesh for the first time state of the simulation and then write vector displacements for the mesh for subsequent time states. The Displace operator makes it possible to use the mesh and the time-varying vector field to observe the behavior of the mesh over time. The Displace operator provides a multiplier that can amplify the effects of the vector field on the mesh so slight changes in the vector field can be <text:soft-page-break/>exaggerated. An example showing a mesh and a vector field, along with the results of the mesh displaced by the vector field is shown in Figure4-21.</text:p>
      <text:h text:style-name="Heading_20_3" text:outline-level="4">Using the Displace operator</text:h>
      <text:p text:style-name="Body"><draw:frame draw:style-name="fr7" draw:name="Frame_DisplaceWindow" text:anchor-type="paragraph" svg:width="2in" draw:z-index="82"><draw:text-box fo:min-height="2in"><text:p text:style-name="Figure"><draw:frame draw:style-name="fr18" draw:name="graphics27" text:anchor-type="paragraph" svg:width="2in" svg:height="1.1701in" draw:z-index="83"><draw:image xlink:href="../images/Operators/displacewindow.png" xlink:type="simple" xlink:show="embed" xlink:actuate="onLoad"/></draw:frame>Figure <text:sequence text:ref-name="refFigure22" text:name="Figure" text:formula="ooow:Figure+1" style:num-format="1">1-22</text:sequence>: Displace operator attributes window</text:p></draw:text-box></draw:frame>The Displace operator takes as inputs a mesh variable and a vector variable and a displacement multiplier value. For each node in the mesh, the Displace operator adds the vector field defined at that node to the node's coordinates. Before adding the vector to the mesh, VisIt multiplies the vector by the displacement multiplier so the effects of the vector field can be exaggerated. To set a new value for the displacement multiplier, type a new value into the <text:span text:style-name="GUIText">Displacement multiplier</text:span> text field in the <text:span text:style-name="GUIText">Displace operator attributes window</text:span> (see <text:sequence-ref text:reference-format="category-and-value" text:ref-name="refFigure22">Figure 1-22</text:sequence-ref>). To set the name of the vector variable that VisIt uses to displace the mesh, select a new vector variable from the <text:span text:style-name="GUIText">Displacement variable</text:span> variable button.</text:p>
      <text:h text:style-name="Heading_20_2" text:outline-level="3"><text:alphabetical-index-mark-start text:id="IMark887860520"/>Elevate operator<text:alphabetical-index-mark-end text:id="IMark887860520"/></text:h>
      <text:p text:style-name="Body"><draw:frame draw:style-name="fr2" draw:name="Frame_ElevateOperator" text:anchor-type="paragraph" svg:width="6in" draw:z-index="84"><draw:text-box fo:min-height="2.8583in"><text:p text:style-name="Figure"><draw:frame draw:style-name="fr26" draw:name="graphics28" text:anchor-type="paragraph" svg:width="6in" svg:height="2in" draw:z-index="85"><draw:image xlink:href="../images/Operators/elevate.png" xlink:type="simple" xlink:show="embed" xlink:actuate="onLoad"/></draw:frame><draw:frame text:anchor-type="paragraph" draw:z-index="86" draw:style-name="gr22" draw:text-style-name="P14" svg:width="1.2606in" svg:height="0.278in" svg:x="0.3764in" svg:y="0.222in"><draw:text-box><text:p text:style-name="P12"><text:span text:style-name="T1">2D plot of rainfall</text:span></text:p></draw:text-box></draw:frame><draw:frame text:anchor-type="paragraph" draw:z-index="87" draw:style-name="gr22" draw:text-style-name="P14" svg:width="1.2606in" svg:height="0.278in" svg:x="2.3453in" svg:y="0.222in"><draw:text-box><text:p text:style-name="P12"><text:span text:style-name="T1">2D plot of elevation</text:span></text:p></draw:text-box></draw:frame><draw:frame text:anchor-type="paragraph" draw:z-index="88" draw:style-name="gr22" draw:text-style-name="P14" svg:width="1.7713in" svg:height="0.337in" svg:x="4.1161in" svg:y="0.222in"><draw:text-box><text:p text:style-name="P12"><text:span text:style-name="T1">Plot of rainfall elevated by elevation</text:span></text:p></draw:text-box></draw:frame>Figure <text:sequence text:ref-name="refFigure23" text:name="Figure" text:formula="ooow:Figure+1" style:num-format="1">1-23</text:sequence>: Elevate operator example</text:p></draw:text-box></draw:frame>The Elevate operator uses a scalar field on a 2D mesh to elevate each node in the input mesh, resulting in a topologically 2D surface in 3D. The Elevate operator allows you to perform much of the same functionality as a Surface plot and it allows you to do additional things like elevate plots that do not accept scalar variables. The Elevate operator can also elevate plots whose input data was produced from higher dimensional data that has been sliced. Furthermore, the Elevate operator allows you to display multiple scalar fields in a single plot such as when a Pseudocolor plot of scalar variable A is elevated by scalar variable B (see <text:sequence-ref text:reference-format="category-and-value" text:ref-name="refFigure23">Figure 1-23</text:sequence-ref>).</text:p>
      <text:h text:style-name="Heading_20_3" text:outline-level="4"><text:soft-page-break/>Using the Elevate operator</text:h>
      <text:p text:style-name="Body"><draw:frame draw:style-name="fr7" draw:name="Frame3" text:anchor-type="paragraph" svg:width="2.75in" draw:z-index="89"><draw:text-box fo:min-height="3.261in"><text:p text:style-name="Figure"><draw:frame draw:style-name="fr18" draw:name="graphics29" text:anchor-type="paragraph" svg:width="2.75in" svg:height="2.6516in" draw:z-index="90"><draw:image xlink:href="../images/Operators/elevatewindow.png" xlink:type="simple" xlink:show="embed" xlink:actuate="onLoad"/></draw:frame>Figure <text:sequence text:ref-name="refFigure24" text:name="Figure" text:formula="ooow:Figure+1" style:num-format="1">1-24</text:sequence>: Elevate operator attributes window</text:p></draw:text-box></draw:frame>The Elevate operator can be used to create plots that look much like a Surface plot if you simply apply the Elevate operator to a plot that accepts scalar values. The Elevate operator is more flexible than a Surface plot because whereas the Surface plot limits you to elevating by one variable and coloring by the same variable, the Elevate operator can be used with any plot and still achieve the Surface plot's elevated effect. You could use the Elevate operator to elevate a Pseudocolor plot of rainfall by elevation. You could also take Vector or FilledBoundary plots (among others) and elevate them by a scalar variable.</text:p>
      <text:p text:style-name="Body">Since the Elevate operator uses a scalar variable to elevate all of the points in the mesh, the Elevate operator has a number of controls related to scaling scalar data. For example, the Elevate operator allows you to artificially set minimum and maximum values for the scalar variable so you can eliminate data that might otherwise cause your elevated plot to be stretched undesirably in the Z direction. To set minimum and maximum values for the Elevate operator, click on the <text:span text:style-name="GUIText">Min</text:span> or <text:span text:style-name="GUIText">Max</text:span> check boxes in the <text:span text:style-name="GUIText">Elevate operator attributes window</text:span> (see <text:sequence-ref text:reference-format="category-and-value" text:ref-name="refFigure24">Figure 1-24</text:sequence-ref>) and type new values into the adjacent text fields. The options for scaling the plots created using the Elevate operator are the same as those for scaling Surface plots. For more information on scaling, see the Surface plot documentation.</text:p>
      <text:p text:style-name="Body">The most useful feature of the Elevate operator is its ability to elevate plots using an arbitrary scalar variable. By default, the Elevate operator uses the plotted variable in order to elevate the plot's mesh. This only works when the plotted variable is a scalar variable. When you apply the Elevate operator to plots that do not accept scalar variables, the Elevate operator will fail unless you choose a specific scalar variable using the <text:span text:style-name="GUIText">Elevate by Variable</text:span> variable menu in the <text:span text:style-name="GUIText">Elevate operator attributes window</text:span>.</text:p>
      <text:h text:style-name="Heading_20_3" text:outline-level="4"><text:alphabetical-index-mark-start text:id="IMark887860520" text:key1="Elevate operator"/>Changing elevation height<text:alphabetical-index-mark-end text:id="IMark887860520"/></text:h>
      <text:p text:style-name="Body"><draw:frame draw:style-name="fr2" draw:name="Frame_ElevateScaling" text:anchor-type="paragraph" svg:width="3.5in" draw:z-index="91"><draw:text-box fo:min-height="2.2091in"><text:p text:style-name="Figure"><draw:frame draw:style-name="fr18" draw:name="graphics30" text:anchor-type="paragraph" svg:width="3.5in" svg:height="1.75in" draw:z-index="92"><draw:image xlink:href="../images/Operators/elevatescale.png" xlink:type="simple" xlink:show="embed" xlink:actuate="onLoad"/></draw:frame>Figure <text:sequence text:ref-name="refFigure25" text:name="Figure" text:formula="ooow:Figure+1" style:num-format="1">1-25</text:sequence>: Effect of scaling relative to XY limits</text:p></draw:text-box></draw:frame><draw:frame text:anchor-type="paragraph" draw:z-index="93" draw:style-name="gr23" draw:text-style-name="P14" svg:width="1.4587in" svg:height="0.313in" svg:x="3.8181in" svg:y="1.7134in"><draw:text-box><text:p text:style-name="P12"><text:span text:style-name="T1">Scale relative to XY</text:span></text:p></draw:text-box></draw:frame>The Elevate operator uses a scalar variable's data values as the Z component when converting a mesh's 2D coordinates into 3D coordinates. When the scalar variable's data extents are small <text:soft-page-break/>relative to the mesh's X and Y extents then you often get what appears to be a flat 2D version of the data floating in 3D space. It is sometimes necessary to scale the scalar variable's data extents relative to the spatial extents in order to produce a visualization where the Z value differs noticeably. If you want to exaggerate the Z values that the scalar variable contributes to make differences more obvious, you can click on the <text:span text:style-name="GUIText">Elevation height relative to XY limits</text:span> check box in the <text:span text:style-name="GUIText">Elevate operator attributes window</text:span>.</text:p>
      <text:h text:style-name="Heading_20_2" text:outline-level="3"><text:alphabetical-index-mark-start text:id="IMark887860520"/>ExternalSurface operator<text:alphabetical-index-mark-end text:id="IMark887860520"/></text:h>
      <text:p text:style-name="Body"><draw:frame draw:style-name="fr2" draw:name="Frame_ExternalSurface" text:anchor-type="paragraph" svg:width="3.5in" draw:z-index="94"><draw:text-box fo:min-height="2in"><text:p text:style-name="Figure"><draw:frame draw:style-name="fr26" draw:name="graphics31" text:anchor-type="paragraph" svg:width="3.5in" svg:height="1.75in" draw:z-index="95"><draw:image xlink:href="../images/Operators/externalsurface.png" xlink:type="simple" xlink:show="embed" xlink:actuate="onLoad"/></draw:frame><draw:frame text:anchor-type="paragraph" draw:z-index="96" draw:style-name="gr24" draw:text-style-name="P14" svg:width="1.6894in" svg:height="0.365in" svg:x="0in" svg:y="0.072in"><draw:text-box><text:p text:style-name="P12"><text:span text:style-name="T1">Contour plot of all cells</text:span></text:p></draw:text-box></draw:frame><draw:frame text:anchor-type="paragraph" draw:z-index="97" draw:style-name="gr25" draw:text-style-name="P14" svg:width="1.6252in" svg:height="0.5634in" svg:x="1.8244in" svg:y="0.072in"><draw:text-box><text:p text:style-name="P12"><text:span text:style-name="T1">Contour plot of the cells preserved by the External Surface operator</text:span></text:p></draw:text-box></draw:frame>Figure <text:sequence text:ref-name="refFigure26" text:name="Figure" text:formula="ooow:Figure+1" style:num-format="1">1-26</text:sequence>: ExternalSurface operator example</text:p></draw:text-box></draw:frame>The ExternalSurface operator takes the input mesh and calculates its external faces and outputs polygonal data. The ExternalSurface operator is not enabled by default but it can be turned on in the <text:alphabetical-index-mark-start text:id="IMark887860520"/><text:span text:style-name="GUIText">Plugin Manager Window</text:span><text:alphabetical-index-mark-end text:id="IMark887860520"/>. The ExternalSurface operator can be useful when creating plots that only involve the external geometry of a plot - such as when you create a Vector plot of surface normals.</text:p>
      <text:h text:style-name="Heading_20_2" text:outline-level="3"><text:alphabetical-index-mark-start text:id="IMark887860520"/>Index Select operator<text:alphabetical-index-mark-end text:id="IMark887860520"/></text:h>
      <text:p text:style-name="Body"><draw:frame draw:style-name="fr2" draw:name="Frame_IndexSelect" text:anchor-type="paragraph" svg:width="6in" draw:z-index="98"><draw:text-box fo:min-height="2.8528in"><text:p text:style-name="Figure"><draw:frame draw:style-name="fr26" draw:name="graphics32" text:anchor-type="paragraph" svg:width="6in" svg:height="1.948in" draw:z-index="99"><draw:image xlink:href="../images/Operators/indexselect.png" xlink:type="simple" xlink:show="embed" xlink:actuate="onLoad"/></draw:frame><draw:g text:anchor-type="paragraph" draw:z-index="100"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337in" svg:x="2.189in" svg:y="0.2366in"><draw:text-box><text:p text:style-name="P12"><text:span text:style-name="T1">Index selected <text:s/>plots</text:span></text:p><text:p text:style-name="P12"><text:span text:style-name="T1">(stride = 1)</text:span></text:p></draw:text-box></draw:frame><draw:frame draw:style-name="gr26" draw:text-style-name="P14" svg:width="1.6776in" svg:height="0.337in" svg:x="4.1575in" svg:y="0.2366in"><draw:text-box><text:p text:style-name="P12"><text:span text:style-name="T1">Index selected <text:s/>plots</text:span></text:p><text:p text:style-name="P12"><text:span text:style-name="T1">(stride = 2)</text:span></text:p></draw:text-box></draw:frame><draw:line draw:style-name="gr16" draw:text-style-name="P12" svg:x1="1.0535in" svg:y1="0.4555in" svg:x2="1.0535in" svg:y2="0.8307in"><text:p/></draw:line><draw:line draw:style-name="gr16" draw:text-style-name="P12" svg:x1="3.022in" svg:y1="0.5705in" svg:x2="3.022in" svg:y2="0.9457in"><text:p/></draw:line><draw:line draw:style-name="gr16" draw:text-style-name="P12" svg:x1="4.9909in" svg:y1="0.5705in" svg:x2="4.9909in" svg:y2="0.9457in"><text:p/></draw:line></draw:g>Figure <text:sequence text:ref-name="refFigure27" text:name="Figure" text:formula="ooow:Figure+1" style:num-format="1">1-27</text:sequence>: Index select operator example</text:p></draw:text-box></draw:frame>The Index select operator selects a subset of a 2D or 3D structured mesh based on ranges of cell indices. Structured meshes have an implied connectivity that allows each cell in the mesh to be specified by an i,j or i,j,k index depending on the dimension of the mesh. The Index select operator allows you to specify different ranges for each mesh dimension. The ranges are used to <text:soft-page-break/>select a brick of cells from the mesh. In addition to indices, the Index select operator uses stride to select cells from the mesh. Stride is a value that allows the operator to count by 2's, 3's, etc. when iterating through the range indices. Stride is set to 1 by default. When higher values are used, the resulting mesh is more coarse since it contains fewer cells in each dimension. The Index select operator attempts to preserve the size of the mesh when non-unity stride values are used. An example of the Index select operator appears in <text:sequence-ref text:reference-format="category-and-value" text:ref-name="refFigure27">Figure 1-27</text:sequence-ref>.</text:p>
      <text:h text:style-name="Heading_20_3" text:outline-level="4"><text:alphabetical-index-mark-start text:id="IMark887860520" text:key1="Index Select operator"/>Setting a selection range<text:alphabetical-index-mark-end text:id="IMark887860520"/></text:h>
      <text:p text:style-name="Body"><draw:frame draw:style-name="fr7" draw:name="Frame4" text:anchor-type="paragraph" svg:width="2in" draw:z-index="101"><draw:text-box fo:min-height="2.6571in"><text:p text:style-name="Figure"><draw:frame draw:style-name="fr18" draw:name="graphics33" text:anchor-type="paragraph" svg:width="2in" svg:height="2.0583in" draw:z-index="102"><draw:image xlink:href="../images/Operators/indexselectwindow.png" xlink:type="simple" xlink:show="embed" xlink:actuate="onLoad"/></draw:frame>Figure <text:sequence text:ref-name="refFigure28" text:name="Figure" text:formula="ooow:Figure+1" style:num-format="1">1-28</text:sequence>: Index Select operator</text:p></draw:text-box></draw:frame>The <text:span text:style-name="GUIText">Index select operator attributes window</text:span>, shown in <text:sequence-ref text:reference-format="category-and-value" text:ref-name="refFigure28">Figure 1-28</text:sequence-ref>, contains nine spin boxes that allow you to enter minimum and maximum ranges for i,j,k. To select all cells in the <text:span text:style-name="GUIText">X</text:span> dimension whose index is greater than 10, you would enter 10 into the spin box in the <text:span text:style-name="GUIText">I</text:span> row and <text:span text:style-name="GUIText">Min</text:span> column. Then you would enter max into the spin box in the <text:span text:style-name="GUIText">Max</text:span> column in the <text:span text:style-name="GUIText">I</text:span> row. Finally, you would enter a stride of 1 into the spin box in the <text:span text:style-name="GUIText">Incr</text:span> column in the <text:span text:style-name="GUIText">I</text:span> row. If you wanted to subselect cell ranges for the Y dimension, you could follow a similar procedure using the spin boxes in the <text:span text:style-name="GUIText">J</text:span> row and so forth.</text:p>
      <text:p text:style-name="Body">To set a range, first select the maximum number of dimensions to which the Index select operator will apply. To set the dimension, click on the <text:span text:style-name="GUIText">1D</text:span>, <text:span text:style-name="GUIText">2D</text:span>, <text:span text:style-name="GUIText">3D</text:span> radio buttons. Note that if the chosen number of dimensions is larger than the number of dimensions in the database, the extra dimension ranges are ignored. It is generally best to select the same number of dimensions as the database. The three range text fields are listed in i,j,k order from top to bottom. To restrict the number of cells in the X-dimension, use spin boxes in the <text:span text:style-name="GUIText">I</text:span> row. To restrict the number of cells in the Y-dimension, use the spin boxes in the <text:span text:style-name="GUIText">J</text:span> row. To restrict the number of cells in the Z-dimension, use the spin boxes in the <text:span text:style-name="GUIText">K</text:span> row.</text:p>
      <text:h text:style-name="Heading_20_3" text:outline-level="4"><text:alphabetical-index-mark-start text:id="IMark829258944" text:key1="Index Select operator"/>Block number<text:alphabetical-index-mark-end text:id="IMark829258944"/></text:h>
      <text:p text:style-name="Body">Some databases are composed of multiple meshes, often called domains or blocks. The <text:span text:style-name="GUIText">Index select operator attributes window</text:span> calls these submeshes blocks. Often when examining a database, you might want to look at only one block at a time. By default, the Index select operator is applied to all blocks in the database. This means that each index range is applied to each block in the database and will probably result in an image featuring several small chunks of cells. When the Index select operator is set to apply to just one block, the index ranges are relative to the specified block. To make the Index select operator apply to just one block, click on the <text:span text:style-name="GUIText">Block</text:span> radio button and type a new block number into the <text:span text:style-name="GUIText">Block</text:span> text field.</text:p>
      <text:h text:style-name="Heading_20_3" text:outline-level="4"><text:soft-page-break/><text:alphabetical-index-mark-start text:id="IMark829258944" text:key1="Index Select operator"/>Group number<text:alphabetical-index-mark-end text:id="IMark829258944"/></text:h>
      <text:p text:style-name="Body">Some databases are composed of multiple groups of meshes, which are often called groups. The <text:span text:style-name="GUIText">Index select operator attributes window</text:span> calls these groups of meshes groups. The Index select operator can be used to examine parts of a group of meshes by clicking the <text:span text:style-name="GUIText">Groups</text:span> radio button and typing a group number into the <text:span text:style-name="GUIText">Group</text:span> text field.</text:p>
      <text:h text:style-name="Heading_20_2" text:outline-level="3"><text:soft-page-break/><text:alphabetical-index-mark-start text:id="IMark829258944"/>InverseGhostZone operator<text:alphabetical-index-mark-end text:id="IMark829258944"/></text:h>
      <text:p text:style-name="Body"><draw:frame draw:style-name="fr7" draw:name="Frame_InverseGhostZone" text:anchor-type="paragraph" svg:width="3.5in" draw:z-index="103"><draw:text-box fo:min-height="2in"><text:p text:style-name="Figure"><draw:frame draw:style-name="fr26" draw:name="graphics34" text:anchor-type="paragraph" svg:width="3.5in" svg:height="1.75in" draw:z-index="104"><draw:image xlink:href="../images/Operators/inverseghostzone.png" xlink:type="simple" xlink:show="embed" xlink:actuate="onLoad"/></draw:frame><draw:g text:anchor-type="paragraph" draw:z-index="105" draw:style-name="gr1"><draw:frame draw:style-name="gr27" draw:text-style-name="P14" svg:width="1.7953in" svg:height="0.2921in" svg:x="0in" svg:y="0.1563in"><draw:text-box><text:p text:style-name="P12"><text:span text:style-name="T1">Original plots</text:span></text:p></draw:text-box></draw:frame><draw:frame draw:style-name="gr27" draw:text-style-name="P14" svg:width="1.6252in" svg:height="0.2921in" svg:x="1.7953in" svg:y="0.1563in"><draw:text-box><text:p text:style-name="P12"><text:span text:style-name="T1">InverseGhostZone applied</text:span></text:p></draw:text-box></draw:frame><draw:line draw:style-name="gr16" draw:text-style-name="P12" svg:x1="0.9409in" svg:y1="0.3437in" svg:x2="0.9409in" svg:y2="0.7602in"><text:p/></draw:line><draw:line draw:style-name="gr16" draw:text-style-name="P12" svg:x1="2.7016in" svg:y1="0.3437in" svg:x2="2.7016in" svg:y2="0.7602in"><text:p/></draw:line></draw:g>Figure <text:sequence text:ref-name="refFigure29" text:name="Figure" text:formula="ooow:Figure+1" style:num-format="1">1-29</text:sequence>: InverseGhostZone example</text:p></draw:text-box></draw:frame>The InverseGhostZone operator makes ghost cells visible and removes real cells from the dataset so plots to which the InverseGhostZone operator have been applied show only the mesh's ghost cells. Ghost cells are a layer of cells around the mesh that usually correspond to real cells in an adjacent mesh when the whole mesh has been decomposed into smaller domains. Ghost cells are frequently used to ensure continuity between domains for operations like contouring. The InverseGhostZone operator is useful for debugging ghost cell placement in simulation data and for database reader plugins under development. </text:p>
      <text:h text:style-name="Heading_20_3" text:outline-level="4"><text:alphabetical-index-mark-start text:id="IMark829258944" text:key1="InverseGhostZone operator"/>Making all cells visible<text:alphabetical-index-mark-end text:id="IMark829258944"/></text:h>
      <text:p text:style-name="Body"><draw:frame draw:style-name="fr2" draw:name="Frame_InverseGhostZoneWindow" text:anchor-type="paragraph" svg:width="4in" draw:z-index="106"><draw:text-box fo:min-height="1.6346in"><text:p text:style-name="Figure"><draw:frame draw:style-name="fr18" draw:name="graphics35" text:anchor-type="paragraph" svg:width="4in" svg:height="1.0945in" draw:z-index="107"><draw:image xlink:href="../images/Operators/inverseghostzonewindow.png" xlink:type="simple" xlink:show="embed" xlink:actuate="onLoad"/></draw:frame>Figure <text:sequence text:ref-name="refFigure30" text:name="Figure" text:formula="ooow:Figure+1" style:num-format="1">1-30</text:sequence>: InverseGhostZone operator attributes window</text:p></draw:text-box></draw:frame>The InverseGhostZone operator's only purpose is to make ghost cells visible and real cells are usually stripped out. If you want to ensure that real cells are not removed while still making the ghost cells be enabled, click the <text:span text:style-name="GUIText">Both ghost zones and real zones </text:span>radio button in the <text:span text:style-name="GUIText">InverseGhostZone operator attributes window</text:span> (see <text:sequence-ref text:reference-format="category-and-value" text:ref-name="refFigure30">Figure 1-30</text:sequence-ref>).</text:p>
      <text:h text:style-name="Heading_20_2" text:outline-level="3"><text:soft-page-break/><text:alphabetical-index-mark-start text:id="IMark829258944"/>Isosurface operator<text:alphabetical-index-mark-end text:id="IMark829258944"/></text:h>
      <text:p text:style-name="Body"><draw:frame draw:style-name="fr7" draw:name="Frame2_IsosurfaceOperator" text:anchor-type="paragraph" svg:width="3.5in" draw:z-index="108"><draw:text-box fo:min-height="2in"><text:p text:style-name="Figure"><draw:frame draw:style-name="fr26" draw:name="graphics36" text:anchor-type="paragraph" svg:width="3.5in" svg:height="1.7154in" draw:z-index="109"><draw:image xlink:href="../images/Operators/isosurface.png" xlink:type="simple" xlink:show="embed" xlink:actuate="onLoad"/></draw:frame><draw:g text:anchor-type="paragraph" draw:z-index="110" draw:style-name="gr1"><draw:frame draw:style-name="gr27" draw:text-style-name="P14" svg:width="1.7953in" svg:height="0.2921in" svg:x="0in" svg:y="0.1563in"><draw:text-box><text:p text:style-name="P12"><text:span text:style-name="T1">Original plots</text:span></text:p></draw:text-box></draw:frame><draw:frame draw:style-name="gr27" draw:text-style-name="P14" svg:width="1.6252in" svg:height="0.2921in" svg:x="1.7953in" svg:y="0.1563in"><draw:text-box><text:p text:style-name="P12"><text:span text:style-name="T1">Isosurface operator applied</text:span></text:p></draw:text-box></draw:frame><draw:line draw:style-name="gr16" draw:text-style-name="P12" svg:x1="0.9409in" svg:y1="0.3437in" svg:x2="0.9409in" svg:y2="0.7602in"><text:p/></draw:line><draw:line draw:style-name="gr16" draw:text-style-name="P12" svg:x1="2.7016in" svg:y1="0.3437in" svg:x2="2.7016in" svg:y2="0.7602in"><text:p/></draw:line></draw:g>Figure <text:sequence text:ref-name="refFigure31" text:name="Figure" text:formula="ooow:Figure+1" style:num-format="1">1-31</text:sequence>: Isosurface operator example</text:p></draw:text-box></draw:frame>The Isosurface operator extracts surfaces from 2D or 3D databases and allows them to be plotted. The Isosurface operator takes as input a database and a list of values and creates a set of isosurfaces through the database. An isosurface is a surface where every point on the surface has the same data value. You can use an isosurface to see a surface through cells that contain a certain value. The Isosurface operator performs essentially the same visualization operation as the Contour plot, but it allows the resulting data to be used in VisIt's other plots. For example, an Isosurface operator can be applied to a Pseudocolor plot where the Isosurface variable is different from the Pseudocolor variable. In that case, not only are the isosurfaces shown, but they are colored by another variable. An example of the Isosurface operator is shown in <text:sequence-ref text:reference-format="category-and-value" text:ref-name="refFigure31">Figure 1-31</text:sequence-ref>.</text:p>
      <text:h text:style-name="Heading_20_3" text:outline-level="4"><text:alphabetical-index-mark-start text:id="IMark829258944" text:key1="Isosurface operator"/>Setting isosurface levels<text:alphabetical-index-mark-end text:id="IMark829258944"/></text:h>
      <text:p text:style-name="Body">By default, VisIt constructs 10 levels into which the data fall. These levels are linearly interpolated values between the data minimum and data maximum. However, you can set your own number of levels, specify the levels you want to see or indicate the percentages for the levels.</text:p>
      <text:p text:style-name="Body"><draw:frame draw:style-name="fr7" draw:name="Frame_IsosurfaceWindow" text:anchor-type="paragraph" svg:width="2.5in" draw:z-index="111"><draw:text-box fo:min-height="2.8417in"><text:p text:style-name="Figure"><draw:frame draw:style-name="fr18" draw:name="graphics37" text:anchor-type="paragraph" svg:width="2.5in" svg:height="2.189in" draw:z-index="112"><draw:image xlink:href="../images/Operators/isosurfacewindow.png" xlink:type="simple" xlink:show="embed" xlink:actuate="onLoad"/></draw:frame>Figure <text:sequence text:ref-name="refFigure32" text:name="Figure" text:formula="ooow:Figure+1" style:num-format="1">1-32</text:sequence>: Isosurface operator attributes window</text:p></draw:text-box></draw:frame>To choose how levels are specified, make a selection from the <text:span text:style-name="GUIText">Select by</text:span> menu. The available options are: <text:span text:style-name="GUIText">N levels, Levels</text:span>, and <text:span text:style-name="GUIText">Percent</text:span>. <text:span text:style-name="GUIText">N levels</text:span>, the default method, allows you to specify the number of levels that will be generated, with 10 being the default. <text:span text:style-name="GUIText">Levels</text:span> requires you to specify real numbers for the levels you want to see. <text:span text:style-name="GUIText">Percent</text:span> takes a list of percentages like 50.5 60 40. Using the numbers just mentioned, the first isosurface would be placed at the value which is 50.5% of the way between the minimum and maximum data values. The next isosurface would be placed at the value that is 60% of the way between the minimum and maximum data values, and so forth. You specify all values for setting the number of isosurfaces by typing into the text field to the right of the <text:span text:style-name="GUIText">Select by</text:span> menu.</text:p>
      <text:h text:style-name="Heading_20_3" text:outline-level="4"><text:soft-page-break/><text:alphabetical-index-mark-start text:id="IMark829258944" text:key1="Isosurface operator"/>Setting Limits<text:alphabetical-index-mark-end text:id="IMark829258944"/></text:h>
      <text:p text:style-name="Body">The <text:span text:style-name="GUIText">Isosurface operator attributes window</text:span>, shown in <text:sequence-ref text:reference-format="category-and-value" text:ref-name="refFigure32">Figure 1-32</text:sequence-ref>, provides controls that allow you to specify artificial minima and maxima for the data in the plot. You might set limits when you have a small range of values that you are interested in and you only want the isosurfaces to be generated through that range. To set the minimum value, click the <text:span text:style-name="GUIText">Min</text:span> check box to enable the <text:span text:style-name="GUIText">Min</text:span> text field and then type a new minimum value into the text field. To set the maximum value, click the <text:span text:style-name="GUIText">Max</text:span> check box to enable the <text:span text:style-name="GUIText">Max</text:span> text field and then type a new maximum value into the text field. Note that either the min, max or both can be specified. If neither minimum nor maximum values are specified, VisIt uses the minimum and maximum values in the dataset.</text:p>
      <text:h text:style-name="Heading_20_3" text:outline-level="4"><text:alphabetical-index-mark-start text:id="IMark829258944" text:key1="Isosurface operator"/>Scaling<text:alphabetical-index-mark-end text:id="IMark829258944"/></text:h>
      <text:p text:style-name="Body">The Isosurface operator typically creates isosurfaces through a range of values by linearly interpolating to the next value. You can also change scales so a logarithmic function is used to get the list of isosurface values through the specified range. To change the scale, click either the <text:span text:style-name="GUIText">Linear</text:span> or <text:span text:style-name="GUIText">Log</text:span> radio buttons in the <text:span text:style-name="GUIText">Isosurface operator attributes window</text:span>.</text:p>
      <text:h text:style-name="Heading_20_3" text:outline-level="4"><text:alphabetical-index-mark-start text:id="IMark829258944" text:key1="Isosurface operator"/>Setting the isosurfacing variable<text:alphabetical-index-mark-end text:id="IMark829258944"/></text:h>
      <text:p text:style-name="Body">The Isosurface operator database variable can differ from the plotted variable. This enables plots to combine information from two variables by having isosurfaces of one variable and then coloring the resulting surfaces by another variable. You can change the isosurfacing variable, by selecting a new variable name from the <text:span text:style-name="GUIText">Variable</text:span> variable button.</text:p>
      <text:p text:style-name="Body">Sometimes it is useful to set the isosurfacing variable when the plotted variable is not a scalar. For example, you might want to apply the Isosurface operator to a Mesh plot but the Mesh plot's plotted variable is not a scalar so the Isosurface operator does not know what to do. To avoid this situation, you can set the isosurfacing variable to one you know to be scalar and the operator will succeed.</text:p>
      <text:h text:style-name="Heading_20_2" text:outline-level="3"><text:soft-page-break/><text:alphabetical-index-mark-start text:id="IMark829258944"/>Isovolume operator<text:alphabetical-index-mark-end text:id="IMark829258944"/></text:h>
      <text:p text:style-name="Body"><draw:frame draw:style-name="fr12" draw:name="Frame_IsovolumeOperator" text:anchor-type="paragraph" svg:x="1.7126in" svg:y="1.5146in" svg:width="3.5in" draw:z-index="113"><draw:text-box fo:min-height="2.7937in"><text:p text:style-name="Figure"><draw:frame draw:style-name="fr26" draw:name="graphics38" text:anchor-type="paragraph" svg:width="3.5in" svg:height="1.7154in" draw:z-index="114"><draw:image xlink:href="../images/Operators/isovolume.png" xlink:type="simple" xlink:show="embed" xlink:actuate="onLoad"/></draw:frame><draw:g text:anchor-type="paragraph" draw:z-index="115" draw:style-name="gr1"><draw:frame draw:style-name="gr27" draw:text-style-name="P14" svg:width="1.7953in" svg:height="0.2921in" svg:x="0in" svg:y="0.1563in"><draw:text-box><text:p text:style-name="P12"><text:span text:style-name="T1">Original plot</text:span></text:p></draw:text-box></draw:frame><draw:frame draw:style-name="gr27" draw:text-style-name="P14" svg:width="1.6252in" svg:height="0.2921in" svg:x="1.7953in" svg:y="0.1563in"><draw:text-box><text:p text:style-name="P12"><text:span text:style-name="T1">Isovolume operator applied</text:span></text:p></draw:text-box></draw:frame><draw:line draw:style-name="gr16" draw:text-style-name="P12" svg:x1="0.9409in" svg:y1="0.3437in" svg:x2="0.9409in" svg:y2="0.7602in"><text:p/></draw:line><draw:line draw:style-name="gr16" draw:text-style-name="P12" svg:x1="2.7016in" svg:y1="0.3437in" svg:x2="2.7016in" svg:y2="0.7602in"><text:p/></draw:line></draw:g>Figure <text:sequence text:ref-name="refFigure33" text:name="Figure" text:formula="ooow:Figure+1" style:num-format="1">1-33</text:sequence>: The effects of the Isovolume operator on a Pseudocolor plot</text:p></draw:text-box></draw:frame>The Isovolume operator creates a new unstructured mesh using only cells and parts of cells from the original mesh that are within the specified data range for a variable. The resulting mesh can be used in other VisIt plots. You might use this operator when searching for cells that have certain values. The Isovolume operator can either use the plotted variable or a variable other than the plotted variable. For instance, you might want to see a Pseudocolor plot of pressure while using the Isovolume operator to remove all cells and parts of cells below a certain density. An example of a plot to which an Isovolume operator has been applied is shown in <text:sequence-ref text:reference-format="category-and-value" text:ref-name="refFigure33">Figure 1-33</text:sequence-ref>.</text:p>
      <text:h text:style-name="Heading_20_3" text:outline-level="4"><text:alphabetical-index-mark-start text:id="IMark829258944" text:key1="Isovolume operator"/>Using the Isovolume operator<text:alphabetical-index-mark-end text:id="IMark829258944"/></text:h>
      <text:p text:style-name="Body"><draw:frame draw:style-name="fr7" draw:name="Frame_IsovolumeWindow" text:anchor-type="paragraph" svg:width="2in" draw:z-index="116"><draw:text-box fo:min-height="2in"><text:p text:style-name="Figure"><draw:frame draw:style-name="fr18" draw:name="graphics39" text:anchor-type="paragraph" svg:width="2in" svg:height="1.4772in" draw:z-index="117"><draw:image xlink:href="../images/Operators/isovolumewindow.png" xlink:type="simple" xlink:show="embed" xlink:actuate="onLoad"/></draw:frame>Figure <text:sequence text:ref-name="refFigure34" text:name="Figure" text:formula="ooow:Figure+1" style:num-format="1">1-34</text:sequence>: Isovolume operator attributes window</text:p></draw:text-box></draw:frame>The Isovolume operator iterates over every cell in a mesh and determines which parts of the cell, if any, contain a value that falls within a specified data range. If any parts of the cell are within the specified data range, they are kept as part of the operator's output. The Isovolume operator uses an isosurfacing algorithm to determine the interfaces where cells should be split so the interfaces for neighboring cells are all continuous and fairly smooth. To specify a data range, type new upper and lower bounds into the <text:span text:style-name="GUIText">Lower bound</text:span> and <text:span text:style-name="GUIText">Upper bound</text:span> text fields in the <text:span text:style-name="GUIText">Isovolume operator attributes window</text:span>, which is shown in <text:sequence-ref text:reference-format="category-and-value" text:ref-name="refFigure34">Figure 1-34</text:sequence-ref>.</text:p>
      <text:p text:style-name="Body">The variable that the Isovolume operator uses does not necessarily have to match the plotted variable. If the plotted variable is to be used, the <text:span text:style-name="GUIText">Variable</text:span> text field must contain the word: default. If you want to make the Isovolume operator use a different variable so you can, for example, plot temperature but only look at regions that have a density greater than 2g/mL, you <text:soft-page-break/>can set the Isovolume's variable to temperature. To make the Isovolume operator use a different variable, select a new variable from the <text:span text:style-name="GUIText">Variable</text:span> variable button in the <text:span text:style-name="GUIText">Isovolume operator attributes window</text:span>. </text:p>
      <text:p text:style-name="Body">If you apply this operator to a plot that does not operator on scalar variables such as the Mesh or Subset plots, be sure to set the variable because the default variables for those plots is never a scalar variable. Without a scalar variable, the Isovolume operator will not work.</text:p>
      <text:h text:style-name="Heading_20_2" text:outline-level="3"><text:alphabetical-index-mark-start text:id="IMark829258944"/>Lineout operator<text:alphabetical-index-mark-end text:id="IMark829258944"/></text:h>
      <text:p text:style-name="Body">The Lineout operator samples data values along a line, producing a 1D database from databases of greater dimension. This operator is used implicitly by VisIt's Lineout capability and cannot be added to plots. For more information on Lineout, see the <text:span text:style-name="ChapterName">Quantitative Analysis</text:span> chapter.</text:p>
      <text:h text:style-name="Heading_20_2" text:outline-level="3"><text:alphabetical-index-mark-start text:id="IMark829258944"/>Merge operator<text:alphabetical-index-mark-end text:id="IMark829258944"/></text:h>
      <text:p text:style-name="Body">VisIt's Merge operator merges all geometry that may exist on separate processors into a single geometry dataset on a single processor. The Merge operator can be useful when applying other operators like the Decimate operator or when creating Streamline plots. The Merge operator is not enabled by default.</text:p>
      <text:h text:style-name="Heading_20_2" text:outline-level="3"><text:soft-page-break/><text:alphabetical-index-mark-start text:id="IMark829258944"/>OnionPeel operator<text:alphabetical-index-mark-end text:id="IMark829258944"/></text:h>
      <text:p text:style-name="Body"><draw:frame draw:style-name="fr5" draw:name="Frame_OnionPeel" text:anchor-type="paragraph" svg:width="6in" draw:z-index="118"><draw:text-box fo:min-height="3.3772in"><text:p text:style-name="Figure"><draw:frame draw:style-name="fr32" draw:name="graphics40" text:anchor-type="paragraph" svg:width="5.5in" svg:height="2.75in" draw:z-index="119"><draw:image xlink:href="../images/Operators/onion.png" xlink:type="simple" xlink:show="embed" xlink:actuate="onLoad"/></draw:frame><draw:g text:anchor-type="paragraph" draw:z-index="120" draw:style-name="gr1"><draw:g draw:style-name="gr2"><draw:frame draw:style-name="gr28" draw:text-style-name="P14" svg:width="2.5213in" svg:height="0.2398in" svg:x="0.3764in" svg:y="0.1535in"><draw:text-box><text:p text:style-name="P12"><text:span text:style-name="T1">Original plots</text:span></text:p></draw:text-box></draw:frame><draw:line draw:style-name="gr16" draw:text-style-name="P12" svg:x1="1.6472in" svg:y1="0.35in" svg:x2="1.6472in" svg:y2="0.9437in"><text:p/></draw:line></draw:g><draw:g draw:style-name="gr2"><draw:frame draw:style-name="gr28" draw:text-style-name="P14" svg:width="1.2295in" svg:height="0.2398in" svg:x="3.0535in" svg:y="0.1535in"><draw:text-box><text:p text:style-name="P12"><text:span text:style-name="T1">Layer 0</text:span></text:p></draw:text-box></draw:frame><draw:frame draw:style-name="gr28" draw:text-style-name="P14" svg:width="1.2087in" svg:height="0.2398in" svg:x="4.4807in" svg:y="0.1535in"><draw:text-box><text:p text:style-name="P12"><text:span text:style-name="T1">Layer 1</text:span></text:p></draw:text-box></draw:frame><draw:line draw:style-name="gr16" draw:text-style-name="P12" svg:x1="3.6161in" svg:y1="0.35in" svg:x2="3.6161in" svg:y2="0.9437in"><text:p/></draw:line><draw:line draw:style-name="gr16" draw:text-style-name="P12" svg:x1="5.0661in" svg:y1="0.3189in" svg:x2="5.0661in" svg:y2="0.9126in"><text:p/></draw:line></draw:g><draw:g draw:style-name="gr2"><draw:frame draw:style-name="gr28" draw:text-style-name="P14" svg:width="1.2295in" svg:height="0.2398in" svg:x="3.0535in" svg:y="2.9098in"><draw:text-box><text:p text:style-name="P12"><text:span text:style-name="T1">Layer 2</text:span></text:p></draw:text-box></draw:frame><draw:frame draw:style-name="gr28" draw:text-style-name="P14" svg:width="1.2087in" svg:height="0.2398in" svg:x="4.4807in" svg:y="2.9098in"><draw:text-box><text:p text:style-name="P12"><text:span text:style-name="T1">Layer 4</text:span></text:p></draw:text-box></draw:frame><draw:line draw:style-name="gr16" draw:text-style-name="P12" svg:x1="3.6783in" svg:y1="2.9094in" svg:x2="3.6783in" svg:y2="2.3992in"><text:p/></draw:line><draw:line draw:style-name="gr16" draw:text-style-name="P12" svg:x1="5.0764in" svg:y1="2.9094in" svg:x2="5.0764in" svg:y2="2.3992in"><text:p/></draw:line></draw:g></draw:g>Figure <text:sequence text:ref-name="refFigure35" text:name="Figure" text:formula="ooow:Figure+1" style:num-format="1">1-35</text:sequence>: OnionPeel operator example</text:p></draw:text-box></draw:frame>The OnionPeel operator creates a new unstructured mesh by taking a seed cell or node from a mesh and progressively adds more layers made up of the initial cell's neighboring cells. The resulting mesh is then plotted using any of VisIt's standard plots. The OnionPeel operator is often useful for debugging problems with scientific simulation codes, which often indicate error conditions for certain cells in the simulated model. Armed with the cell number that caused the simulation to develop problems, the user can visualize the simulation output in VisIt and examine the bad cell using the OnionPeel operator. The OnionPeel operator takes a cell index or a node index as a seed from which to start growing layers. Only the seed is shown initially but as you increase the number of layers, more of the cells around the seed are added to the visualization. An example of the OnionPeel operator is shown in <text:sequence-ref text:reference-format="category-and-value" text:ref-name="refFigure35">Figure 1-35</text:sequence-ref>.</text:p>
      <text:h text:style-name="Heading_20_3" text:outline-level="4"><text:alphabetical-index-mark-start text:id="IMark829258944" text:key1="OnionPeel operator"/>Setting the seed<text:alphabetical-index-mark-end text:id="IMark829258944"/></text:h>
      <text:p text:style-name="Body"><draw:frame draw:style-name="fr13" draw:name="Frame6" text:anchor-type="paragraph" svg:x="4.3457in" svg:width="2.5in" draw:z-index="191"><draw:text-box fo:min-height="3in"><text:p text:style-name="Figure"><draw:frame draw:style-name="fr18" draw:name="graphics41" text:anchor-type="paragraph" svg:width="2.5in" svg:height="2.4035in" draw:z-index="192"><draw:image xlink:href="../images/Operators/onionpeelwindow.png" xlink:type="simple" xlink:show="embed" xlink:actuate="onLoad"/></draw:frame>Figure <text:sequence text:ref-name="refFigure36" text:name="Figure" text:formula="ooow:Figure+1" style:num-format="1">1-36</text:sequence>: OnionPeel operator attributes window</text:p></draw:text-box></draw:frame>The OnionPeel operator uses a seed cell or a seed node as the seed to which all cells from other layers are added. When a layer is added around the seed, the new cells are those immediately connected to the seed. You specify the seed as a cell index or a node index by typing a new seed value into the <text:span text:style-name="GUIText">Seed# or ij[k]</text:span> text field. VisIt interprets the seed as a cell index by default. If you want to start <text:soft-page-break/>growing cell layers around a given node, click on the <text:span text:style-name="GUIText">Node</text:span> radio button before entering a new seed value. The form of the seed index depends on how the underlying mesh is organized. Unstructured meshes, which are a collection of independent cells, require only a single integer value for the seed while structured meshes are indexed with i,j or i,j,k indices depending on the dimension of the mesh. To set the seed using i,j,k indices, type the i and j and k indices, separated by spaces, into the <text:span text:style-name="GUIText">Seed# or ij[k] </text:span>text field.</text:p>
      <text:p text:style-name="Body">Some meshes that have been decomposed into multiple smaller meshes known blocks or domains have an auxiliary set of cell indices and node indices that allow cells and nodes from any of the domains to be addressed as though each domain was part of a single, larger whole. If you have such a mesh and want to specify seed indices in terms of global cell indices or global node indices, be sure to turn on the <text:span text:style-name="GUIText">Seed# is Global </text:span>check box.</text:p>
      <text:p text:style-name="Body">The OnionPeel operator can only operate on one domain at a time and when the operator grows layers, they do not cross domain boundaries. The seed cell index is always relative to the active domain. To make a cell in a different domain the new seed cell, change the domain number by selecting a new domain from the <text:span text:style-name="GUIText">Set</text:span> drop down list.</text:p>
      <text:h text:style-name="Heading_20_3" text:outline-level="4"><text:alphabetical-index-mark-start text:id="IMark829258944" text:key1="OnionPeel operator"/>Growing layers<text:alphabetical-index-mark-end text:id="IMark829258944"/></text:h>
      <text:p text:style-name="Body">The OnionPeel operator starts with a seed and adds layers of new cells around that seed. The added cells are determined by the layer number and the adjacency information. The cell adjacency rule determines the connectivity between cells. Cells are next to each other if they share a cell face or a cell node. The visualization will differ slightly depending on which adjacency rule is used. To change the adjacency rule, click the <text:span text:style-name="GUIText">Node</text:span> or the <text:span text:style-name="GUIText">Face</text:span> radio buttons in the <text:span text:style-name="GUIText">OnionPeel operator attributes window</text:span>, shown in <text:sequence-ref text:reference-format="category-and-value" text:ref-name="refFigure36">Figure 1-36</text:sequence-ref>.</text:p>
      <text:p text:style-name="Body">The OnionPeel operator initially shows zero layers out from the seed, so only the seed is shown in the visualization when the OnionPeel operator is first applied. Consequently, the visualization might appear to be empty since some seed cells are very small. To add more layers around the seed, enter a larger layer number into the <text:span text:style-name="GUIText">Layer Number</text:span> text field. Clicking the up or down buttons next to the <text:span text:style-name="GUIText">Layer Number</text:span> text field also increments or decrements the layer number.</text:p>
      <text:h text:style-name="Heading_20_2" text:outline-level="3"><text:alphabetical-index-mark-start text:id="IMark829258944"/>Project operator<text:alphabetical-index-mark-end text:id="IMark829258944"/></text:h>
      <text:p text:style-name="Body"><draw:frame draw:style-name="fr7" draw:name="Frame_ProjectOperator" text:anchor-type="paragraph" svg:width="3.5in" draw:z-index="121"><draw:text-box fo:min-height="4.4689in"><text:p text:style-name="Figure"><draw:g text:anchor-type="paragraph" draw:z-index="123" draw:style-name="gr1"><draw:frame draw:style-name="gr27" draw:text-style-name="P14" svg:width="1.7953in" svg:height="0.2921in" svg:x="0in" svg:y="0.1563in"><draw:text-box><text:p text:style-name="P12"><text:span text:style-name="T1">Original plot</text:span></text:p></draw:text-box></draw:frame><draw:frame draw:style-name="gr27" draw:text-style-name="P14" svg:width="1.6252in" svg:height="0.2921in" svg:x="1.7953in" svg:y="0.1563in"><draw:text-box><text:p text:style-name="P12"><text:span text:style-name="T1">Project operator applied</text:span></text:p></draw:text-box></draw:frame><draw:line draw:style-name="gr16" draw:text-style-name="P12" svg:x1="0.9409in" svg:y1="0.3437in" svg:x2="0.9409in" svg:y2="0.7602in"><text:p/></draw:line><draw:line draw:style-name="gr16" draw:text-style-name="P12" svg:x1="2.7016in" svg:y1="0.3437in" svg:x2="2.7016in" svg:y2="0.7602in"><text:p/></draw:line></draw:g><draw:frame draw:style-name="fr26" draw:name="graphics42" text:anchor-type="paragraph" svg:width="3.5in" svg:height="1.75in" draw:z-index="122"><draw:image xlink:href="../images/Operators/project.png" xlink:type="simple" xlink:show="embed" xlink:actuate="onLoad"/></draw:frame>Figure <text:sequence text:ref-name="refFigure37" text:name="Figure" text:formula="ooow:Figure+1" style:num-format="1">1-37</text:sequence>: Project operator example</text:p><text:p text:style-name="Figure"><draw:frame draw:style-name="fr18" draw:name="graphics43" text:anchor-type="paragraph" svg:width="3.5in" svg:height="1.4201in" draw:z-index="124"><draw:image xlink:href="../images/Operators/projectwindow.png" xlink:type="simple" xlink:show="embed" xlink:actuate="onLoad"/></draw:frame>Figure <text:sequence text:ref-name="refFigure38" text:name="Figure" text:formula="ooow:Figure+1" style:num-format="1">1-38</text:sequence>: Project operator attributes window</text:p></draw:text-box></draw:frame>The Project operator sets all of the Z <text:soft-page-break/>values in the coordinates of a 3D mesh to zero and reduces the topological dimension of the mesh by 1. The Project operator is, in essence, an operator to make 2D meshes out of 3D meshes. An example of the Project operator is shown in <text:sequence-ref text:reference-format="category-and-value" text:ref-name="refFigure37">Figure 1-37</text:sequence-ref>.</text:p>
      <text:h text:style-name="Heading_20_3" text:outline-level="4">Setting the projection type</text:h>
      <text:p text:style-name="Body">The Project operator can project 3D down to 2D using two different transforms: XY Cartesian, and ZR Cylindrical. To specify which of these transforms you want to use when using the Project operator, click on either the <text:span text:style-name="GUIText">XYCartesian</text:span> or <text:span text:style-name="GUIText">ZRCylindrical</text:span> radio buttons in the <text:span text:style-name="GUIText">Project operator attributes window</text:span> (see <text:sequence-ref text:reference-format="category-and-value" text:ref-name="refFigure38">Figure 1-38</text:sequence-ref>).</text:p>
      <text:h text:style-name="Heading_20_2" text:outline-level="3"><text:alphabetical-index-mark-start text:id="IMark829258944"/>Reflect operator<text:alphabetical-index-mark-end text:id="IMark829258944"/></text:h>
      <text:p text:style-name="Body"><draw:frame draw:style-name="fr2" draw:name="Frame_ReflectOperator" text:anchor-type="paragraph" svg:width="6in" draw:z-index="125"><draw:text-box fo:min-height="2.8744in"><text:p text:style-name="Figure"><draw:frame draw:style-name="fr26" draw:name="graphics44" text:anchor-type="paragraph" svg:width="6in" svg:height="1.948in" draw:z-index="126"><draw:image xlink:href="../images/Operators/reflect.png" xlink:type="simple" xlink:show="embed" xlink:actuate="onLoad"/></draw:frame><draw:g text:anchor-type="paragraph" draw:z-index="127"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2634in" svg:x="2.189in" svg:y="0.2366in"><draw:text-box><text:p text:style-name="P12"><text:span text:style-name="T1">Reflected plots</text:span></text:p></draw:text-box></draw:frame><draw:frame draw:style-name="gr26" draw:text-style-name="P14" svg:width="1.6776in" svg:height="0.337in" svg:x="4.1575in" svg:y="0.2366in"><draw:text-box><text:p text:style-name="P12"><text:span text:style-name="T1">Reflected plots</text:span></text:p><text:p text:style-name="P12"><text:span text:style-name="T1">(different Y-axis)</text:span></text:p></draw:text-box></draw:frame><draw:line draw:style-name="gr16" draw:text-style-name="P12" svg:x1="1.0535in" svg:y1="0.4555in" svg:x2="1.0535in" svg:y2="0.8307in"><text:p/></draw:line><draw:line draw:style-name="gr16" draw:text-style-name="P12" svg:x1="3.022in" svg:y1="0.4146in" svg:x2="3.022in" svg:y2="0.9453in"><text:p/></draw:line><draw:line draw:style-name="gr16" draw:text-style-name="P12" svg:x1="4.9909in" svg:y1="0.5705in" svg:x2="4.9909in" svg:y2="0.9457in"><text:p/></draw:line></draw:g>Figure <text:sequence text:ref-name="refFigure39" text:name="Figure" text:formula="ooow:Figure+1" style:num-format="1">1-39</text:sequence>: Reflect operator example</text:p></draw:text-box></draw:frame>Use the Reflect operator to reflect database geometry across one or more axes. Scientific simulations often rely on symmetry so they only need to simulate part of the problem. When creating a visualization, most users want to see the entire object that was simulated. This often involves reflecting the database geometry to create the full geometry of the simulated object. VisIt's Reflect operator can be applied to both 2D and 3D databases and can reflect them across one or more plot axes. An example of the Reflect operator is shown in <text:sequence-ref text:reference-format="category-and-value" text:ref-name="refFigure39">Figure 1-39</text:sequence-ref>.</text:p>
      <text:h text:style-name="Heading_20_3" text:outline-level="4">Setting the Reflect operator attribute window's <text:alphabetical-index-mark-start text:id="IMark829258944" text:key1="Reflect operator"/>input mode<text:alphabetical-index-mark-end text:id="IMark829258944"/></text:h>
      <text:p text:style-name="Body">The <text:span text:style-name="GUIText">Reflect operator attributes window</text:span>, shown in <text:sequence-ref text:reference-format="category-and-value" text:ref-name="refFigure40">Figure 1-40</text:sequence-ref>, has two input modes. One input mode is for 2D data, in which only reflection quadrants are shown, and the second input mode is for 3D data for which the window shows 3D octants. In either input mode, clicking on the brightly colored shapes turns on different reflections and in the 3D input mode, clicking on the cyan arrow rotates the view so you can more easily get to reflections in the back. To set the input mode, click either the <text:span text:style-name="GUIText">2D</text:span> or <text:span text:style-name="GUIText">3D</text:span> radio buttons.</text:p>
      <text:h text:style-name="Heading_20_3" text:outline-level="4"><text:soft-page-break/><text:alphabetical-index-mark-start text:id="IMark829258944" text:key1="Reflect operator"/>Setting the data octant<text:alphabetical-index-mark-end text:id="IMark829258944"/></text:h>
      <text:p text:style-name="Body">The Reflect operator assumes that the database being reflected resides in the +X+Y+Z octant when performing its reflections. Sometimes, due to the orientation of the database geometry, it is convenient to assume the geometry exists in another octant. To change the data octant, make a new selection from the <text:span text:style-name="GUIText">Original data is in octant</text:span> menu in the <text:span text:style-name="GUIText">Reflect operator attributes window</text:span>. The <text:span text:style-name="GUIText">Reflection operator attributes window</text:span> graphically depicts the original data octant as the octant that contains a sphere instead of a cube, which correspond only to reflections.</text:p>
      <text:p text:style-name="Body"><draw:frame draw:style-name="fr9" draw:name="Frame_ReflectWindow" text:anchor-type="paragraph" svg:width="4.6957in" draw:z-index="128"><draw:text-box fo:min-height="4.4154in"><text:p text:style-name="Figure"><draw:frame draw:style-name="fr27" draw:name="graphics46" text:anchor-type="paragraph" svg:width="2.3in" svg:height="4in" draw:z-index="130"><draw:image xlink:href="../images/Operators/reflectwindow2.png" xlink:type="simple" xlink:show="embed" xlink:actuate="onLoad"/></draw:frame><draw:frame draw:style-name="fr23" draw:name="graphics45" text:anchor-type="paragraph" svg:width="2.3in" svg:height="4in" draw:z-index="129"><draw:image xlink:href="../images/Operators/reflectwindow.png" xlink:type="simple" xlink:show="embed" xlink:actuate="onLoad"/></draw:frame>Figure <text:sequence text:ref-name="refFigure40" text:name="Figure" text:formula="ooow:Figure+1" style:num-format="1">1-40</text:sequence>: Reflect operator attributes window</text:p></draw:text-box></draw:frame></text:p>
      <text:h text:style-name="Heading_20_3" text:outline-level="4"><text:soft-page-break/><text:alphabetical-index-mark-start text:id="IMark829258944" text:key1="Reflect operator"/>Reflecting plots<text:alphabetical-index-mark-end text:id="IMark829258944"/></text:h>
      <text:p text:style-name="Body">Once the Reflect operator has been applied to plots, you must usually specify the direction in which the plots should be reflected. To set the plot direction, click on the check boxes below the <text:span text:style-name="GUIText">Original data is in octant menu</text:span>. The possible reflections are shown by the cube and sphere glyphs. When a reflection is set to be on, the glyph in the octant or quadrant will be green or magenta. When a reflection is not on, its glyph is smaller and silver. To turn a reflection on or off, just click on its glyph. If the window is in its 3D input mode and you need to access octants in the back that are obscured by other octants, clicking on the cyan arrow will rotate the glyphs to the octants in the back will be more accessible.</text:p>
      <text:h text:style-name="Heading_20_3" text:outline-level="4"><text:alphabetical-index-mark-start text:id="IMark829258944" text:key1="Reflect operator"/>Reflection limits<text:alphabetical-index-mark-end text:id="IMark829258944"/></text:h>
      <text:p text:style-name="Body">Reflection limits determine the axes about which the database geometry is reflected. The Reflect operator attributes window has three reflection limits controls; one for each dimension. You will usually want to reflect plots using the dataset min value, which you set by clicking the <text:span text:style-name="GUIText">Use </text:span><text:span text:style-name="GUIText">dataset min</text:span> radio button. When using the dataset min value to reflect plots, the reflected plots will touch along the reflected edge. You can also specify another axis of reflection. When using a custom axis of reflection, the reflected plots will not necessarily touch. This option, though not normally needed, can produce interesting effects in animations. To specify a custom axis of reflection, click the <text:span text:style-name="GUIText">Specify X, Specify Y, or Specify Z</text:span> radio buttons and enter a new X, Y, or Z value into the appropriate text field.</text:p>
      <text:h text:style-name="Heading_20_2" text:outline-level="3"><text:alphabetical-index-mark-start text:id="IMark829258944"/>Revolve operator<text:alphabetical-index-mark-end text:id="IMark829258944"/></text:h>
      <text:p text:style-name="Body"><draw:frame draw:style-name="fr7" draw:name="Frame_RevolveOperator" text:anchor-type="paragraph" svg:width="3.5in" draw:z-index="131"><draw:text-box fo:min-height="5.3138in"><text:p text:style-name="Figure"><draw:frame draw:style-name="fr26" draw:name="graphics47" text:anchor-type="paragraph" svg:width="3.5in" svg:height="1.75in" draw:z-index="132"><draw:image xlink:href="../images/Operators/revolve.png" xlink:type="simple" xlink:show="embed" xlink:actuate="onLoad"/></draw:frame><draw:g text:anchor-type="paragraph" draw:z-index="134" draw:style-name="gr1"><draw:frame draw:style-name="gr27" draw:text-style-name="P14" svg:width="1.7953in" svg:height="0.2921in" svg:x="0in" svg:y="0.1563in"><draw:text-box><text:p text:style-name="P12"><text:span text:style-name="T1">Original plot</text:span></text:p></draw:text-box></draw:frame><draw:frame draw:style-name="gr27" draw:text-style-name="P14" svg:width="1.6252in" svg:height="0.2921in" svg:x="1.7953in" svg:y="0.1563in"><draw:text-box><text:p text:style-name="P12"><text:span text:style-name="T1">Revolve operator applied</text:span></text:p></draw:text-box></draw:frame><draw:line draw:style-name="gr16" draw:text-style-name="P12" svg:x1="0.9409in" svg:y1="0.3437in" svg:x2="0.9409in" svg:y2="0.7602in"><text:p/></draw:line><draw:line draw:style-name="gr16" draw:text-style-name="P12" svg:x1="2.7016in" svg:y1="0.3437in" svg:x2="2.7016in" svg:y2="0.7602in"><text:p/></draw:line></draw:g>Figure <text:sequence text:ref-name="refFigure41" text:name="Figure" text:formula="ooow:Figure+1" style:num-format="1">1-41</text:sequence>: Revolve operator example</text:p><text:p text:style-name="Figure"><draw:frame draw:style-name="fr23" draw:name="graphics48" text:anchor-type="paragraph" svg:width="2.6598in" svg:height="2.25in" draw:z-index="133"><draw:image xlink:href="../images/Operators/revolvewindow.png" xlink:type="simple" xlink:show="embed" xlink:actuate="onLoad"/></draw:frame>Figure <text:sequence text:ref-name="refFigure42" text:name="Figure" text:formula="ooow:Figure+1" style:num-format="1">1-42</text:sequence>: Revolve operator attributes window</text:p></draw:text-box></draw:frame>The Revolve operator is for creating 3D geometry from 2D geometry by revolving the 2D about an axis. The Revolve operator is useful for incorporating 2D simulation data into a visualization along with existing 3D data. An example of the Revolve operator is shown in <text:sequence-ref text:reference-format="category-and-value" text:ref-name="refFigure41">Figure 1-41</text:sequence-ref>.</text:p>
      <text:h text:style-name="Heading_20_3" text:outline-level="4">Using the Revolve operator</text:h>
      <text:p text:style-name="Body">To use the Revolve operator, the first thing to do is pick an axis of revolution. The axis of revolution is specified as a 3D vector in the <text:span text:style-name="GUIText">Axis of revolution</text:span> text field (see <text:sequence-ref text:reference-format="category-and-value" text:ref-name="refFigure42">Figure 1-42</text:sequence-ref>) and serves as the axis about which your 2D geometry is revolved. If you want to revolve 2D geometry into 3D geometry without any <text:soft-page-break/>holes in the middle, be sure to pick an axis of revolution that is incident with an edge of your 2D geometry. If you want 3D geometry where the initial 2D faces do not meet, be sure to specify start and stop angles in degrees in the <text:span text:style-name="GUIText">Start angle</text:span> and <text:span text:style-name="GUIText">Stop angle</text:span> text fields. Finally, the number of steps determines how many times the initial 2D geometry is revolved along the way from the start angle to the stop angle. You can specify the number of steps by entering a new value into the <text:span text:style-name="GUIText">Number of steps</text:span> text field.</text:p>
      <text:h text:style-name="Heading_20_2" text:outline-level="3"><text:alphabetical-index-mark-start text:id="IMark829258944"/>Resample operator<text:alphabetical-index-mark-end text:id="IMark829258944"/></text:h>
      <text:p text:style-name="Body">The Resample operator extracts data from any input dataset in a uniform fashion, forming a new 2D or 3D rectilinear grid onto which the original dataset has been mapped. The Resample operator is useful in a variety of contexts such as downsampling a high resolution dataset (shown in <text:sequence-ref text:reference-format="category-and-value" text:ref-name="refFigure43">Figure 1-43</text:sequence-ref>), rendering Constructive Solid Geometry (CSG) meshes, or mapping multiple datasets into a common grid for comparison purposes.</text:p>
      <text:h text:style-name="Heading_20_3" text:outline-level="4"><draw:frame draw:style-name="fr5" draw:name="Frame_ResampleOperator" text:anchor-type="paragraph" svg:width="3.5in" draw:z-index="135"><draw:text-box fo:min-height="2in"><text:p text:style-name="Figure"><draw:frame draw:style-name="fr26" draw:name="graphics49" text:anchor-type="paragraph" svg:width="3.5in" svg:height="1.75in" draw:z-index="136"><draw:image xlink:href="../images/Operators/resample.png" xlink:type="simple" xlink:show="embed" xlink:actuate="onLoad"/></draw:frame><draw:g text:anchor-type="paragraph" draw:z-index="137" draw:style-name="gr1"><draw:frame draw:style-name="gr27" draw:text-style-name="P14" svg:width="1.3441in" svg:height="0.337in" svg:x="0.3138in" svg:y="0.1563in"><draw:text-box><text:p text:style-name="P12"><text:span text:style-name="T1">Plot of original curvilinear data</text:span></text:p></draw:text-box></draw:frame><draw:frame draw:style-name="gr27" draw:text-style-name="P14" svg:width="1.3252in" svg:height="0.337in" svg:x="2.0949in" svg:y="0.1563in"><draw:text-box><text:p text:style-name="P12"><text:span text:style-name="T1">Plot of data resampled onto rectilinear grid</text:span></text:p></draw:text-box></draw:frame><draw:line draw:style-name="gr16" draw:text-style-name="P12" svg:x1="1.0035in" svg:y1="0.4902in" svg:x2="1.0035in" svg:y2="0.9067in"><text:p/></draw:line><draw:line draw:style-name="gr16" draw:text-style-name="P12" svg:x1="2.7736in" svg:y1="0.5in" svg:x2="2.7736in" svg:y2="0.9165in"><text:p/></draw:line></draw:g>Figure <text:sequence text:ref-name="refFigure43" text:name="Figure" text:formula="ooow:Figure+1" style:num-format="1">1-43</text:sequence>: Resample operator example</text:p></draw:text-box></draw:frame><text:alphabetical-index-mark-start text:id="IMark829258944" text:key1="Resample operator"/>Resampling onto a rectilinear grid<text:alphabetical-index-mark-end text:id="IMark829258944"/></text:h>
      <text:p text:style-name="Body"><draw:frame draw:style-name="fr7" draw:name="Frame_ResampleWindow" text:anchor-type="paragraph" svg:width="2.5in" draw:z-index="138"><draw:text-box fo:min-height="3.6134in"><text:p text:style-name="Figure"><draw:frame draw:style-name="fr18" draw:name="graphics50" text:anchor-type="paragraph" svg:width="2.5in" svg:height="3.0854in" draw:z-index="139"><draw:image xlink:href="../images/Operators/resamplewindow.png" xlink:type="simple" xlink:show="embed" xlink:actuate="onLoad"/></draw:frame>Figure <text:sequence text:ref-name="refFigure44" text:name="Figure" text:formula="ooow:Figure+1" style:num-format="1">1-44</text:sequence>: Resample operator attributes window</text:p></draw:text-box></draw:frame>Resampling a high resolution dataset onto a rectilinear grid is the most common use case for the Resample operator. When a Resample operator is applied to a plot, the Resample operator clips out any data values that are not within the operator's bounding box. For the data that remains inside the bounding box, the operator samples it using the user-specified numbers of samples for the X, Y, and Z dimensions. The bounding box is specified by entering new start and end values for each dimension. For example, if you want to change the locations sampled in the X dimension then you could type new floating point <text:soft-page-break/>values into the <text:span text:style-name="GUIText">Resample operator attributes window's</text:span> <text:span text:style-name="GUIText">Start X</text:span> and <text:span text:style-name="GUIText">End X</text:span> text fields. The same pattern applies to changing the locations sampled in the Y and Z dimensions. One difference between resampling 2D and 3D datasets is that 3D datasets must have the <text:span text:style-name="GUIText">3D resampling</text:span> check box enabled to ensure that VisIt uses the user-specified Z-extents and number of samples in Z.</text:p>
      <text:p text:style-name="Body">Samples for which there was no data in the original input dataset are provided with a default value that you can change by typing a new floating point number into the <text:span text:style-name="GUIText">Value for uncovered regions</text:span> text field.</text:p>
      <text:h text:style-name="Heading_20_3" text:outline-level="4"><text:alphabetical-index-mark-start text:id="IMark829258944" text:key1="Resample operator"/>Using Resample with CSG meshes<text:alphabetical-index-mark-end text:id="IMark829258944"/></text:h>
      <text:p text:style-name="Body"><draw:frame draw:style-name="fr2" draw:name="Frame_ResampleCSG" text:anchor-type="paragraph" svg:width="5.5in" draw:z-index="140"><draw:text-box fo:min-height="2.702in"><text:p text:style-name="Figure"><draw:frame draw:style-name="fr33" draw:name="graphics51" text:anchor-type="paragraph" svg:width="5.5in" svg:height="1.8335in" draw:z-index="141"><draw:image xlink:href="../images/Operators/resamplecsg.png" xlink:type="simple" xlink:show="embed" xlink:actuate="onLoad"/></draw:frame><draw:frame text:anchor-type="paragraph" draw:z-index="142" draw:style-name="gr17" draw:text-style-name="P12" svg:width="1.6043in" svg:height="0.2189in" svg:x="0.0846in" svg:y="0.0764in"><draw:text-box><text:p text:style-name="P12">25<text:span text:style-name="T2">3</text:span> samples</text:p></draw:text-box></draw:frame><draw:frame text:anchor-type="paragraph" draw:z-index="143" draw:style-name="gr17" draw:text-style-name="P12" svg:width="1.6878in" svg:height="0.2189in" svg:x="1.939in" svg:y="0.0764in"><draw:text-box><text:p text:style-name="P12"><text:span text:style-name="T3">50</text:span><text:span text:style-name="T2">3</text:span> samples</text:p></draw:text-box></draw:frame><draw:frame text:anchor-type="paragraph" draw:z-index="144" draw:style-name="gr17" draw:text-style-name="P12" svg:width="1.6461in" svg:height="0.2189in" svg:x="3.7827in" svg:y="0.0764in"><draw:text-box><text:p text:style-name="P12">100<text:span text:style-name="T2">3</text:span> samples</text:p></draw:text-box></draw:frame>Figure <text:sequence text:ref-name="refFigure45" text:name="Figure" text:formula="ooow:Figure+1" style:num-format="1">1-45</text:sequence>: The Resample operator can be used to control the resolution of CSG meshes</text:p></draw:text-box></draw:frame>Constructive Solid Geometry (CSG) modeling is a method whereby complex models are built by adding and subtracting primitive objects such as spheres, cubes, cones, etc. When you plot a CSG mesh in VisIt, VisIt resamples the CSG mesh into discrete cells that can be processed as an unstructured mesh and plotted. The Resample operator can be used to tell VisIt the granularity at which the CSG mesh should be sampled, overriding the CSG mesh's default sampling. Naturally, higher numbers of samples in the Resample operator produce a more faithful representation of the original CSG mesh. <text:sequence-ref text:reference-format="category-and-value" text:ref-name="refFigure45">Figure 1-45</text:sequence-ref> depicts a CSG model that contains a disc within a smooth ring. Note that as the number of samples in the Resample operator increases, the model becomes smoother and jagged edges start to disappear.</text:p>
      <text:h text:style-name="Heading_20_3" text:outline-level="4"><text:alphabetical-index-mark-start text:id="IMark829258944" text:key1="Resample operator"/>Resampling surfaces projected to 2D<text:alphabetical-index-mark-end text:id="IMark829258944"/></text:h>
      <text:p text:style-name="Body">Sometimes is is useful to project complex surfaces into 2D and resample them onto a 2D mesh so queries and other analysis can be performed. </text:p>
      <text:p text:style-name="Body">When you project a complex surface to 2D using the Project operator, all of a plot's geometry remains and its Z coordinates are set to zero. This results in some areas where the plot is essentially crushed on top of itself, as shown in <text:sequence-ref text:reference-format="category-and-value" text:ref-name="refFigure46">Figure 1-46</text:sequence-ref>. When resampling the plot onto a <text:soft-page-break/>new 2D grid, these overlapping areas can be treated in three different ways. You can ensure that the top value is taken if you choose the random option by clicking on the <text:span text:style-name="GUIText">random</text:span> button in the <text:span text:style-name="GUIText">Resolve ties</text:span> button group. You can use a mask variable to decide ties by clicking on the <text:span text:style-name="GUIText">largest</text:span> or <text:span text:style-name="GUIText">smallest</text:span> buttons and by selecting an appropriate variable using the <text:span text:style-name="GUIText">Variable to resolve ties</text:span> menu.</text:p>
      <text:h text:style-name="Heading_20_2" text:outline-level="3"><draw:frame draw:style-name="fr14" draw:name="Frame_ResampleWithProject" text:anchor-type="paragraph" svg:x="0.7508in" svg:y="0.0772in" svg:width="5.5in" draw:z-index="193"><draw:text-box fo:min-height="2.7in"><text:p text:style-name="Figure"><draw:frame draw:style-name="fr34" draw:name="graphics52" text:anchor-type="paragraph" svg:width="5.5in" svg:height="2.75in" draw:z-index="198"><draw:image xlink:href="../images/Operators/resampleties.png" xlink:type="simple" xlink:show="embed" xlink:actuate="onLoad"/></draw:frame><draw:frame text:anchor-type="paragraph" draw:z-index="197" draw:style-name="gr33" draw:text-style-name="P14" svg:width="1.4689in" svg:height="0.198in" svg:x="0.0953in" svg:y="0.0937in"><draw:text-box><text:p text:style-name="P12"><text:span text:style-name="T1">3D isosurface</text:span></text:p></draw:text-box></draw:frame><draw:frame text:anchor-type="paragraph" draw:z-index="196" draw:style-name="gr33" draw:text-style-name="P14" svg:width="1.4689in" svg:height="0.198in" svg:x="2.0638in" svg:y="0.0937in"><draw:text-box><text:p text:style-name="P12"><text:span text:style-name="T1">Projected to 2D</text:span></text:p></draw:text-box></draw:frame><draw:frame text:anchor-type="paragraph" draw:z-index="195" draw:style-name="gr33" draw:text-style-name="P14" svg:width="1.5421in" svg:height="0.198in" svg:x="3.9598in" svg:y="0.0937in"><draw:text-box><text:p text:style-name="P12"><text:span text:style-name="T1">Resampled into 2D</text:span></text:p></draw:text-box></draw:frame><draw:frame text:anchor-type="paragraph" draw:z-index="194" draw:style-name="gr32" draw:text-style-name="P13" svg:width="2.3232in" svg:height="0.7815in" svg:x="3.0953in" svg:y="2.052in"><draw:text-box><text:p><text:span text:style-name="T1">This plot shows the above plot with transparency enabled to highlight the darker blue areas where the plot has been crushed on top of itself.</text:span></text:p></draw:text-box></draw:frame>Figure <text:sequence text:ref-name="refFigure46" text:name="Figure" text:formula="ooow:Figure+1" style:num-format="1">1-46</text:sequence>: Using the Resample operator to create a 2D projection</text:p></draw:text-box></draw:frame><text:alphabetical-index-mark-start text:id="IMark829258944" text:key1="Resample operator"/>Slice operator<text:alphabetical-index-mark-end text:id="IMark829258944"/></text:h>
      <text:p text:style-name="Body"><draw:frame draw:style-name="fr5" draw:name="Frame_SliceOperator" text:anchor-type="paragraph" svg:width="6in" draw:z-index="145"><draw:text-box fo:min-height="2.839in"><text:p text:style-name="Figure"><draw:g text:anchor-type="paragraph" draw:z-index="147"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2634in" svg:x="2.189in" svg:y="0.2366in"><draw:text-box><text:p text:style-name="P12"><text:span text:style-name="T1">2D plots in 3D space</text:span></text:p></draw:text-box></draw:frame><draw:frame draw:style-name="gr26" draw:text-style-name="P14" svg:width="1.6776in" svg:height="0.2634in" svg:x="4.1575in" svg:y="0.2366in"><draw:text-box><text:p text:style-name="P12"><text:span text:style-name="T1">2D plots in 2D space</text:span></text:p></draw:text-box></draw:frame><draw:line draw:style-name="gr16" draw:text-style-name="P12" svg:x1="1.0535in" svg:y1="0.4555in" svg:x2="1.0535in" svg:y2="0.8307in"><text:p/></draw:line><draw:line draw:style-name="gr16" draw:text-style-name="P12" svg:x1="3.022in" svg:y1="0.4146in" svg:x2="3.022in" svg:y2="0.9453in"><text:p/></draw:line><draw:line draw:style-name="gr16" draw:text-style-name="P12" svg:x1="4.9909in" svg:y1="0.3902in" svg:x2="4.9909in" svg:y2="0.9457in"><text:p/></draw:line></draw:g><draw:frame draw:style-name="fr26" draw:name="graphics53" text:anchor-type="paragraph" svg:width="6in" svg:height="1.948in" draw:z-index="146"><draw:image xlink:href="../images/Operators/slice.png" xlink:type="simple" xlink:show="embed" xlink:actuate="onLoad"/></draw:frame>Figure <text:sequence text:ref-name="refFigure47" text:name="Figure" text:formula="ooow:Figure+1" style:num-format="1">1-47</text:sequence>: Slice operator example</text:p></draw:text-box></draw:frame>This operator slices a 3D database with a plane that can have an arbitrary orientation. Plots to which the Slice operator has been applied are turned into 2D planar surfaces that are coplanar <text:soft-page-break/>with the slice plane. The resulting plot can be left as a 2D slice in 3D space or it can be projected to 2D space where other operations can be done to it. A Pseudocolor plot to which a Slice operator has been applied is shown in <text:sequence-ref text:reference-format="category-and-value" text:ref-name="refFigure47">Figure 1-47</text:sequence-ref>.</text:p>
      <text:h text:style-name="Heading_20_3" text:outline-level="4"><text:alphabetical-index-mark-start text:id="IMark829258944" text:key1="Slice operator"/>Positioning the slice plane<text:alphabetical-index-mark-end text:id="IMark829258944"/></text:h>
      <text:p text:style-name="Body"><draw:frame draw:style-name="fr7" draw:name="Frame_SliceWindow" text:anchor-type="paragraph" svg:width="2.5in" draw:z-index="148"><draw:text-box fo:min-height="3.1992in"><text:p text:style-name="Figure"><draw:frame draw:style-name="fr18" draw:name="graphics54" text:anchor-type="paragraph" svg:width="2.5in" svg:height="2.6457in" draw:z-index="149"><draw:image xlink:href="../images/Operators/slicewindow.png" xlink:type="simple" xlink:show="embed" xlink:actuate="onLoad"/></draw:frame>Figure <text:sequence text:ref-name="refFigure48" text:name="Figure" text:formula="ooow:Figure+1" style:num-format="1">1-48</text:sequence>: Slice operator attributes window</text:p></draw:text-box></draw:frame>You can position the slice plane by setting the origin, normal, and up-axis vectors in the <text:span text:style-name="GUIText">Slice operator </text:span><text:span text:style-name="GUIText">attributes window,</text:span> shown in <text:sequence-ref text:reference-format="category-and-value" text:ref-name="refFigure48">Figure 1-48</text:sequence-ref>. The slice plane is specified using the origin-normal form of a plane where all that is needed to specify the plane are two vectors; the origin and the normal. The origin of the plane is a point in the slice plane. The normal vector is a vector that is perpendicular to the slice plane. </text:p>
      <text:p text:style-name="Body">VisIt allows the slice plane normal to be aligned to a specific axis or it can be set to any arbitrary vector. If you want the slice plane to be along any of the three axes, click the <text:span text:style-name="GUIText">X-Axis</text:span>, <text:span text:style-name="GUIText">Y-Axis</text:span>, or <text:span text:style-name="GUIText">Z-Axis</text:span> radio button. If you want to make a slice plane that does not align with the principle axes, click the <text:span text:style-name="GUIText">Arbitrary</text:span> radio button and then type a direction vector into the text field to the right of the <text:span text:style-name="GUIText">Arbitrary</text:span> radio button. The vector need not be normalized since VisIt will normalize the vector before using it.</text:p>
      <text:p text:style-name="Body"><draw:frame draw:style-name="fr7" draw:name="Frame_SliceWindowInterfaces" text:anchor-type="paragraph" svg:width="2.5in" draw:z-index="150"><draw:text-box fo:min-height="3.5528in"><text:p text:style-name="Figure"><draw:frame draw:style-name="fr35" draw:name="graphics59" text:anchor-type="paragraph" svg:x="0in" svg:y="2.5835in" svg:width="2.5in" svg:height="0.5335in" draw:z-index="155"><draw:image xlink:href="../images/Operators/slicewindow_origin5.png" xlink:type="simple" xlink:show="embed" xlink:actuate="onLoad"/></draw:frame><draw:frame draw:style-name="fr35" draw:name="graphics58" text:anchor-type="paragraph" svg:x="0in" svg:y="1.9374in" svg:width="2.5in" svg:height="0.5453in" draw:z-index="154"><draw:image xlink:href="../images/Operators/slicewindow_origin4.png" xlink:type="simple" xlink:show="embed" xlink:actuate="onLoad"/></draw:frame><draw:frame draw:style-name="fr35" draw:name="graphics57" text:anchor-type="paragraph" svg:x="0in" svg:y="1.2917in" svg:width="2.5in" svg:height="0.5516in" draw:z-index="153"><draw:image xlink:href="../images/Operators/slicewindow_origin3.png" xlink:type="simple" xlink:show="embed" xlink:actuate="onLoad"/></draw:frame><draw:frame draw:style-name="fr35" draw:name="graphics56" text:anchor-type="paragraph" svg:x="0in" svg:y="0.6354in" svg:width="2.5in" svg:height="0.5437in" draw:z-index="152"><draw:image xlink:href="../images/Operators/slicewindow_origin2.png" xlink:type="simple" xlink:show="embed" xlink:actuate="onLoad"/></draw:frame><draw:frame draw:style-name="fr18" draw:name="graphics55" text:anchor-type="paragraph" svg:width="2.5in" svg:height="0.5453in" draw:z-index="151"><draw:image xlink:href="../images/Operators/slicewindow_origin1.png" xlink:type="simple" xlink:show="embed" xlink:actuate="onLoad"/></draw:frame>Figure <text:sequence text:ref-name="refFigure49" text:name="Figure" text:formula="ooow:Figure+1" style:num-format="1">1-49</text:sequence>: Origin area appearance</text:p></draw:text-box></draw:frame>The slice plane's origin, which specifies the location of the slice plane, can be set five different ways. The middle of the <text:span text:style-name="GUIText">Slice operator attributes window</text:span>, or <text:span text:style-name="GUIText">Origin area</text:span> (see <text:sequence-ref text:reference-format="category-and-value" text:ref-name="refFigure49">Figure 1-49</text:sequence-ref>), provides the necessary controls required to set the slice plane origin. The <text:span text:style-name="GUIText">Origin area</text:span> provides five radio buttons: <text:span text:style-name="GUIText">Point</text:span>, <text:span text:style-name="GUIText">Intercept</text:span>, <text:span text:style-name="GUIText">Percent</text:span>, <text:span text:style-name="GUIText">Zone</text:span>, and <text:span text:style-name="GUIText">Node</text:span>. Clicking on one of these radio buttons causes the <text:span text:style-name="GUIText">Origin area</text:span> to display the appropriate controls for setting the slice plane origin.</text:p>
      <text:p text:style-name="Body">To set the slice plane origin to a specific point, click the <text:span text:style-name="GUIText">Point</text:span> radio button in the <text:span text:style-name="GUIText">Origin area</text:span> and then type a new 3D point into the <text:span text:style-name="GUIText">Point</text:span> text field. To set the slice plane origin to a specific value along the principle slice axis (usually an orthogonal slice), click the <text:span text:style-name="GUIText">Intercept</text:span> radio button and then type a new value into the <text:span text:style-name="GUIText">Intercept</text:span> text field.</text:p>
      <text:p text:style-name="Body"><text:soft-page-break/>If you don't know a good value to use for the intercept, consider using the percent slice mode. Percent slice mode, which is most often used for an orthogonal slice, allows you to slice along a particular axis using some percentage of the distance along that axis. For example, this allows you to see what the slice plane looks like if its origin is 50% of the distance along the X-Axis. To set the origin using a percentage of the distance along an axis, click the <text:span text:style-name="GUIText">Percent</text:span> radio button and then type a new percentage value into the <text:span text:style-name="GUIText">Percent</text:span> text field or use the <text:span text:style-name="GUIText">Percent</text:span> slider.</text:p>
      <text:p text:style-name="Body">Sometimes it is useful to slice through a particular zone or node. The Slice operator allows you to pick an origin for the slice plane so a specific zone or node lies in the slice plane. To make sure that a particular zone is sliced by the Slice operator, click on the <text:span text:style-name="GUIText">Zone</text:span> radio button and then enter the zone to be sliced into the <text:span text:style-name="GUIText">Zone</text:span> text field. Be sure to also enter the domain that contains the zone into the <text:span text:style-name="GUIText">Domain</text:span> text field if you are slicing a multi-domain database. If you want to make sure that the slice plane's origin is at a specific node in a mesh, click the <text:span text:style-name="GUIText">Node</text:span> radio button and enter a new node number into the <text:span text:style-name="GUIText">Node</text:span> text field. Note that you must also specify a domain if you are slicing a multi-domain database.</text:p>
      <text:p text:style-name="Body">Use the up-axis vector when you want the slice plane to be projected to 2D. The up-axis vector is a vector that lies in the slice plane and defines a 2D coordinate system within the plane where the up-axis vector corresponds to the Y-axis. To change the up-axis vector, type a new 3D vector into the <text:span text:style-name="GUIText">Direction</text:span> text field in the <text:span text:style-name="GUIText">Up Axis</text:span> area of the window.</text:p>
      <text:h text:style-name="Heading_20_3" text:outline-level="4"><text:alphabetical-index-mark-start text:id="IMark829258944" text:key1="Slice operator"/>Positioning the slice plane using the Plane Tool<text:alphabetical-index-mark-end text:id="IMark829258944"/></text:h>
      <text:p text:style-name="Body">You can also position the slice plane using VisIt's interactive plane tool. The plane tool, which is available in the visualization window's popup menu, allows you to position a slice plane interactively using the mouse. The plane tool is an object in the visualization window that can be moved and rotated. When the plane tool is changed, it gives its new slice plane to the Slice operator if the operator is set to accept information interactively. To make sure that the Slice operator can accept a new slice plane from the plane tool, check the <text:span text:style-name="GUIText">Interactive</text:span> check box in the <text:span text:style-name="GUIText">Slice operator attributes window</text:span>. For more information about the plane tool, read the <text:span text:style-name="ChapterName">Interactive Tools</text:span> chapter.</text:p>
      <text:h text:style-name="Heading_20_3" text:outline-level="4"><text:alphabetical-index-mark-start text:id="IMark829258944" text:key1="Slice operator"/>Projecting the slice to 2D<text:alphabetical-index-mark-end text:id="IMark829258944"/></text:h>
      <text:p text:style-name="Body">The Slice operator usually leaves sliced plots in 3D so you can position the slice with the plane tool. However, you might want the plot projected to 2D. When a sliced plot is projected to 2D, any 2D operation, like <text:span text:style-name="GUIText">Lineout</text:span>, can be applied to the plot. To project a plot to 2D, check the <text:span text:style-name="GUIText">Project 2D</text:span> check box in the<text:span text:style-name="GUIText"> Slice operator attributes window</text:span>.</text:p>
      <text:h text:style-name="Heading_20_2" text:outline-level="3"><text:soft-page-break/><text:alphabetical-index-mark-start text:id="IMark829258944"/>Smooth operator<text:alphabetical-index-mark-end text:id="IMark829258944"/></text:h>
      <text:p text:style-name="Body"><draw:frame draw:style-name="fr15" draw:name="Frame_SmoothWindow" text:anchor-type="paragraph" svg:x="4.0752in" svg:y="0.0846in" svg:width="2.5in" draw:z-index="199"><draw:text-box fo:min-height="2.9953in"><text:p text:style-name="Figure"><draw:frame draw:style-name="fr28" draw:name="graphics61" text:anchor-type="paragraph" svg:width="2.5in" svg:height="2.4161in" draw:z-index="200"><draw:image xlink:href="../images/Operators/smoothwindow.png" xlink:type="simple" xlink:show="embed" xlink:actuate="onLoad"/></draw:frame>Figure <text:sequence text:ref-name="refFigure50" text:name="Figure" text:formula="ooow:Figure+1" style:num-format="1">1-51</text:sequence>: Smooth operator attributes window</text:p></draw:text-box></draw:frame>The Smooth operator smooths a mesh to improve areas plagued by jagged edges or sharp peaks. </text:p>
      <text:h text:style-name="Heading_20_3" text:outline-level="4"><draw:frame draw:style-name="fr14" draw:name="Frame_SmoothOperator" text:anchor-type="paragraph" svg:x="0.3898in" svg:y="-0.022in" svg:width="3.5in" draw:z-index="156"><draw:text-box fo:min-height="2in"><text:p text:style-name="Figure"><draw:frame draw:style-name="fr26" draw:name="graphics60" text:anchor-type="paragraph" svg:width="3.5in" svg:height="1.7154in" draw:z-index="157"><draw:image xlink:href="../images/Operators/smooth.png" xlink:type="simple" xlink:show="embed" xlink:actuate="onLoad"/></draw:frame><draw:g text:anchor-type="paragraph" draw:z-index="158" draw:style-name="gr1"><draw:frame draw:style-name="gr27" draw:text-style-name="P14" svg:width="1.3441in" svg:height="0.2921in" svg:x="0.3138in" svg:y="0.1563in"><draw:text-box><text:p text:style-name="P12"><text:span text:style-name="T1">Original terrain</text:span></text:p></draw:text-box></draw:frame><draw:frame draw:style-name="gr27" draw:text-style-name="P14" svg:width="1.3252in" svg:height="0.2921in" svg:x="2.0949in" svg:y="0.1563in"><draw:text-box><text:p text:style-name="P12"><text:span text:style-name="T1">Smoother terrain</text:span></text:p></draw:text-box></draw:frame><draw:line draw:style-name="gr16" draw:text-style-name="P12" svg:x1="1.0035in" svg:y1="0.4902in" svg:x2="1.0035in" svg:y2="0.9067in"><text:p/></draw:line><draw:line draw:style-name="gr16" draw:text-style-name="P12" svg:x1="2.7736in" svg:y1="0.5in" svg:x2="2.7736in" svg:y2="0.9165in"><text:p/></draw:line></draw:g>Figure <text:sequence text:ref-name="refFigure51" text:name="Figure" text:formula="ooow:Figure+1" style:num-format="1">1-50</text:sequence>: Smooth operator example</text:p></draw:text-box></draw:frame>Using the Smooth operator</text:h>
      <text:p text:style-name="Body">The Smooth operator has a number of controls that can be used to tune mesh smoothness. The such control is the number of iterations, which controls the number of times the mesh relaxation algorithm is applied to the input mesh. Larger numbers of iterations will produce smoother meshes but will also take more time to compute. To change the number of iterations, type a new integer value into the <text:span text:style-name="GUIText">Maximum number of iterations</text:span> text field in the <text:span text:style-name="GUIText">Smooth operator attributes window</text:span> (see <text:sequence-ref text:reference-format="category-and-value" text:ref-name="refFigure50">Figure 1-51</text:sequence-ref>). The relaxation factor is a floating point number in the range [0,1] and it controls how much the mesh is relaxed. Values near 1 produce a mesh that is very smooth relative to the input mesh. To use a new relaxation factor, type a floating point number into the <text:span text:style-name="GUIText">Relaxation Factor</text:span> text field. The <text:span text:style-name="GUIText">Maintain Features</text:span> check box allows you to tell VisIt to preserve sharp peaks in the mesh while still smoothing out most of the mesh. The angle in the <text:span text:style-name="GUIText">Feature Angle</text:span> text field determines which features are kept. Any mesh angles less than the feature angle are preserved while others are smoothed.</text:p>
      <text:h text:style-name="Heading_20_2" text:outline-level="3"><text:alphabetical-index-mark-start text:id="IMark829258944"/>SphereSlice operator<text:alphabetical-index-mark-end text:id="IMark829258944"/></text:h>
      <text:p text:style-name="Body"><draw:frame draw:style-name="fr2" draw:name="Frame_SphereSliceOperator" text:anchor-type="paragraph" svg:width="6in" draw:z-index="159"><draw:text-box fo:min-height="2.8535in"><text:p text:style-name="Figure"><draw:frame draw:style-name="fr26" draw:name="graphics62" text:anchor-type="paragraph" svg:width="6in" svg:height="1.948in" draw:z-index="160"><draw:image xlink:href="../images/Operators/sphere.png" xlink:type="simple" xlink:show="embed" xlink:actuate="onLoad"/></draw:frame><draw:g text:anchor-type="paragraph" draw:z-index="161"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2634in" svg:x="2.189in" svg:y="0.2366in"><draw:text-box><text:p text:style-name="P12"><text:span text:style-name="T1">Sliced plots</text:span></text:p></draw:text-box></draw:frame><draw:frame draw:style-name="gr26" draw:text-style-name="P14" svg:width="1.6776in" svg:height="0.2634in" svg:x="4.1575in" svg:y="0.2366in"><draw:text-box><text:p text:style-name="P12"><text:span text:style-name="T1">Sliced plots</text:span></text:p></draw:text-box></draw:frame><draw:line draw:style-name="gr16" draw:text-style-name="P12" svg:x1="1.0535in" svg:y1="0.4555in" svg:x2="1.0535in" svg:y2="0.8307in"><text:p/></draw:line><draw:line draw:style-name="gr16" draw:text-style-name="P12" svg:x1="3.022in" svg:y1="0.4146in" svg:x2="3.022in" svg:y2="0.9453in"><text:p/></draw:line><draw:line draw:style-name="gr16" draw:text-style-name="P12" svg:x1="4.9909in" svg:y1="0.3902in" svg:x2="4.9909in" svg:y2="0.9457in"><text:p/></draw:line></draw:g>Figure <text:sequence text:ref-name="refFigure52" text:name="Figure" text:formula="ooow:Figure+1" style:num-format="1">1-52</text:sequence>: SphereSlice operator example</text:p></draw:text-box></draw:frame><text:soft-page-break/>The SphereSlice operator slices a 2D or 3D database with an arbitrary sphere. Plots to which the SphereSlice operator have been applied become 2D surfaces that are coincident with the surface of the slicing sphere. The resulting plots remain in 3D space. You can use the SphereSlice operator to slice objects to judge their deviation from being perfectly spherical. An example of the SphereSlice operator is shown in <text:sequence-ref text:reference-format="category-and-value" text:ref-name="refFigure52">Figure 1-52</text:sequence-ref>.</text:p>
      <text:h text:style-name="Heading_20_3" text:outline-level="4"><text:alphabetical-index-mark-start text:id="IMark829258944" text:key1="SphereSlice operator"/>Positioning and resizing the slice sphere<text:alphabetical-index-mark-end text:id="IMark829258944"/></text:h>
      <text:p text:style-name="Body">You can position the slice sphere by setting its origin in the <text:span text:style-name="GUIText">SphereSlice operator attributes window</text:span> shown in <text:sequence-ref text:reference-format="category-and-value" text:ref-name="refFigure53">Figure 1-53</text:sequence-ref>. The slice sphere is specified by a center point and a radius. To change the slice sphere's center, enter a new point into the <text:span text:style-name="GUIText">Origin</text:span> text field. The origin is a 3D coordinate that is represented by three space-separated floating point numbers. To resize the sphere, enter a new radius number into the <text:span text:style-name="GUIText">Radius</text:span> text field.</text:p>
      <text:h text:style-name="Heading_20_3" text:outline-level="4"><draw:frame draw:style-name="fr7" draw:name="Frame_SphereSliceWindow" text:anchor-type="paragraph" svg:width="2.5in" draw:z-index="201"><draw:text-box fo:min-height="2.0252in"><text:p text:style-name="Figure"><draw:frame draw:style-name="fr18" draw:name="graphics63" text:anchor-type="paragraph" svg:width="2.5in" svg:height="1.448in" draw:z-index="202"><draw:image xlink:href="../images/Operators/sphereslicewindow.png" xlink:type="simple" xlink:show="embed" xlink:actuate="onLoad"/></draw:frame>Figure <text:sequence text:ref-name="refFigure53" text:name="Figure" text:formula="ooow:Figure+1" style:num-format="1">1-53</text:sequence>: SphereSlice operator attributes window</text:p></draw:text-box></draw:frame><text:alphabetical-index-mark-start text:id="IMark829258944" text:key1="SphereSlice operator"/>Positioning the slice sphere using the Sphere tool<text:alphabetical-index-mark-end text:id="IMark829258944"/></text:h>
      <text:p text:style-name="Body">You can also position the slice sphere using VisIt's interactive sphere tool. The sphere tool, available in the visualization window's popup menu, allows you to position and resize a slice sphere interactively using the mouse. The sphere tool is an object in the visualization window that can be moved and resized. When the sphere tool is changed, it gives its new slice sphere to the SphereSlice operator. For more information about the sphere tool, read the Interactive Tools chapter.</text:p>
      <text:h text:style-name="Heading_20_2" text:outline-level="3"><text:soft-page-break/><text:alphabetical-index-mark-start text:id="IMark829258944"/>ThreeSlice operator<text:alphabetical-index-mark-end text:id="IMark829258944"/></text:h>
      <text:p text:style-name="Body"><draw:frame draw:style-name="fr7" draw:name="Frame_ThreeSliceOperator" text:anchor-type="paragraph" svg:width="3.5in" draw:z-index="162"><draw:text-box fo:min-height="5.0209in"><text:p text:style-name="Figure"><draw:g text:anchor-type="paragraph" draw:z-index="164" draw:style-name="gr1"><draw:frame draw:style-name="gr27" draw:text-style-name="P14" svg:width="1.3441in" svg:height="0.2921in" svg:x="0.3138in" svg:y="0.1563in"><draw:text-box><text:p text:style-name="P12"><text:span text:style-name="T1">Original plots</text:span></text:p></draw:text-box></draw:frame><draw:frame draw:style-name="gr27" draw:text-style-name="P14" svg:width="1.3252in" svg:height="0.2921in" svg:x="2.0949in" svg:y="0.1563in"><draw:text-box><text:p text:style-name="P12"><text:span text:style-name="T1">ThreeSliced plots</text:span></text:p></draw:text-box></draw:frame><draw:line draw:style-name="gr16" draw:text-style-name="P12" svg:x1="1.0035in" svg:y1="0.3228in" svg:x2="1.0035in" svg:y2="0.9075in"><text:p/></draw:line><draw:line draw:style-name="gr16" draw:text-style-name="P12" svg:x1="2.7736in" svg:y1="0.3016in" svg:x2="2.7736in" svg:y2="0.9169in"><text:p/></draw:line></draw:g><draw:frame draw:style-name="fr26" draw:name="graphics64" text:anchor-type="paragraph" svg:width="3.5in" svg:height="1.7154in" draw:z-index="163"><draw:image xlink:href="../images/Operators/threeslice.png" xlink:type="simple" xlink:show="embed" xlink:actuate="onLoad"/></draw:frame>Figure <text:sequence text:ref-name="refFigure54" text:name="Figure" text:formula="ooow:Figure+1" style:num-format="1">1-54</text:sequence>: ThreeSlice operator example</text:p><text:p text:style-name="Figure"><draw:frame draw:style-name="fr36" draw:name="graphics65" text:anchor-type="paragraph" svg:width="2.5902in" svg:height="2in" draw:z-index="165"><draw:image xlink:href="../images/Operators/threeslicewindow.png" xlink:type="simple" xlink:show="embed" xlink:actuate="onLoad"/></draw:frame>Figure <text:sequence text:ref-name="refFigure55" text:name="Figure" text:formula="ooow:Figure+1" style:num-format="1">1-55</text:sequence>: ThreeSlice operator attributes window</text:p></draw:text-box></draw:frame>The ThreeSlice operator slices 3D databases using three axis-aligned slice planes and leaves the resulting planes in 3D where they can all be viewed at the same time. The ThreeSlice operator is meant primarily for quick visual exploration of 3D data where the internal features cannot be readily observed from the outside.</text:p>
      <text:h text:style-name="Heading_20_3" text:outline-level="4"><text:alphabetical-index-mark-start text:id="IMark829258944" text:key1="ThreeSlice operator"/>Moving the ThreeSlice operator<text:alphabetical-index-mark-end text:id="IMark829258944"/></text:h>
      <text:p text:style-name="Body">The ThreeSlice operator is controlled by moving its origin, which is the 3D point where all axis-aligned slice planes intersect. There are two ways to move the ThreeSlice operator's origin. First, you can directly set the point that you want to use for the origin by entering new x, y, z values into the respective <text:span text:style-name="GUIText">X</text:span>, <text:span text:style-name="GUIText">Y</text:span>, <text:span text:style-name="GUIText">Z</text:span> text fields in the <text:span text:style-name="GUIText">ThreeSlice operator attributes window</text:span>, shown in <text:sequence-ref text:reference-format="category-and-value" text:ref-name="refFigure55">Figure 1-55</text:sequence-ref>. You can also make sure that the <text:span text:style-name="GUIText">Interactive</text:span> toggle is turned on so you can use VisIt's interactive Point tool to set the ThreeSlice operator's origin. When you use the Point tool to set the origin for the ThreeSlice operator, the act of moving the Point tool sets the ThreeSlice operator's origin and causes plots that use the ThreeSlice operator to be recalculated with the new origin.</text:p>
      <text:h text:style-name="Heading_20_2" text:outline-level="3"><text:alphabetical-index-mark-start text:id="IMark829258944"/>Threshold operator<text:alphabetical-index-mark-end text:id="IMark829258944"/></text:h>
      <text:p text:style-name="Body">The Threshold operator extracts cells from 2D and 3D databases where the plotted variable falls into a specified range. The resulting database can be used in other VisIt plots. You might use this operator when searching for cells with certain values. One such example is searching for the cell with the minimum or maximum value for the plotted variable. The Threshold operator removes all cells that do not have values in the specified range, making it easy to spot cells with the desired values. The Threshold operator can also use variables other than the plotted variable, for instance, you might want to see a Pseudocolor plot of pressure while using the Threshold operator to remove all cells below a certain density. By specifying a different threshold variable, <text:soft-page-break/>it is possible to visualize different quantities over the subset of cells specified by the threshold variable and range. An example of the Threshold operator is shown in <text:sequence-ref text:reference-format="category-and-value" text:ref-name="refFigure56">Figure 1-56</text:sequence-ref>.</text:p>
      <text:h text:style-name="Heading_20_3" text:outline-level="4"><draw:frame draw:style-name="fr5" draw:name="Frame_ThresholdOperator" text:anchor-type="paragraph" svg:width="6in" draw:z-index="166"><draw:text-box fo:min-height="3in"><text:p text:style-name="Figure"><draw:frame draw:style-name="fr26" draw:name="graphics66" text:anchor-type="paragraph" svg:width="6in" svg:height="2in" draw:z-index="167"><draw:image xlink:href="../images/Operators/threshold.png" xlink:type="simple" xlink:show="embed" xlink:actuate="onLoad"/></draw:frame><draw:g text:anchor-type="paragraph" draw:z-index="168"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2634in" svg:x="2.189in" svg:y="0.2366in"><draw:text-box><text:p text:style-name="P12"><text:span text:style-name="T1">thresholded plots</text:span></text:p></draw:text-box></draw:frame><draw:frame draw:style-name="gr26" draw:text-style-name="P14" svg:width="1.6776in" svg:height="0.2634in" svg:x="4.1575in" svg:y="0.2366in"><draw:text-box><text:p text:style-name="P12"><text:span text:style-name="T1">thresholded plots as points</text:span></text:p></draw:text-box></draw:frame><draw:line draw:style-name="gr16" draw:text-style-name="P12" svg:x1="1.0535in" svg:y1="0.4555in" svg:x2="1.0535in" svg:y2="0.8307in"><text:p/></draw:line><draw:line draw:style-name="gr16" draw:text-style-name="P12" svg:x1="3.022in" svg:y1="0.4146in" svg:x2="3.022in" svg:y2="0.9453in"><text:p/></draw:line><draw:line draw:style-name="gr16" draw:text-style-name="P12" svg:x1="4.9909in" svg:y1="0.3902in" svg:x2="4.9909in" svg:y2="0.9457in"><text:p/></draw:line></draw:g>Figure <text:sequence text:ref-name="refFigure56" text:name="Figure" text:formula="ooow:Figure+1" style:num-format="1">1-56</text:sequence>: Threshold operator example</text:p></draw:text-box></draw:frame><text:alphabetical-index-mark-start text:id="IMark829258944" text:key1="Threshold operator"/>Setting the variable range<text:alphabetical-index-mark-end text:id="IMark829258944"/></text:h>
      <text:p text:style-name="Body">The Threshold operator uses a range of values to determine which cells from the database should be kept in the visualization. You specify the range of values by lower and upper bounds on the threshold variable. Cells with values below the lower bound or with values above the upper bound are removed from the visualization. To specify a new lower bound, type a new number or the special keyword: min into the <text:span text:style-name="GUIText">Threshold operator attributes window's</text:span> (<text:sequence-ref text:reference-format="category-and-value" text:ref-name="refFigure57">Figure 1-57</text:sequence-ref>) <text:span text:style-name="GUIText">Lower bound</text:span> text field. To specify a new upper bound, type a new number or the special keyword: max into the <text:span text:style-name="GUIText">Upper bound</text:span> text field.</text:p>
      <text:p text:style-name="Body"><draw:frame draw:style-name="fr4" draw:name="Frame_ThresholdWindow" text:anchor-type="paragraph" svg:width="2.5in" draw:z-index="203"><draw:text-box fo:min-height="2.7382in"><text:p text:style-name="Figure"><draw:frame draw:style-name="fr18" draw:name="graphics67" text:anchor-type="paragraph" svg:width="2.5in" svg:height="2.1563in" draw:z-index="204"><draw:image xlink:href="../images/Operators/thresholdwindow.png" xlink:type="simple" xlink:show="embed" xlink:actuate="onLoad"/></draw:frame>Figure <text:sequence text:ref-name="refFigure57" text:name="Figure" text:formula="ooow:Figure+1" style:num-format="1">1-57</text:sequence>: Threshold operator attributes window</text:p></draw:text-box></draw:frame>When the threshold variable is a nodal quantity, the cell being considered by the Threshold operator has values at each node in the cell. In this case, the Threshold operator provides a control that determines whether or not to keep the cell if some nodes have values in the threshold range or if all nodes have values in the threshold range. More cells are usually removed from the visualization when all nodes must be in the threshold range. Click the <text:span text:style-name="GUIText">Some</text:span> radio button to allow cells where at least one value is in the threshold range into the visualization. Click the <text:span text:style-name="GUIText">All</text:span> radio button to require that all nodal values exist in the threshold range.</text:p>
      <text:h text:style-name="Heading_20_3" text:outline-level="4"><text:soft-page-break/><text:alphabetical-index-mark-start text:id="IMark829258944" text:key1="Threshold operator"/>Setting the threshold variable<text:alphabetical-index-mark-end text:id="IMark829258944"/></text:h>
      <text:p text:style-name="Body">The Threshold operator uses the threshold variable to determine whether cells remain in the visualization. The threshold variable is usually the plotted variable in which case the <text:span text:style-name="GUIText">Variable</text:span> variable button displays: default. To specify a threshold variable other than the plotted variable, click on the <text:span text:style-name="GUIText">Variable</text:span> variable button and select a new scalar variable from the list of available variables.</text:p>
      <text:p text:style-name="Body">You might set the threshold variable when you apply the Threshold operator to plots which do not take scalar variables as input. An example of this is the Mesh plot. When you apply the Threshold operator to a Mesh plot, you must set the threshold variable to a valid scalar variable for cells to be removed from the plot. You can also use the threshold variable to remove cells based on one variable while viewing the plotted variable.</text:p>
      <text:h text:style-name="Heading_20_3" text:outline-level="4"><text:alphabetical-index-mark-start text:id="IMark829258944" text:key1="Threshold operator"/>Setting the output mesh type<text:alphabetical-index-mark-end text:id="IMark829258944"/></text:h>
      <text:p text:style-name="Body">The Threshold operator removes all cells that do not meet the threshold criterion, leaving behind a set of cells that are gathered into an unstructured mesh. Sometimes, it can be useful to transform the remaining cells into a point mesh. You can specify the desired output mesh type using the <text:span text:style-name="GUIText">Cells from input</text:span> and <text:span text:style-name="GUIText">Point mesh</text:span> radio buttons in the T<text:span text:style-name="GUIText">hreshold operator attributes window</text:span>.</text:p>
      <text:h text:style-name="Heading_20_2" text:outline-level="3"><text:alphabetical-index-mark-start text:id="IMark829258944"/>Transform operator<text:alphabetical-index-mark-end text:id="IMark829258944"/></text:h>
      <text:p text:style-name="Body"><draw:frame draw:style-name="fr5" draw:name="Frame_TransformOperator" text:anchor-type="paragraph" svg:width="6in" draw:z-index="169"><draw:text-box fo:min-height="2.8681in"><text:p text:style-name="Figure"><draw:frame draw:style-name="fr26" draw:name="graphics68" text:anchor-type="paragraph" svg:width="6in" svg:height="1.948in" draw:z-index="170"><draw:image xlink:href="../images/Operators/transform.png" xlink:type="simple" xlink:show="embed" xlink:actuate="onLoad"/></draw:frame><draw:g text:anchor-type="paragraph" draw:z-index="171"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2634in" svg:x="2.189in" svg:y="0.2366in"><draw:text-box><text:p text:style-name="P12"><text:span text:style-name="T1">Scaled in Y dimension</text:span></text:p></draw:text-box></draw:frame><draw:frame draw:style-name="gr26" draw:text-style-name="P14" svg:width="1.6776in" svg:height="0.2634in" svg:x="4.1575in" svg:y="0.2366in"><draw:text-box><text:p text:style-name="P12"><text:span text:style-name="T1">Rotated 90 degrees</text:span></text:p></draw:text-box></draw:frame><draw:line draw:style-name="gr16" draw:text-style-name="P12" svg:x1="1.0535in" svg:y1="0.4555in" svg:x2="1.0535in" svg:y2="0.8307in"><text:p/></draw:line><draw:line draw:style-name="gr16" draw:text-style-name="P12" svg:x1="3.022in" svg:y1="0.4146in" svg:x2="3.022in" svg:y2="0.9453in"><text:p/></draw:line><draw:line draw:style-name="gr16" draw:text-style-name="P12" svg:x1="4.9909in" svg:y1="0.3902in" svg:x2="4.9909in" svg:y2="0.9457in"><text:p/></draw:line></draw:g>Figure <text:sequence text:ref-name="refFigure58" text:name="Figure" text:formula="ooow:Figure+1" style:num-format="1">1-58</text:sequence>: Transform operator example</text:p></draw:text-box></draw:frame>The Transform operator manipulates a 2D or 3D database's coordinate field by applying rotation, scaling, and translation transformations. The operator's transformations are applied in the following order: rotation, scaling, translation. The Transform operator is applied to databases <text:soft-page-break/>before they are plotted. You might use the Transform operator to rotate database geometry to a more convenient orientation or to scale database geometry to make better use of the visualization window. You can also use the Transform operator to make objects rotate and move around the visualization window during animations. This works well when only one part of the visualization should move while other parts and the view remain fixed. An example of the Transform operator is shown in <text:sequence-ref text:reference-format="category-and-value" text:ref-name="refFigure58">Figure 1-58</text:sequence-ref>.</text:p>
      <text:h text:style-name="Heading_20_3" text:outline-level="4"><draw:frame draw:style-name="fr8" draw:name="Frame_TransformWindow" text:anchor-type="paragraph" svg:x="4.9063in" svg:y="-0.152in" svg:width="2in" draw:z-index="172"><draw:text-box fo:min-height="3.7638in"><text:p text:style-name="Figure"><draw:frame draw:style-name="fr18" draw:name="graphics69" text:anchor-type="paragraph" svg:width="2in" svg:height="3.1382in" draw:z-index="173"><draw:image xlink:href="../images/Operators/transformwindow.png" xlink:type="simple" xlink:show="embed" xlink:actuate="onLoad"/></draw:frame>Figure <text:sequence text:ref-name="refFigure59" text:name="Figure" text:formula="ooow:Figure+1" style:num-format="1">1-59</text:sequence>: Transform operator attributes window</text:p></draw:text-box></draw:frame><text:alphabetical-index-mark-start text:id="IMark829258944" text:key1="Transform operator"/>Rotation<text:alphabetical-index-mark-end text:id="IMark829258944"/></text:h>
      <text:p text:style-name="Body">You can use the Transform operator to rotate plots around an arbitrary axis in 3D and around the Z-axis in 2D. To apply the rotation component of the Transform operator, be sure to check the <text:span text:style-name="GUIText">Rotate</text:span> check box in the <text:span text:style-name="GUIText">Transform operator attributes window</text:span> (<text:sequence-ref text:reference-format="category-and-value" text:ref-name="refFigure59">Figure 1-59</text:sequence-ref>). An origin and normal are needed to specify the axis of rotation. The origin serves as a reference point for the object being rotated. The axis of rotation is a 3D vector that, along with the origin, determines the 3D axis that will serve as the axis of rotation. You must supply an origin and an axis vector to specify an axis of rotation. To change the origin, type a new 3D vector into the top <text:span text:style-name="GUIText">Origin</text:span> text field. To change the 3D axis, type a new 3D vector into the <text:span text:style-name="GUIText">Axis</text:span> text field. Both the origin and the axis are represented by three space-separated floating point numbers. </text:p>
      <text:p text:style-name="Body">When applying the Transform operator to plots, you probably want to make the origin the same as the center of the plot extents which can be found by looking at the axis annotations. When the Transform operator is applied to 3D plots, the axis of rotation can be set to any unit vector. When the Transform operator is applied to 2D plots, the axis of rotation should always be set to the Z-axis (0 0 1).</text:p>
      <text:p text:style-name="Body">Once you specify the axis of rotation, you must supply the angle of rotation. The default angle of rotation is zero degrees, which gives no rotation. To change the angle of rotation, enter a number in degrees or radians into the <text:span text:style-name="GUIText">Amount</text:span> text field and click the <text:span text:style-name="GUIText">Deg</text:span> radio button for degrees or the <text:span text:style-name="GUIText">Rad</text:span> radio button if the angle is measured in radians.</text:p>
      <text:h text:style-name="Heading_20_3" text:outline-level="4"><text:alphabetical-index-mark-start text:id="IMark829258944" text:key1="Transform operator"/>Scale<text:alphabetical-index-mark-end text:id="IMark829258944"/></text:h>
      <text:p text:style-name="Body">You can use the Transform operator to scale plots. Each dimension can be scaled independently by entering a new scale factor into the <text:span text:style-name="GUIText">X, Y, Z</text:span> text fields. Each scale factor is a multiplier so that a value of 1 scales plots to their original size while a value of 2 scales plots to twice their original size. To apply the scale component of the Transform operator, be sure to check the <text:span text:style-name="GUIText">Scale</text:span> check box in the <text:span text:style-name="GUIText">Transform operator attributes window</text:span>. All dimensions are scaled relative to a <text:soft-page-break/>scaling origin which can be changed by typing a new origin into the middle lower <text:span text:style-name="GUIText">Origin</text:span> text field.</text:p>
      <text:h text:style-name="Heading_20_3" text:outline-level="4"><text:alphabetical-index-mark-start text:id="IMark829258944" text:key1="Transform operator"/>Translation<text:alphabetical-index-mark-end text:id="IMark829258944"/></text:h>
      <text:p text:style-name="Body">You can use the Transform operator to translate plots. To apply the translation component of the Transform operator, be sure to check the <text:span text:style-name="GUIText">Translate</text:span> check box in the <text:span text:style-name="GUIText">Transform operator attributes window</text:span>. To translate plots in the X dimension, replace the default value of zero in the <text:span text:style-name="GUIText">X</text:span> translation text field. Translations in the Y and Z dimensions are handled in the same manner.</text:p>
      <text:h text:style-name="Heading_20_3" text:outline-level="4"><draw:frame draw:style-name="fr8" draw:name="Frame_TransformCoords" text:anchor-type="paragraph" svg:x="3.8457in" svg:y="-0.1047in" svg:width="3in" draw:z-index="174"><draw:text-box fo:min-height="1.5457in"><text:p text:style-name="Figure"><draw:frame draw:style-name="fr18" draw:name="graphics70" text:anchor-type="paragraph" svg:width="3in" svg:height="0.9484in" draw:z-index="175"><draw:image xlink:href="../images/Operators/coordsystems.png" xlink:type="simple" xlink:show="embed" xlink:actuate="onLoad"/></draw:frame>Figure <text:sequence text:ref-name="refFigure60" text:name="Figure" text:formula="ooow:Figure+1" style:num-format="1">1-60</text:sequence>: Cartesian, Cylindrical, and Spherical coordinate systems</text:p></draw:text-box></draw:frame><text:alphabetical-index-mark-start text:id="IMark829258944" text:key1="Transform operator"/>Coordinate system conversion<text:alphabetical-index-mark-end text:id="IMark829258944"/></text:h>
      <text:p text:style-name="Body">In addition to being able to rotate, scale, and translate plots, the Transform operator can also perform coordinate system conversions. A plot's coordinates can be specified in terms of Cartesian, Cylindrical, or Spherical coordinates (illustrated in <text:sequence-ref text:reference-format="category-and-value" text:ref-name="refFigure60">Figure 1-60</text:sequence-ref>). Ultimately, when a plot is rendered in the visualization window, its coordinates must be specified in terms of Cartesian coordinates due to the implementation of graphics hardware. If you have a database where the coordinates are not specified in terms of Cartesian coordinates, you can apply the Transform operator to perform a coordinate system transformation so the plot is rendered correctly in the visualization window.</text:p>
      <text:p text:style-name="Body"><text:sequence-ref text:reference-format="category-and-value" text:ref-name="refFigure62">Figure 1-61</text:sequence-ref> shows a model of an airplane that is specified in terms of spherical coordinates. When it is rendered initially, VisIt assumes that the coordinates are Cartesian, which leads to the plot getting stretched and tangled. The Transform operator was then applied to convert the plot's spherical coordinates into Cartesian coordinates, which allows VisIt to draw the plot as it is intended to look.</text:p>
      <text:p text:style-name="Body"><draw:frame draw:style-name="fr14" draw:name="Frame_TransformWindow2" text:anchor-type="paragraph" svg:x="0.7854in" svg:y="0.0173in" svg:width="2in" draw:z-index="178"><draw:text-box fo:min-height="3.7165in"><text:p text:style-name="Figure"><draw:frame draw:style-name="fr18" draw:name="graphics72" text:anchor-type="paragraph" svg:width="2in" svg:height="3.1382in" draw:z-index="179"><draw:image xlink:href="../images/Operators/transformwindow2.png" xlink:type="simple" xlink:show="embed" xlink:actuate="onLoad"/></draw:frame>Figure <text:sequence text:ref-name="refFigure61" text:name="Figure" text:formula="ooow:Figure+1" style:num-format="1">1-62</text:sequence>: Supported coordinate systems</text:p></draw:text-box></draw:frame><draw:frame draw:style-name="fr8" draw:name="Frame_CoordSysConvert" text:anchor-type="paragraph" svg:x="3.0646in" svg:y="0.0492in" svg:width="3.5in" draw:z-index="176"><draw:text-box fo:min-height="2in"><text:p text:style-name="Figure"><draw:frame draw:style-name="fr18" draw:name="graphics71" text:anchor-type="paragraph" svg:width="3.5in" svg:height="1.75in" draw:z-index="177"><draw:image xlink:href="../images/Operators/transform2.png" xlink:type="simple" xlink:show="embed" xlink:actuate="onLoad"/></draw:frame>Figure <text:sequence text:ref-name="refFigure62" text:name="Figure" text:formula="ooow:Figure+1" style:num-format="1">1-61</text:sequence>: Coordinate system conversion using the Transform operator</text:p></draw:text-box></draw:frame><text:soft-page-break/>The Transform operator allows coordinate system transformations between any of the three supported coordinate systems, shown in <text:sequence-ref text:reference-format="category-and-value" text:ref-name="refFigure61">Figure 1-62</text:sequence-ref>. To pick a coordinate system transformation, you must first pick the coordinate system used for the input geometry. Next, you must pick the desired output coordinate system. In the example shown in <text:sequence-ref text:reference-format="category-and-value" text:ref-name="refFigure62">Figure 1-61</text:sequence-ref>, the input coordinate system was Spherical and the output coordinate system was Cartesian. Note that if you use the Transform operator to perform a coordinate system transformation then you cannot also perform rotation, scaling, or translation. If you must perform any of those operations, add a second Transform operator to your plots.</text:p>
      <text:h text:style-name="Heading_20_2" text:outline-level="3"><text:alphabetical-index-mark-start text:id="IMark829258944" text:key1="Transform operator"/>Tube operator<text:alphabetical-index-mark-end text:id="IMark829258944"/></text:h>
      <text:p text:style-name="Body"><draw:frame draw:style-name="fr5" draw:name="Frame_TubeOperator" text:anchor-type="paragraph" svg:width="5in" draw:z-index="180"><draw:text-box fo:min-height="2.8634in"><text:p text:style-name="Figure"><draw:frame draw:style-name="fr28" draw:name="graphics73" text:anchor-type="paragraph" svg:width="5in" svg:height="2.4508in" draw:z-index="181"><draw:image xlink:href="../images/Operators/tube.png" xlink:type="simple" xlink:show="embed" xlink:actuate="onLoad"/></draw:frame>Figure <text:sequence text:ref-name="refFigure63" text:name="Figure" text:formula="ooow:Figure+1" style:num-format="1">1-63</text:sequence>: Lines transformed into tubes with the Tube operator</text:p></draw:text-box></draw:frame><text:soft-page-break/>The Tube operator is a little-used operator that applies turns line geometry into tubes, making the lines appear fatter and shaded.</text:p>
      <text:h text:style-name="Heading_20_3" text:outline-level="4"><text:alphabetical-index-mark-start text:id="IMark829258944" text:key1="Tube operator"/>Changing tube appearance<text:alphabetical-index-mark-end text:id="IMark829258944"/></text:h>
      <text:p text:style-name="Body"><draw:frame draw:style-name="fr5" draw:name="Frame7" text:anchor-type="paragraph" svg:width="5.3311in" draw:z-index="182"><draw:text-box fo:min-height="2.1453in"><text:p text:style-name="Figure"><draw:frame draw:style-name="fr37" draw:name="graphics75" text:anchor-type="paragraph" svg:width="3in" svg:height="1.4701in" draw:z-index="184"><draw:image xlink:href="../images/Operators/tube2.png" xlink:type="simple" xlink:show="embed" xlink:actuate="onLoad"/></draw:frame><draw:frame draw:style-name="fr38" draw:name="graphics74" text:anchor-type="paragraph" svg:width="1.9701in" svg:height="1.5in" draw:z-index="183"><draw:image xlink:href="../images/Operators/tubewindow.png" xlink:type="simple" xlink:show="embed" xlink:actuate="onLoad"/></draw:frame><draw:frame text:anchor-type="paragraph" draw:z-index="185" draw:style-name="gr29" draw:text-style-name="P14" svg:width="1.5004in" svg:height="0.2488in" svg:x="2.3228in" svg:y="0in"><draw:text-box><text:p text:style-name="P12"><text:span text:style-name="T1">Uncapped tubes</text:span></text:p></draw:text-box></draw:frame><draw:frame text:anchor-type="paragraph" draw:z-index="186" draw:style-name="gr29" draw:text-style-name="P14" svg:width="1.363in" svg:height="0.2488in" svg:x="3.898in" svg:y="0in"><draw:text-box><text:p text:style-name="P12"><text:span text:style-name="T1">Tubes with caps</text:span></text:p></draw:text-box></draw:frame><draw:ellipse text:anchor-type="paragraph" draw:z-index="187" draw:style-name="gr30" draw:text-style-name="P12" svg:width="0.9898in" svg:height="0.4169in" svg:x="4.0937in" svg:y="1.3528in"><text:p/></draw:ellipse><draw:line text:anchor-type="paragraph" draw:z-index="188" draw:style-name="gr31" draw:text-style-name="P12" svg:x1="4.5417in" svg:y1="0.2484in" svg:x2="4.552in" svg:y2="1.3528in"><text:p/></draw:line>Figure <text:sequence text:ref-name="refFigure64" text:name="Figure" text:formula="ooow:Figure+1" style:num-format="1">1-64</text:sequence>: Tube operator attributes window and the effects of capping tubes</text:p></draw:text-box></draw:frame>The Tube operator provides a few knobs that control the appearance of the generated tubes. First of all, the tube width can be set by typing a new width into the <text:span text:style-name="GUIText">Width</text:span> text field in the <text:span text:style-name="GUIText">Tube operator attributes window </text:span>(<text:sequence-ref text:reference-format="category-and-value" text:ref-name="refFigure64">Figure 1-64</text:sequence-ref>). The number of polygons used to make up the circumference of the tube can be altered by typing a new number of sides into the <text:span text:style-name="GUIText">Fitness of tube</text:span> text field. Finally, the ends of tubes can be capped instead of remaining open by turning on the <text:span text:style-name="GUIText">Cap Tubes</text:span> check 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43</text:page-number></text:p>
      </style:footer>
    </style:master-page>
    <style:master-page style:name="First_20_Page" style:display-name="First Page" style:page-layout-name="Mpm2" style:next-style-name="Left_20_Page">
      <style:footer>
        <text:p text:style-name="MP3"><text:page-number text:select-page="current">43</text:page-number></text:p>
      </style:footer>
    </style:master-page>
    <style:master-page style:name="Left_20_Page" style:display-name="Left Page" style:page-layout-name="Mpm3" style:next-style-name="Right_20_Page">
      <style:header>
        <text:p text:style-name="MP4"><text:chapter text:display="name" text:outline-level="2">Operator Types</text:chapter></text:p>
      </style:header>
      <style:footer>
        <text:p text:style-name="Footer"><text:page-number text:select-page="current">43</text:page-number></text:p>
      </style:footer>
    </style:master-page>
    <style:master-page style:name="Right_20_Page" style:display-name="Right Page" style:page-layout-name="Mpm4" style:next-style-name="Left_20_Page">
      <style:header>
        <text:p text:style-name="MP5"><text:chapter text:display="name" text:outline-level="2">Operator Types</text:chapter></text:p>
      </style:header>
      <style:footer>
        <text:p text:style-name="MP6"><text:page-number text:select-page="current">43</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098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6:17:26</meta:creation-date>
    <dc:language>en-US</dc:language>
    <meta:editing-cycles>2</meta:editing-cycles>
    <meta:editing-duration>PT2M34S</meta:editing-duration>
    <meta:initial-creator>Brad Whitlock</meta:initial-creator>
    <meta:document-statistic meta:table-count="1" meta:image-count="75" meta:object-count="0" meta:page-count="43" meta:paragraph-count="306" meta:word-count="12292" meta:character-count="71933"/>
    <dc:date>2010-09-07T16:19:59</dc:date>
    <dc:creator>Brad Whitlock</dc:creator>
    <meta:user-defined meta:name="Info 2"/>
    <meta:user-defined meta:name="Info 3"/>
    <meta:user-defined meta:name="Info 4"/>
    <meta:user-defined meta:name="Subdocument Chapter name">Operators</meta:user-defined>
  </office:meta>
</office:document-meta>
</file>